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7.2646in" table:align="left"/>
    </style:style>
    <style:style style:name="Table13.A" style:family="table-column">
      <style:table-column-properties style:column-width="2.4215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7.2479in" table:align="left"/>
    </style:style>
    <style:style style:name="Table14.A" style:family="table-column">
      <style:table-column-properties style:column-width="2.416in"/>
    </style:style>
    <style:style style:name="Table14.A1" style:family="table-cell">
      <style:table-cell-properties style:vertical-align="middle" fo:padding="0.0194in" fo:border="none"/>
    </style:style>
    <style:style style:name="Table19" style:family="table">
      <style:table-properties style:width="7.2479in" table:align="left"/>
    </style:style>
    <style:style style:name="Table19.A" style:family="table-column">
      <style:table-column-properties style:column-width="2.416in"/>
    </style:style>
    <style:style style:name="Table19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5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7" style:family="paragraph" style:parent-style-name="Text_20_body">
      <style:text-properties officeooo:paragraph-rsid="002d190c"/>
    </style:style>
    <style:style style:name="P18" style:family="paragraph" style:parent-style-name="Standard">
      <style:text-properties officeooo:paragraph-rsid="0039f59c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0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1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3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4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6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28" style:family="paragraph" style:parent-style-name="Heading_20_2">
      <style:text-properties style:font-name="Corbel" fo:language="fr" fo:country="FR" officeooo:paragraph-rsid="0039f59c"/>
    </style:style>
    <style:style style:name="P29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0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3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4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5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6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7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38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39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40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80175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9b562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b148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c447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694f9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9e75c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25ae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84c5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d0571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bbc30" officeooo:paragraph-rsid="009bbc30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f4be7" officeooo:paragraph-rsid="009f4be7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3ddfc" officeooo:paragraph-rsid="00a3ddfc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4e01f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d0571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a84c5" officeooo:paragraph-rsid="00aa84c5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f91dc" officeooo:paragraph-rsid="00af91dc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2a24d" officeooo:paragraph-rsid="00b2a24d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313bb" officeooo:paragraph-rsid="00b313bb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fo:font-weight="normal" officeooo:rsid="00a3ddfc" officeooo:paragraph-rsid="00a3ddf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3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64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65" style:family="paragraph" style:parent-style-name="Quotations">
      <style:text-properties fo:language="fr" fo:country="FR"/>
    </style:style>
    <style:style style:name="P66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67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68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69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70" style:family="paragraph" style:parent-style-name="Quotations">
      <style:text-properties fo:color="#808080" loext:opacity="100%" style:font-name="Corbel" fo:language="fr" fo:country="FR" officeooo:rsid="005b4864"/>
    </style:style>
    <style:style style:name="P71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72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73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74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75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76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77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79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80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81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82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83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84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85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86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87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89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9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2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9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9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f4be7" style:font-size-asian="11pt" style:language-asian="zxx" style:country-asian="none" style:font-size-complex="11pt" style:language-complex="zxx" style:country-complex="none"/>
    </style:style>
    <style:style style:name="P9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9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68ad" style:font-size-asian="11pt" style:language-asian="zxx" style:country-asian="none" style:font-size-complex="11pt" style:language-complex="zxx" style:country-complex="none"/>
    </style:style>
    <style:style style:name="P9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53dbc" style:font-size-asian="11pt" style:language-asian="zxx" style:country-asian="none" style:font-size-complex="11pt" style:language-complex="zxx" style:country-complex="none"/>
    </style:style>
    <style:style style:name="P9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66bf7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81299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9368e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08884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501ac" style:font-size-asian="11pt" style:language-asian="zxx" style:country-asian="none" style:font-size-complex="11pt" style:language-complex="zxx" style:country-complex="none"/>
    </style:style>
    <style:style style:name="P104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05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07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08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09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10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11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112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113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114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115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116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117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118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119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120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121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122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123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124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125" style:family="paragraph" style:parent-style-name="Heading_20_3">
      <style:paragraph-properties fo:margin-top="0in" fo:margin-bottom="0.0799in" style:contextual-spacing="false"/>
    </style:style>
    <style:style style:name="P126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127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128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29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30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31" style:family="paragraph" style:parent-style-name="Text_20_body">
      <style:paragraph-properties fo:margin-top="0in" fo:margin-bottom="0.1in" style:contextual-spacing="false"/>
      <style:text-properties officeooo:paragraph-rsid="00949e96"/>
    </style:style>
    <style:style style:name="P132" style:family="paragraph" style:parent-style-name="Heading_20_1">
      <style:paragraph-properties fo:margin-top="0in" fo:margin-bottom="0.1in" style:contextual-spacing="false"/>
      <style:text-properties officeooo:paragraph-rsid="00980175"/>
    </style:style>
    <style:style style:name="P133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ab148"/>
    </style:style>
    <style:style style:name="P134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11e84"/>
    </style:style>
    <style:style style:name="P135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694f9"/>
    </style:style>
    <style:style style:name="P136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668ad"/>
    </style:style>
    <style:style style:name="P137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9e75c"/>
    </style:style>
    <style:style style:name="P138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a66a"/>
    </style:style>
    <style:style style:name="P139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c428"/>
    </style:style>
    <style:style style:name="P140" style:family="paragraph" style:parent-style-name="Text_20_body">
      <style:paragraph-properties fo:margin-top="0in" fo:margin-bottom="0.0799in" style:contextual-spacing="false" fo:text-align="start" style:justify-single-word="false"/>
      <style:text-properties officeooo:rsid="00a3ddfc" officeooo:paragraph-rsid="00a3ddfc"/>
    </style:style>
    <style:style style:name="P141" style:family="paragraph" style:parent-style-name="Text_20_body">
      <style:paragraph-properties fo:margin-top="0in" fo:margin-bottom="0.1in" style:contextual-spacing="false"/>
      <style:text-properties officeooo:paragraph-rsid="00b53dbc"/>
    </style:style>
    <style:style style:name="P142" style:family="paragraph" style:parent-style-name="Heading_20_1">
      <style:paragraph-properties fo:margin-top="0in" fo:margin-bottom="0.1in" style:contextual-spacing="false"/>
      <style:text-properties officeooo:paragraph-rsid="00b98953"/>
    </style:style>
    <style:style style:name="P143" style:family="paragraph" style:parent-style-name="Standard">
      <style:paragraph-properties fo:margin-top="0in" fo:margin-bottom="0.1in" style:contextual-spacing="false"/>
      <style:text-properties officeooo:paragraph-rsid="00b98953"/>
    </style:style>
    <style:style style:name="P144" style:family="paragraph" style:parent-style-name="Text_20_body">
      <style:paragraph-properties fo:margin-top="0in" fo:margin-bottom="0.0201in" style:contextual-spacing="false"/>
      <style:text-properties officeooo:paragraph-rsid="00b98953"/>
    </style:style>
    <style:style style:name="P145" style:family="paragraph" style:parent-style-name="Heading_20_1">
      <style:paragraph-properties fo:margin-top="0in" fo:margin-bottom="0.0201in" style:contextual-spacing="false"/>
      <style:text-properties officeooo:paragraph-rsid="00b98953"/>
    </style:style>
    <style:style style:name="P146" style:family="paragraph" style:parent-style-name="Text_20_body">
      <style:paragraph-properties fo:margin-top="0in" fo:margin-bottom="0.0201in" style:contextual-spacing="false"/>
      <style:text-properties officeooo:paragraph-rsid="00b9e0d4"/>
    </style:style>
    <style:style style:name="P147" style:family="paragraph" style:parent-style-name="Text_20_body">
      <style:paragraph-properties fo:margin-top="0in" fo:margin-bottom="0.0201in" style:contextual-spacing="false"/>
      <style:text-properties officeooo:paragraph-rsid="00ba7ab7"/>
    </style:style>
    <style:style style:name="P148" style:family="paragraph" style:parent-style-name="Text_20_body">
      <style:paragraph-properties fo:margin-top="0in" fo:margin-bottom="0.0201in" style:contextual-spacing="false"/>
      <style:text-properties officeooo:paragraph-rsid="00bbbc91"/>
    </style:style>
    <style:style style:name="P149" style:family="paragraph" style:parent-style-name="Text_20_body">
      <style:paragraph-properties fo:margin-top="0in" fo:margin-bottom="0.0799in" style:contextual-spacing="false"/>
      <style:text-properties officeooo:paragraph-rsid="00bbbc91"/>
    </style:style>
    <style:style style:name="P150" style:family="paragraph" style:parent-style-name="Text_20_body">
      <style:paragraph-properties fo:margin-top="0in" fo:margin-bottom="0.0201in" style:contextual-spacing="false"/>
      <style:text-properties officeooo:paragraph-rsid="00bc06be"/>
    </style:style>
    <style:style style:name="P151" style:family="paragraph" style:parent-style-name="Text_20_body">
      <style:paragraph-properties fo:margin-top="0in" fo:margin-bottom="0.0799in" style:contextual-spacing="false"/>
      <style:text-properties officeooo:paragraph-rsid="00bebb26"/>
    </style:style>
    <style:style style:name="P152" style:family="paragraph" style:parent-style-name="Text_20_body">
      <style:paragraph-properties fo:margin-top="0in" fo:margin-bottom="0.0201in" style:contextual-spacing="false"/>
      <style:text-properties officeooo:paragraph-rsid="00c08884"/>
    </style:style>
    <style:style style:name="P153" style:family="paragraph" style:parent-style-name="Text_20_body">
      <style:paragraph-properties fo:margin-top="0in" fo:margin-bottom="0.0201in" style:contextual-spacing="false"/>
      <style:text-properties officeooo:paragraph-rsid="00c11130"/>
    </style:style>
    <style:style style:name="P154" style:family="paragraph" style:parent-style-name="Text_20_body">
      <style:paragraph-properties fo:margin-top="0in" fo:margin-bottom="0.0201in" style:contextual-spacing="false"/>
      <style:text-properties officeooo:paragraph-rsid="00c501ac"/>
    </style:style>
    <style:style style:name="P155" style:family="paragraph" style:parent-style-name="Text_20_body">
      <style:paragraph-properties fo:margin-top="0in" fo:margin-bottom="0.0201in" style:contextual-spacing="false"/>
      <style:text-properties officeooo:paragraph-rsid="00c6a144"/>
    </style:style>
    <style:style style:name="P156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57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158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59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160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161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162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163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164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165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166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167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168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69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70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71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72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173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174" style:family="paragraph" style:parent-style-name="Text_20_body" style:list-style-name="L6">
      <style:text-properties style:font-name="Corbel" fo:language="fr" fo:country="FR"/>
    </style:style>
    <style:style style:name="P175" style:family="paragraph" style:parent-style-name="Text_20_body" style:list-style-name="L8">
      <style:text-properties style:font-name="Corbel" fo:language="fr" fo:country="FR"/>
    </style:style>
    <style:style style:name="P176" style:family="paragraph" style:parent-style-name="Text_20_body" style:list-style-name="L9">
      <style:text-properties style:font-name="Corbel" fo:language="fr" fo:country="FR"/>
    </style:style>
    <style:style style:name="P177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178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179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180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P181" style:family="paragraph" style:parent-style-name="Text_20_body" style:list-style-name="L6"/>
    <style:style style:name="P182" style:family="paragraph" style:parent-style-name="Text_20_body" style:list-style-name="L7"/>
    <style:style style:name="P183" style:family="paragraph" style:parent-style-name="Text_20_body" style:list-style-name="L9"/>
    <style:style style:name="P184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185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186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187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88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89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9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501ac" style:font-size-asian="11pt" style:language-asian="zxx" style:country-asian="none" style:font-size-complex="11pt" style:language-complex="zxx" style:country-complex="none"/>
    </style:style>
    <style:style style:name="P19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98b58" style:font-size-asian="11pt" style:language-asian="zxx" style:country-asian="none" style:font-size-complex="11pt" style:language-complex="zxx" style:country-complex="none"/>
    </style:style>
    <style:style style:name="P192" style:family="paragraph" style:parent-style-name="Text_20_body" style:list-style-name="L15">
      <style:paragraph-properties fo:margin-top="0in" fo:margin-bottom="0.0799in" style:contextual-spacing="false"/>
    </style:style>
    <style:style style:name="P193" style:family="paragraph" style:parent-style-name="Text_20_body" style:list-style-name="L16">
      <style:paragraph-properties fo:margin-top="0in" fo:margin-bottom="0.0799in" style:contextual-spacing="false"/>
    </style:style>
    <style:style style:name="P194" style:family="paragraph" style:parent-style-name="Text_20_body" style:list-style-name="L17">
      <style:paragraph-properties fo:margin-top="0in" fo:margin-bottom="0.0799in" style:contextual-spacing="false"/>
    </style:style>
    <style:style style:name="P195" style:family="paragraph" style:parent-style-name="Text_20_body" style:list-style-name="L18">
      <style:paragraph-properties fo:margin-top="0in" fo:margin-bottom="0.0799in" style:contextual-spacing="false"/>
    </style:style>
    <style:style style:name="P196" style:family="paragraph" style:parent-style-name="Text_20_body" style:list-style-name="L19">
      <style:paragraph-properties fo:margin-top="0in" fo:margin-bottom="0.0799in" style:contextual-spacing="false"/>
    </style:style>
    <style:style style:name="P197" style:family="paragraph" style:parent-style-name="Text_20_body" style:list-style-name="L20"/>
    <style:style style:name="P198" style:family="paragraph" style:parent-style-name="Text_20_body" style:list-style-name="L21"/>
    <style:style style:name="P199" style:family="paragraph" style:parent-style-name="Text_20_body">
      <style:paragraph-properties fo:margin-top="0in" fo:margin-bottom="0.0201in" style:contextual-spacing="false"/>
      <style:text-properties officeooo:paragraph-rsid="00c6a144"/>
    </style:style>
    <style:style style:name="P200" style:family="paragraph" style:parent-style-name="Text_20_body">
      <style:paragraph-properties fo:margin-top="0in" fo:margin-bottom="0.0201in" style:contextual-spacing="false"/>
      <style:text-properties officeooo:paragraph-rsid="00c98b58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fo:font-weight="normal" officeooo:rsid="008b6fec" style:font-size-asian="12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fo:font-weight="normal" officeooo:rsid="009704ba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fo:font-weight="normal" officeooo:rsid="00980175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fo:font-size="12pt" fo:font-weight="normal" officeooo:rsid="0099b562" style:font-size-asian="12pt" style:font-weight-asian="normal" style:font-size-complex="12pt" style:font-weight-complex="normal"/>
    </style:style>
    <style:style style:name="T7" style:family="text">
      <style:text-properties style:use-window-font-color="true" loext:opacity="0%" fo:font-size="12pt" fo:font-weight="normal" officeooo:rsid="009ab148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ize="12pt" fo:font-weight="normal" officeooo:rsid="009ac447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fo:font-size="12pt" fo:font-weight="normal" officeooo:rsid="009f4be7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fo:font-size="12pt" fo:font-weight="normal" officeooo:rsid="00aa25ae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fo:font-size="12pt" fo:font-weight="normal" officeooo:rsid="00aa84c5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1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1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15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16" style:family="text">
      <style:text-properties style:use-window-font-color="true" loext:opacity="0%" style:font-name="Corbel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17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18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19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0" style:family="text">
      <style:text-properties style:use-window-font-color="true" loext:opacity="0%" style:font-name="Corbel" fo:font-size="12pt" fo:language="fr" fo:country="FR" fo:font-weight="bold" officeooo:rsid="009668a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" style:family="text">
      <style:text-properties style:use-window-font-color="true" loext:opacity="0%" style:font-name="Corbel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2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23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949e96" style:font-size-asian="12pt" style:font-weight-asian="normal" style:font-size-complex="12pt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962ddb" style:font-size-asian="12pt" style:font-weight-asian="normal" style:font-size-complex="12pt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b53dbc" style:font-size-asian="12pt" style:font-weight-asian="normal" style:font-size-complex="12pt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b66bf7" style:font-size-asian="12pt" style:font-weight-asian="normal" style:font-size-complex="12pt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b81299" style:font-size-asian="12pt" style:font-weight-asian="normal" style:font-size-complex="12pt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b9368e" style:font-size-asian="12pt" style:font-weight-asian="normal" style:font-size-complex="12pt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c501ac" style:font-size-asian="12pt" style:font-weight-asian="normal" style:font-size-complex="12pt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c98b58" style:font-size-asian="12pt" style:font-weight-asian="normal" style:font-size-complex="12pt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3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4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5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6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7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8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9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0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3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4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5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6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7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8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9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0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1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2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3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4" style:family="text">
      <style:text-properties style:use-window-font-color="true" loext:opacity="0%" style:font-name="Corbel" fo:font-size="12pt" fo:language="fr" fo:country="FR" fo:font-weight="normal" officeooo:rsid="0095ce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5" style:family="text">
      <style:text-properties style:use-window-font-color="true" loext:opacity="0%" style:font-name="Corbel" fo:font-size="12pt" fo:language="fr" fo:country="FR" fo:font-weight="normal" officeooo:rsid="009ab1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6" style:family="text">
      <style:text-properties style:use-window-font-color="true" loext:opacity="0%" style:font-name="Corbel" fo:font-size="12pt" fo:language="fr" fo:country="FR" fo:font-weight="normal" officeooo:rsid="009ac44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7" style:family="text">
      <style:text-properties style:use-window-font-color="true" loext:opacity="0%" style:font-name="Corbel" fo:font-size="12pt" fo:language="fr" fo:country="FR" fo:font-weight="normal" officeooo:rsid="009668a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8" style:family="text">
      <style:text-properties style:use-window-font-color="true" loext:opacity="0%" style:font-name="Corbel" fo:font-size="12pt" fo:language="fr" fo:country="FR" fo:font-weight="normal" officeooo:rsid="00b989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9" style:family="text">
      <style:text-properties style:use-window-font-color="true" loext:opacity="0%" style:font-name="Corbel" fo:font-size="12pt" fo:language="fr" fo:country="FR" fo:font-weight="normal" officeooo:rsid="00b9e0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0" style:family="text">
      <style:text-properties style:use-window-font-color="true" loext:opacity="0%" style:font-name="Corbel" fo:font-size="12pt" fo:language="fr" fo:country="FR" fo:font-weight="normal" officeooo:rsid="00ba7a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1" style:family="text">
      <style:text-properties style:use-window-font-color="true" loext:opacity="0%" style:font-name="Corbel" fo:font-size="12pt" fo:language="fr" fo:country="FR" fo:font-weight="normal" officeooo:rsid="00bbbc9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2" style:family="text">
      <style:text-properties style:use-window-font-color="true" loext:opacity="0%" style:font-name="Corbel" fo:font-size="12pt" fo:language="fr" fo:country="FR" fo:font-weight="normal" officeooo:rsid="00bd3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3" style:family="text">
      <style:text-properties style:use-window-font-color="true" loext:opacity="0%" style:font-name="Corbel" fo:font-size="12pt" fo:language="fr" fo:country="FR" fo:font-weight="normal" officeooo:rsid="00bebb2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4" style:family="text">
      <style:text-properties style:use-window-font-color="true" loext:opacity="0%" style:font-name="Corbel" fo:font-size="12pt" fo:language="fr" fo:country="FR" fo:font-weight="normal" officeooo:rsid="00c0888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5" style:family="text">
      <style:text-properties style:use-window-font-color="true" loext:opacity="0%" style:font-name="Corbel" fo:font-size="12pt" fo:language="fr" fo:country="FR" fo:font-weight="normal" officeooo:rsid="00c1113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6" style:family="text">
      <style:text-properties style:use-window-font-color="true" loext:opacity="0%" style:font-name="Corbel" fo:font-size="12pt" fo:language="fr" fo:country="FR" fo:font-weight="normal" officeooo:rsid="00c501a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7" style:family="text">
      <style:text-properties style:use-window-font-color="true" loext:opacity="0%" style:font-name="Corbel" fo:font-size="12pt" fo:language="fr" fo:country="FR" fo:font-weight="normal" officeooo:rsid="00c6a1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8" style:family="text">
      <style:text-properties style:use-window-font-color="true" loext:opacity="0%" style:font-name="Corbel" fo:font-size="12pt" fo:language="fr" fo:country="FR" fo:font-weight="normal" officeooo:rsid="00c98b5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9" style:family="text">
      <style:text-properties style:use-window-font-color="true" loext:opacity="0%" style:font-name="Corbel" fo:font-size="12pt" fo:language="fr" fo:country="FR" fo:font-weight="normal" officeooo:rsid="00caa05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0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101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102" style:family="text">
      <style:text-properties style:use-window-font-color="true" loext:opacity="0%" style:font-name="Corbel" fo:font-size="12pt" fo:language="fr" fo:country="FR" style:text-underline-style="none" fo:font-weight="bold" officeooo:rsid="00aa84c5" style:font-size-asian="12pt" style:font-weight-asian="bold" style:font-size-complex="12pt" style:font-weight-complex="bold"/>
    </style:style>
    <style:style style:name="T103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104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105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106" style:family="text">
      <style:text-properties style:use-window-font-color="true" loext:opacity="0%" style:font-name="Corbel" fo:font-size="20pt" fo:language="fr" fo:country="FR" officeooo:rsid="00b98953" style:font-size-asian="20pt" style:font-size-complex="20pt"/>
    </style:style>
    <style:style style:name="T107" style:family="text">
      <style:text-properties style:use-window-font-color="true" loext:opacity="0%" style:font-name="Corbel" fo:font-size="11pt" fo:language="fr" fo:country="FR" fo:font-weight="normal" officeooo:rsid="00b313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08" style:family="text">
      <style:text-properties style:use-window-font-color="true" loext:opacity="0%" style:font-name="Corbel" fo:font-size="11pt" fo:language="fr" fo:country="FR" fo:font-weight="normal" officeooo:rsid="00b4a66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09" style:family="text">
      <style:text-properties style:use-window-font-color="true" loext:opacity="0%" style:font-name="Corbel" fo:font-size="11pt" fo:language="fr" fo:country="FR" fo:font-weight="normal" officeooo:rsid="00b4c42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10" style:family="text">
      <style:text-properties style:use-window-font-color="true" loext:opacity="0%" fo:font-weight="normal" style:font-weight-asian="normal" style:font-weight-complex="normal"/>
    </style:style>
    <style:style style:name="T111" style:family="text">
      <style:text-properties style:use-window-font-color="true" loext:opacity="0%" fo:font-weight="normal" officeooo:rsid="0099b562" style:font-weight-asian="normal" style:font-weight-complex="normal"/>
    </style:style>
    <style:style style:name="T112" style:family="text">
      <style:text-properties style:use-window-font-color="true" loext:opacity="0%" fo:font-weight="normal" officeooo:rsid="00a694f9" style:font-weight-asian="normal" style:font-weight-complex="normal"/>
    </style:style>
    <style:style style:name="T113" style:family="text">
      <style:text-properties style:use-window-font-color="true" loext:opacity="0%" fo:font-weight="normal" officeooo:rsid="00a83a2c" style:font-weight-asian="normal" style:font-weight-complex="normal"/>
    </style:style>
    <style:style style:name="T114" style:family="text">
      <style:text-properties style:use-window-font-color="true" loext:opacity="0%" fo:font-weight="normal" officeooo:rsid="00a9e75c" style:font-weight-asian="normal" style:font-weight-complex="normal"/>
    </style:style>
    <style:style style:name="T115" style:family="text">
      <style:text-properties style:use-window-font-color="true" loext:opacity="0%" fo:font-weight="normal" officeooo:rsid="00ad0571" style:font-weight-asian="normal" style:font-weight-complex="normal"/>
    </style:style>
    <style:style style:name="T116" style:family="text">
      <style:text-properties style:use-window-font-color="true" loext:opacity="0%" fo:font-weight="normal" officeooo:rsid="00af91dc" style:font-weight-asian="normal" style:font-weight-complex="normal"/>
    </style:style>
    <style:style style:name="T117" style:family="text">
      <style:text-properties style:use-window-font-color="true" loext:opacity="0%" fo:font-weight="normal" officeooo:rsid="00b313bb" style:font-weight-asian="normal" style:font-weight-complex="normal"/>
    </style:style>
    <style:style style:name="T118" style:family="text">
      <style:text-properties style:use-window-font-color="true" loext:opacity="0%" fo:font-size="20pt" officeooo:rsid="006a06f4" style:font-size-asian="20pt" style:font-size-complex="20pt"/>
    </style:style>
    <style:style style:name="T119" style:family="text">
      <style:text-properties style:use-window-font-color="true" loext:opacity="0%" fo:font-size="20pt" officeooo:rsid="00a4e01f" style:font-size-asian="20pt" style:font-size-complex="20pt"/>
    </style:style>
    <style:style style:name="T120" style:family="text">
      <style:text-properties officeooo:rsid="0016cf52"/>
    </style:style>
    <style:style style:name="T121" style:family="text">
      <style:text-properties fo:font-size="20pt" style:font-size-asian="20pt" style:font-size-complex="20pt"/>
    </style:style>
    <style:style style:name="T122" style:family="text">
      <style:text-properties fo:font-size="20pt" officeooo:rsid="001554f4" style:font-size-asian="20pt" style:font-size-complex="20pt"/>
    </style:style>
    <style:style style:name="T123" style:family="text">
      <style:text-properties officeooo:rsid="002968be"/>
    </style:style>
    <style:style style:name="T124" style:family="text">
      <style:text-properties officeooo:rsid="002b58c3"/>
    </style:style>
    <style:style style:name="T125" style:family="text">
      <style:text-properties fo:font-size="12pt" style:font-size-asian="12pt" style:font-size-complex="12pt"/>
    </style:style>
    <style:style style:name="T126" style:family="text">
      <style:text-properties style:font-name="Corbel"/>
    </style:style>
    <style:style style:name="T127" style:family="text">
      <style:text-properties style:font-name="Corbel" fo:font-size="12pt" fo:language="fr" fo:country="FR" style:font-size-asian="12pt" style:font-size-complex="12pt"/>
    </style:style>
    <style:style style:name="T128" style:family="text">
      <style:text-properties style:font-name="Corbel" fo:font-size="12pt" fo:language="fr" fo:country="FR" officeooo:rsid="002968be" style:font-size-asian="12pt" style:font-size-complex="12pt"/>
    </style:style>
    <style:style style:name="T129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130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131" style:family="text">
      <style:text-properties style:font-name="Corbel" fo:language="fr" fo:country="FR"/>
    </style:style>
    <style:style style:name="T132" style:family="text">
      <style:text-properties style:font-name="Corbel" fo:language="fr" fo:country="FR" officeooo:rsid="003a1ac1"/>
    </style:style>
    <style:style style:name="T133" style:family="text">
      <style:text-properties style:font-name="Corbel" fo:language="fr" fo:country="FR" fo:font-weight="normal" style:font-weight-asian="normal" style:font-weight-complex="normal"/>
    </style:style>
    <style:style style:name="T134" style:family="text">
      <style:text-properties style:font-name="Corbel" fo:language="fr" fo:country="FR" fo:font-weight="normal" officeooo:rsid="0059e3bf" style:font-weight-asian="normal" style:font-weight-complex="normal"/>
    </style:style>
    <style:style style:name="T135" style:family="text">
      <style:text-properties style:font-name="Corbel" fo:language="fr" fo:country="FR" officeooo:rsid="005b4864"/>
    </style:style>
    <style:style style:name="T136" style:family="text">
      <style:text-properties style:font-name="Corbel" fo:font-size="11pt" fo:language="fr" fo:country="FR" officeooo:rsid="009668ad" style:font-size-asian="11pt" style:language-asian="zxx" style:country-asian="none" style:font-size-complex="11pt" style:language-complex="zxx" style:country-complex="none"/>
    </style:style>
    <style:style style:name="T137" style:family="text">
      <style:text-properties style:font-name="Corbel" fo:font-size="11pt" fo:language="fr" fo:country="FR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38" style:family="text">
      <style:text-properties style:font-name="Corbel" fo:font-size="11pt" fo:language="fr" fo:country="FR" fo:font-weight="normal" officeooo:rsid="009f4be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39" style:family="text">
      <style:text-properties style:font-name="Corbel" fo:font-size="11pt" fo:language="fr" fo:country="FR" fo:font-weight="normal" officeooo:rsid="00a11e8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40" style:family="text">
      <style:text-properties style:font-name="Corbel" fo:font-size="11pt" fo:language="fr" fo:country="FR" fo:font-weight="normal" officeooo:rsid="00a694f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41" style:family="text">
      <style:text-properties officeooo:rsid="003a1ac1"/>
    </style:style>
    <style:style style:name="T142" style:family="text">
      <style:text-properties fo:color="#c9211e" loext:opacity="100%"/>
    </style:style>
    <style:style style:name="T143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144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145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146" style:family="text">
      <style:text-properties fo:color="#c9211e" loext:opacity="10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7" style:family="text">
      <style:text-properties fo:color="#c9211e" loext:opacity="10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148" style:family="text">
      <style:text-properties fo:color="#c9211e" loext:opacity="10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149" style:family="text">
      <style:text-properties fo:color="#c9211e" loext:opacity="100%" officeooo:rsid="00ad0571"/>
    </style:style>
    <style:style style:name="T150" style:family="text">
      <style:text-properties fo:color="#c9211e" loext:opacity="100%" fo:font-weight="normal" officeooo:rsid="00ad0571" style:font-weight-asian="normal" style:font-weight-complex="normal"/>
    </style:style>
    <style:style style:name="T151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152" style:family="text">
      <style:text-properties fo:font-weight="normal" style:font-weight-asian="normal" style:font-weight-complex="normal"/>
    </style:style>
    <style:style style:name="T153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154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155" style:family="text">
      <style:text-properties fo:font-variant="normal" fo:text-transform="none" fo:color="#080809" loext:opacity="100%" style:font-name="Helvetica" fo:font-size="20pt" fo:letter-spacing="normal" fo:language="fr" fo:country="FR" fo:font-style="normal" fo:font-weight="normal" officeooo:rsid="00b98953" style:font-size-asian="20pt" style:language-asian="zxx" style:country-asian="none" style:font-size-complex="20pt" style:language-complex="zxx" style:country-complex="none"/>
    </style:style>
    <style:style style:name="T156" style:family="text">
      <style:text-properties fo:font-variant="normal" fo:text-transform="none" fo:color="#ea2b2b" loext:opacity="100%" style:font-name="din-round" fo:font-size="12.75pt" fo:letter-spacing="normal" fo:language="fr" fo:country="FR" fo:font-style="normal" fo:font-weight="bold" officeooo:rsid="00c6a1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7" style:family="text">
      <style:text-properties officeooo:rsid="00581b2c"/>
    </style:style>
    <style:style style:name="T158" style:family="text">
      <style:text-properties fo:language="fr" fo:country="FR"/>
    </style:style>
    <style:style style:name="T159" style:family="text">
      <style:text-properties fo:language="fr" fo:country="FR" style:text-underline-style="none"/>
    </style:style>
    <style:style style:name="T160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161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2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163" style:family="text">
      <style:text-properties officeooo:rsid="00c7cc72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officeooo:rsid="009ac447"/>
    </style:style>
    <style:style style:name="T166" style:family="text">
      <style:text-properties officeooo:rsid="00a3ddfc"/>
    </style:style>
    <style:style style:name="T167" style:family="text">
      <style:text-properties officeooo:rsid="00aa25ae"/>
    </style:style>
    <style:style style:name="T168" style:family="text">
      <style:text-properties fo:color="#1e08bb" loext:opacity="100%" fo:font-weight="normal" officeooo:rsid="0099b562" style:font-weight-asian="normal" style:font-weight-complex="normal"/>
    </style:style>
    <style:style style:name="T169" style:family="text">
      <style:text-properties fo:color="#1e08bb" loext:opacity="100%" style:font-name="Corbel" fo:font-size="11pt" fo:language="fr" fo:country="FR" fo:font-weight="normal" officeooo:rsid="0099b56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70" style:family="text">
      <style:text-properties fo:color="#1e08bb" loext:opacity="100%" style:font-name="Corbel" fo:font-size="12pt" fo:language="fr" fo:country="FR" fo:font-weight="normal" officeooo:rsid="00ac52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1" style:family="text">
      <style:text-properties fo:color="#1e08bb" loext:opacity="100%" fo:font-size="12pt" fo:font-weight="normal" officeooo:rsid="0099b562" style:font-size-asian="12pt" style:font-weight-asian="normal" style:font-size-complex="12pt" style:font-weight-complex="normal"/>
    </style:style>
    <style:style style:name="T172" style:family="text">
      <style:text-properties fo:color="#1e08bb" loext:opacity="100%" fo:font-size="12pt" fo:font-weight="normal" officeooo:rsid="008b6fec" style:font-size-asian="12pt" style:font-weight-asian="normal" style:font-size-complex="12pt" style:font-weight-complex="normal"/>
    </style:style>
    <style:style style:name="T173" style:family="text">
      <style:text-properties officeooo:rsid="00ac5298"/>
    </style:style>
    <style:style style:name="T174" style:family="text">
      <style:text-properties officeooo:rsid="00ad0571"/>
    </style:style>
    <style:style style:name="T175" style:family="text">
      <style:text-properties fo:color="#000000" loext:opacity="100%"/>
    </style:style>
    <style:style style:name="T176" style:family="text">
      <style:text-properties fo:color="#000000" loext:opacity="100%" officeooo:rsid="00ad0571"/>
    </style:style>
    <style:style style:name="T177" style:family="text">
      <style:text-properties fo:color="#000000" loext:opacity="100%" style:font-name="Corbel1" fo:font-size="12pt" fo:language="fr" fo:country="FR" fo:font-weight="normal" officeooo:rsid="00bbbc91" style:font-size-asian="12pt" style:language-asian="zxx" style:country-asian="none" style:font-size-complex="12pt" style:language-complex="zxx" style:country-complex="none"/>
    </style:style>
    <style:style style:name="T178" style:family="text">
      <style:text-properties fo:color="#000000" loext:opacity="100%" style:font-name="Corbel1" fo:font-size="12pt" fo:language="fr" fo:country="FR" fo:font-weight="normal" officeooo:rsid="00bc06be" style:font-size-asian="12pt" style:language-asian="zxx" style:country-asian="none" style:font-size-complex="12pt" style:language-complex="zxx" style:country-complex="none"/>
    </style:style>
    <style:style style:name="T179" style:family="text">
      <style:text-properties fo:color="#000000" loext:opacity="100%" style:font-name="Corbel1" fo:font-size="12pt" fo:language="fr" fo:country="FR" fo:font-weight="normal" officeooo:rsid="00bd32d4" style:font-size-asian="12pt" style:language-asian="zxx" style:country-asian="none" style:font-size-complex="12pt" style:language-complex="zxx" style:country-complex="none"/>
    </style:style>
    <style:style style:name="T180" style:family="text">
      <style:text-properties fo:color="#000000" loext:opacity="100%" style:font-name="Corbel1" fo:font-size="12pt" fo:language="fr" fo:country="FR" fo:font-weight="normal" officeooo:rsid="00bebb26" style:font-size-asian="12pt" style:language-asian="zxx" style:country-asian="none" style:font-size-complex="12pt" style:language-complex="zxx" style:country-complex="none"/>
    </style:style>
    <style:style style:name="T181" style:family="text">
      <style:text-properties fo:color="#000000" loext:opacity="100%" style:font-name="Corbel1" fo:font-size="12pt" fo:language="fr" fo:country="FR" fo:font-weight="normal" officeooo:rsid="00c08884" style:font-size-asian="12pt" style:language-asian="zxx" style:country-asian="none" style:font-size-complex="12pt" style:language-complex="zxx" style:country-complex="none"/>
    </style:style>
    <style:style style:name="T182" style:family="text">
      <style:text-properties fo:color="#000000" loext:opacity="100%" style:font-name="Corbel1" fo:font-size="12pt" fo:language="fr" fo:country="FR" fo:font-weight="normal" officeooo:rsid="00c11130" style:font-size-asian="12pt" style:language-asian="zxx" style:country-asian="none" style:font-size-complex="12pt" style:language-complex="zxx" style:country-complex="none"/>
    </style:style>
    <style:style style:name="T183" style:family="text">
      <style:text-properties fo:color="#000000" loext:opacity="100%" style:font-name="Corbel1" fo:font-size="12pt" fo:language="fr" fo:country="FR" fo:font-weight="normal" officeooo:rsid="00caa050" style:font-size-asian="12pt" style:language-asian="zxx" style:country-asian="none" style:font-size-complex="12pt" style:language-complex="zxx" style:country-complex="none"/>
    </style:style>
    <style:style style:name="T184" style:family="text">
      <style:text-properties fo:color="#000000" loext:opacity="100%" style:font-name="Corbel1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185" style:family="text">
      <style:text-properties fo:color="#000000" loext:opacity="100%" style:font-name="Corbel1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86" style:family="text">
      <style:text-properties officeooo:rsid="00bc06b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156">Je suis Marie.</text:p>
        </text:list-item>
        <text:list-item>
          <text:p text:style-name="P156">Tu es Marc ? → [ Tu e Mak? ]</text:p>
        </text:list-item>
        <text:list-item>
          <text:p text:style-name="P156">Non, je suis Paul.</text:p>
          <text:p text:style-name="P156"/>
        </text:list-item>
      </text:list>
      <text:h text:style-name="P4" text:outline-level="2">👥 People &amp; Animals:</text:h>
      <text:list text:continue-numbering="true" text:style-name="WWNum1">
        <text:list-item>
          <text:p text:style-name="P156">un garçon. – a boy</text:p>
        </text:list-item>
        <text:list-item>
          <text:p text:style-name="P156">une fille. – a girl</text:p>
        </text:list-item>
        <text:list-item>
          <text:p text:style-name="P156">un homme. – a man</text:p>
        </text:list-item>
        <text:list-item>
          <text:p text:style-name="P156">une femme. – a woman</text:p>
        </text:list-item>
        <text:list-item>
          <text:p text:style-name="P156">un chien. – a dog → [ qa xja ]</text:p>
        </text:list-item>
        <text:list-item>
          <text:p text:style-name="P156">un chat. – a cat → [ qa xa ]<text:tab/>"github.com/joho/godotenv"</text:p>
        </text:list-item>
        <text:list-item>
          <text:p text:style-name="P156">un cheval. – a horse</text:p>
        </text:list-item>
        <text:list-item>
          <text:p text:style-name="P156">une pizza. – [ qun qiz-za ]</text:p>
        </text:list-item>
        <text:list-item>
          <text:p text:style-name="P156">un croissant. – [ qa kwaso ]</text:p>
          <text:p text:style-name="P162"/>
        </text:list-item>
      </text:list>
      <text:h text:style-name="P4" text:outline-level="2">📌 Sentences:</text:h>
      <text:list xml:id="list200354805163912" text:continue-numbering="true" text:style-name="WWNum1">
        <text:list-item>
          <text:p text:style-name="P156">C’est un chat → [ set qa xa ]</text:p>
        </text:list-item>
        <text:list-item>
          <text:p text:style-name="P156">Un chat mange.</text:p>
        </text:list-item>
        <text:list-item>
          <text:p text:style-name="P156">Paul mange un croissant → [ Pol manxġ qa kwaso ]</text:p>
        </text:list-item>
        <text:list-item>
          <text:p text:style-name="P156">Un chien et un cheval.</text:p>
        </text:list-item>
        <text:list-item>
          <text:p text:style-name="P156">Tu es un chat.</text:p>
        </text:list-item>
        <text:list-item>
          <text:p text:style-name="P156">Un homme mange un hamburger.</text:p>
        </text:list-item>
        <text:list-item>
          <text:p text:style-name="P156">Tu manges une orange ?</text:p>
        </text:list-item>
        <text:list-item>
          <text:p text:style-name="P156">C’est un croissant.</text:p>
        </text:list-item>
        <text:list-item>
          <text:p text:style-name="P157">Oui Pual.</text:p>
        </text:list-item>
      </text:list>
      <text:p text:style-name="P158"/>
      <text:p text:style-name="P158"/>
      <text:p text:style-name="P158"/>
      <text:p text:style-name="P158"/>
      <text:p text:style-name="P158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4"><text:span text:style-name="Strong_20_Emphasis"><text:span text:style-name="T12">au → o</text:span></text:span></text:p>
      <text:list text:style-name="L1">
        <text:list-item>
          <text:p text:style-name="P168">au revoir → [ o revwar ]</text:p>
        </text:list-item>
        <text:list-item>
          <text:p text:style-name="P168">jaune → [ xġon ]</text:p>
        </text:list-item>
        <text:list-item>
          <text:p text:style-name="P168">auto → [ oto ]</text:p>
          <text:p text:style-name="P168"/>
        </text:list-item>
      </text:list>
      <text:p text:style-name="P14"><text:span text:style-name="Strong_20_Emphasis"><text:span text:style-name="T12">oi → wa</text:span></text:span></text:p>
      <text:list text:style-name="L2">
        <text:list-item>
          <text:p text:style-name="P169">moi → [ mwa ]</text:p>
        </text:list-item>
        <text:list-item>
          <text:p text:style-name="P169">voiture → [ vwa-tjur ]</text:p>
        </text:list-item>
        <text:list-item>
          <text:p text:style-name="P169">croissant → [ kwa-san ]</text:p>
          <text:p text:style-name="P169"/>
        </text:list-item>
      </text:list>
      <text:p text:style-name="P14"><text:soft-page-break/><text:span text:style-name="Strong_20_Emphasis"><text:span text:style-name="T12">eau → o</text:span></text:span></text:p>
      <text:list text:style-name="L3">
        <text:list-item>
          <text:p text:style-name="P170">eau → [ o ]</text:p>
        </text:list-item>
        <text:list-item>
          <text:p text:style-name="P170">beau → [ bo ]<text:tab/><text:tab/>bea<text:span text:style-name="T120">utiful</text:span></text:p>
        </text:list-item>
        <text:list-item>
          <text:p text:style-name="P170">château → [ <text:span text:style-name="T120">z</text:span>a-to ]<text:tab/><text:span text:style-name="T120">castle</text:span></text:p>
          <text:p text:style-name="P170"/>
        </text:list-item>
      </text:list>
      <text:p text:style-name="P14"><text:span text:style-name="Strong_20_Emphasis"><text:span text:style-name="T12">ain → q</text:span></text:span><text:span text:style-name="Strong_20_Emphasis"><text:span text:style-name="T13">a</text:span></text:span></text:p>
      <text:list text:style-name="L4">
        <text:list-item>
          <text:p text:style-name="P171">pain → [ <text:s/>p<text:span text:style-name="T120">q</text:span>a ]</text:p>
        </text:list-item>
        <text:list-item>
          <text:p text:style-name="P171">vin → [ <text:span text:style-name="T120">vqa</text:span> ]</text:p>
        </text:list-item>
        <text:list-item>
          <text:p text:style-name="P171">demain → [ <text:span text:style-name="T120">d-mqa</text:span> ]</text:p>
        </text:list-item>
      </text:list>
      <text:p text:style-name="P7"/>
      <text:p text:style-name="P14"><text:span text:style-name="Strong_20_Emphasis"><text:span text:style-name="T13">ant → q</text:span></text:span><text:span text:style-name="Emphasis"><text:span text:style-name="T13"> </text:span></text:span></text:p>
      <text:list text:continue-numbering="true" text:style-name="L4">
        <text:list-item>
          <text:p text:style-name="P172">croissant → [ kwa-sqa ]</text:p>
        </text:list-item>
        <text:list-item>
          <text:p text:style-name="P172">enfant → [ <text:s/>an-fqa ]</text:p>
        </text:list-item>
        <text:list-item>
          <text:p text:style-name="P172">important → [ un-por-tqa ]</text:p>
          <text:p text:style-name="P171"/>
        </text:list-item>
      </text:list>
      <text:p text:style-name="P7"/>
      <text:h text:style-name="P6" text:outline-level="1"><text:span text:style-name="T121">Section 1 <text:s/>Unit </text:span><text:span text:style-name="T122">2</text:span><text:span text:style-name="T121"> – Greet People</text:span></text:h>
      <text:h text:style-name="P4" text:outline-level="2">👋 Greetings &amp; Responses:</text:h>
      <text:list text:continue-list="list200354805163912" text:style-name="WWNum1">
        <text:list-item>
          <text:p text:style-name="P156">Bonjour, Charlotte. Comment ça va ?</text:p>
        </text:list-item>
        <text:list-item>
          <text:p text:style-name="P156">Ça va bien ! / Je vais bien !</text:p>
        </text:list-item>
        <text:list-item>
          <text:p text:style-name="P156">Merci / Merci beaucoup</text:p>
        </text:list-item>
        <text:list-item>
          <text:p text:style-name="P156">Salut ! / Bonsoir / Au revoir</text:p>
        </text:list-item>
        <text:list-item>
          <text:p text:style-name="P156">Et toi ? / Et vous ?</text:p>
        </text:list-item>
        <text:list-item>
          <text:p text:style-name="P156">Très bien, merci. Et toi ?</text:p>
        </text:list-item>
        <text:list-item>
          <text:p text:style-name="P156">Bienvenue ! → [ bjen-veni ]</text:p>
        </text:list-item>
        <text:list-item>
          <text:p text:style-name="P156">Enchanté !</text:p>
        </text:list-item>
        <text:list-item>
          <text:p text:style-name="P156">Bonne journée → [ bon ġur-ne ]</text:p>
        </text:list-item>
        <text:list-item>
          <text:p text:style-name="P156">Bonne soirée → [ bon swa-re ]</text:p>
        </text:list-item>
        <text:list-item>
          <text:p text:style-name="P156">Bonne nuit</text:p>
        </text:list-item>
        <text:list-item>
          <text:p text:style-name="P156">À bientôt → [ a bjentu ]</text:p>
        </text:list-item>
        <text:list-item>
          <text:p text:style-name="P156">À demain ! → [ a di-ma ]</text:p>
        </text:list-item>
        <text:list-item>
          <text:p text:style-name="P157">Oui ça va <text:s/>très bien.</text:p>
        </text:list-item>
        <text:list-item>
          <text:p text:style-name="P157">Bonjour Anna. Comment ça va ? Je suis Julie.</text:p>
        </text:list-item>
        <text:list-item>
          <text:p text:style-name="P159">Ç<text:span text:style-name="T124">a va bien, merci. Et toi ?</text:span></text:p>
          <text:p text:style-name="P160"/>
          <text:p text:style-name="P156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156">Bonjour ! Moi, c'est Julia.<text:tab/><text:span text:style-name="T123">[ bonxġur, mwa se ġulja]</text:span></text:p>
        </text:list-item>
        <text:list-item>
          <text:p text:style-name="P156">Je m’appelle Marie.</text:p>
        </text:list-item>
        <text:list-item>
          <text:p text:style-name="P156">Je m’appelle Eddy.</text:p>
        </text:list-item>
        <text:list-item>
          <text:p text:style-name="P156">Euh … Enchanté, Marie.</text:p>
        </text:list-item>
        <text:list-item>
          <text:p text:style-name="P156">Comment ça va ?</text:p>
        </text:list-item>
        <text:list-item>
          <text:p text:style-name="P156">Euh … Très bien !</text:p>
          <text:p text:style-name="P156"/>
        </text:list-item>
      </text:list>
      <text:h text:style-name="P4" text:outline-level="2">📌 Sample Sentences:</text:h>
      <text:list xml:id="list200355249356638" text:continue-numbering="true" text:style-name="WWNum1">
        <text:list-item>
          <text:p text:style-name="P156">Bonjour ! Je suis un chat et je mange une pizza. Ça va très bien !</text:p>
        </text:list-item>
        <text:list-item>
          <text:p text:style-name="P156">Au revoir et bonne soirée, Paul. À demain !</text:p>
        </text:list-item>
      </text:list>
      <text:p text:style-name="P158"/>
      <text:h text:style-name="P1" text:outline-level="3"><text:span text:style-name="Strong_20_Emphasis">C’est</text:span> <text:span text:style-name="T152">→</text:span> [ se ] / [ set ]</text:h>
      <text:p text:style-name="Text_20_body"><text:span text:style-name="Strong_20_Emphasis"><text:span text:style-name="T127">Meaning:</text:span></text:span><text:span text:style-name="T127"> </text:span><text:span text:style-name="Emphasis"><text:span text:style-name="T127">It is / This is / That is</text:span></text:span></text:p>
      <text:p text:style-name="Text_20_body"><text:span text:style-name="Strong_20_Emphasis"><text:span text:style-name="T127">Pronunciation:</text:span></text:span></text:p>
      <text:list text:style-name="L5">
        <text:list-item>
          <text:p text:style-name="P173">Usually [ se ] when spoken quickly (casual speech)</text:p>
        </text:list-item>
        <text:list-item>
          <text:p text:style-name="P173">Can sound like [ set ] when emphasized or followed by a vowel sound</text:p>
        </text:list-item>
      </text:list>
      <text:p text:style-name="Text_20_body"><text:span text:style-name="Strong_20_Emphasis"><text:span text:style-name="T127">Examples:</text:span></text:span></text:p>
      <text:list text:style-name="L6">
        <text:list-item>
          <text:p text:style-name="P181"><text:span text:style-name="Strong_20_Emphasis"><text:span text:style-name="T127">C’est un chat.</text:span></text:span><text:span text:style-name="T127"> → [ se / set qa xa ] (</text:span><text:span text:style-name="Emphasis"><text:span text:style-name="T127">It’s a cat</text:span></text:span><text:span text:style-name="T127">)</text:span></text:p>
        </text:list-item>
        <text:list-item>
          <text:p text:style-name="P181"><text:span text:style-name="Strong_20_Emphasis"><text:span text:style-name="T127">C’est important.</text:span></text:span><text:span text:style-name="T127"> → [ se </text:span><text:span text:style-name="T128">qa</text:span><text:span text:style-name="T127">-por-tq</text:span><text:span text:style-name="T128">a</text:span><text:span text:style-name="T127"> ] (</text:span><text:span text:style-name="Emphasis"><text:span text:style-name="T127">It’s important</text:span></text:span><text:span text:style-name="T127">)</text:span></text:p>
        </text:list-item>
        <text:list-item>
          <text:p text:style-name="P174"><text:span text:style-name="T125"/></text:p>
        </text:list-item>
      </text:list>
      <text:h text:style-name="Heading_20_3" text:outline-level="3"><text:span text:style-name="Strong_20_Emphasis"><text:span text:style-name="T127">Ça</text:span></text:span><text:span text:style-name="T127"> </text:span><text:span text:style-name="T129">→</text:span><text:span text:style-name="T127"> [ sa ]</text:span></text:h>
      <text:p text:style-name="Text_20_body"><text:span text:style-name="Strong_20_Emphasis"><text:span text:style-name="T127">Meaning:</text:span></text:span><text:span text:style-name="T127"> </text:span><text:span text:style-name="Emphasis"><text:span text:style-name="T127">This / That (informal)</text:span></text:span></text:p>
      <text:p text:style-name="Text_20_body"><text:span text:style-name="Strong_20_Emphasis"><text:span text:style-name="T127">Pronunciation:</text:span></text:span><text:span text:style-name="T127"> Always [ sa ]</text:span></text:p>
      <text:p text:style-name="Text_20_body"><text:span text:style-name="Strong_20_Emphasis"><text:span text:style-name="T127">Examples:</text:span></text:span></text:p>
      <text:list text:style-name="L7">
        <text:list-item>
          <text:p text:style-name="P182"><text:span text:style-name="Strong_20_Emphasis"><text:span text:style-name="T127">Ça va ?</text:span></text:span><text:span text:style-name="T127"> → [ sa va ] (</text:span><text:span text:style-name="Emphasis"><text:span text:style-name="T127">How’s it going?</text:span></text:span><text:span text:style-name="T127">)</text:span></text:p>
        </text:list-item>
        <text:list-item>
          <text:p text:style-name="P182"><text:span text:style-name="Strong_20_Emphasis"><text:span text:style-name="T127">Ça, c'est bon.</text:span></text:span><text:span text:style-name="T127"> → [ sa, se bon ] (</text:span><text:span text:style-name="Emphasis"><text:span text:style-name="T127">That, it’s good</text:span></text:span><text:span text:style-name="T127">)</text:span></text:p>
        </text:list-item>
      </text:list>
      <text:p text:style-name="P161"/>
      <text:p text:style-name="P161"/>
      <text:p text:style-name="P161"/>
      <text:p text:style-name="P161"/>
      <text:p text:style-name="P161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<text:span text:style-name="Strong_20_Emphasis"><text:span text:style-name="T12">Pronoun</text:span></text:span></text:p>
            </table:table-cell>
            <table:table-cell table:style-name="Table3.A1" office:value-type="string">
              <text:p text:style-name="P14"><text:span text:style-name="Strong_20_Emphasis"><text:span text:style-name="T12">Conjugation</text:span></text:span></text:p>
            </table:table-cell>
            <table:table-cell table:style-name="Table3.A1" office:value-type="string">
              <text:p text:style-name="P14"><text:span text:style-name="Strong_20_Emphasis"><text:span text:style-name="T1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161"/>
      <text:p text:style-name="P163"/>
      <text:p text:style-name="P163">Note: "Comment ça va ?" vs "Ça va ?"</text:p>
      <text:p text:style-name="P161">Both are correct — choose based on how formal or relaxed you want to sound!</text:p>
      <text:p text:style-name="P161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175">More complete</text:p>
        </text:list-item>
        <text:list-item>
          <text:p text:style-name="P175">Slightly more formal or polite</text:p>
        </text:list-item>
        <text:list-item>
          <text:p text:style-name="P175">Used when meeting someone for the first time or being respectful</text:p>
        </text:list-item>
      </text:list>
      <text:p text:style-name="P161"/>
      <text:p text:style-name="P17"><text:span text:style-name="Strong_20_Emphasis"><text:span text:style-name="T131">Bonsoir Marie, ça va ?</text:span></text:span></text:p>
      <text:p text:style-name="P17"><text:span text:style-name="T131"><text:line-break/>= </text:span><text:span text:style-name="Emphasis"><text:span text:style-name="T131">Evening Marie, all good?</text:span></text:span><text:span text:style-name="T131"> / </text:span><text:span text:style-name="Emphasis"><text:span text:style-name="T131">You okay?</text:span></text:span></text:p>
      <text:list text:style-name="L9">
        <text:list-item>
          <text:p text:style-name="P176">More casual</text:p>
        </text:list-item>
        <text:list-item>
          <text:p text:style-name="P176">Common in spoken, friendly conversations</text:p>
        </text:list-item>
        <text:list-item>
          <text:p text:style-name="P183"><text:span text:style-name="T131">Like saying </text:span><text:span text:style-name="Emphasis"><text:span text:style-name="T131">"All good?"</text:span></text:span><text:span text:style-name="T131"> instead of </text:span><text:span text:style-name="Emphasis"><text:span text:style-name="T131">"How are you?"</text:span></text:span></text:p>
        </text:list-item>
      </text:list>
      <text:p text:style-name="Text_20_body"><text:span text:style-name="Emphasis"><text:span text:style-name="T131"/></text:span></text:p>
      <text:p text:style-name="Text_20_body"><text:span text:style-name="Emphasis"><text:span text:style-name="T131"/></text:span></text:p>
      <text:p text:style-name="Text_20_body"><text:span text:style-name="Emphasis"><text:span text:style-name="T131"/></text:span></text:p>
      <text:p text:style-name="Text_20_body"><text:span text:style-name="Emphasis"><text:span text:style-name="T131"/></text:span></text:p>
      <text:p text:style-name="Text_20_body"><text:span text:style-name="Emphasis"><text:span text:style-name="T131"/></text:span></text:p>
      <text:p text:style-name="Text_20_body"><text:span text:style-name="Emphasis"><text:span text:style-name="T131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200355249356638" text:style-name="WWNum1">
        <text:list-item>
          <text:p text:style-name="P164">Une femme anglaise.</text:p>
        </text:list-item>
        <text:list-item>
          <text:p text:style-name="P164">Sophie est anglaise.</text:p>
        </text:list-item>
        <text:list-item>
          <text:p text:style-name="P164">Elle parle anglais.</text:p>
        </text:list-item>
        <text:list-item>
          <text:p text:style-name="P164">Une fille française.</text:p>
        </text:list-item>
        <text:list-item>
          <text:p text:style-name="P164">Il s’appelle Duo.</text:p>
        </text:list-item>
        <text:list-item>
          <text:p text:style-name="P164">Je m'appelle Gabriel et elle s'appelle Charlotte.</text:p>
        </text:list-item>
        <text:list-item>
          <text:p text:style-name="P164">Tu es française, Charlotte ?</text:p>
        </text:list-item>
        <text:list-item>
          <text:p text:style-name="P164">Elle s’appelle Elizabeth et elle est anglaise.</text:p>
        </text:list-item>
        <text:list-item>
          <text:p text:style-name="P164">Excuse-moi, comment tu t’appelles ?</text:p>
        </text:list-item>
        <text:list-item>
          <text:p text:style-name="P164">Tu es espagnol ?</text:p>
        </text:list-item>
        <text:list-item>
          <text:p text:style-name="P164">Elle est espagnole ? → [ el et espanjol ? ]</text:p>
        </text:list-item>
        <text:list-item>
          <text:p text:style-name="P164">Tu parles anglais ?</text:p>
        </text:list-item>
        <text:list-item>
          <text:p text:style-name="P164">Excuse-moi, tu parles anglais ?</text:p>
        </text:list-item>
        <text:list-item>
          <text:p text:style-name="P164">Non, je parle espagnol et français.</text:p>
        </text:list-item>
        <text:list-item>
          <text:p text:style-name="P164">Non, je suis mexicaine. Je parle espagnol.</text:p>
        </text:list-item>
        <text:list-item>
          <text:p text:style-name="P164">Un homme mexicain.</text:p>
        </text:list-item>
        <text:list-item>
          <text:p text:style-name="P164">Un garçon américain.</text:p>
        </text:list-item>
        <text:list-item>
          <text:p text:style-name="P164">C’est un professeur américaine. Il parle anglais.</text:p>
        </text:list-item>
        <text:list-item>
          <text:p text:style-name="P164">Louis est mexicain.</text:p>
        </text:list-item>
        <text:list-item>
          <text:p text:style-name="P164">Il est américain et elle est américaine.</text:p>
        </text:list-item>
        <text:list-item>
          <text:p text:style-name="P164">Sarah est une fille. Elle est anglaise. Thomas est un garçon. Il est anglais.</text:p>
        </text:list-item>
        <text:list-item>
          <text:p text:style-name="P165">Je m'appelle Anna. Je parle français. C’est Antoine. Antoine parle anglais.</text:p>
        </text:list-item>
        <text:list-item>
          <text:p text:style-name="P166">Je suis Alice, et je suis française. C'est Antoine. Il est français.</text:p>
        </text:list-item>
        <text:list-item>
          <text:p text:style-name="P167">[xġ swiż Alis, e xġ swi franseż. <text:s/>Set antwan. Il e franse]</text:p>
        </text:list-item>
      </text:list>
      <text:h text:style-name="P28" text:outline-level="2"><text:soft-page-break/>🗣️<text:span text:style-name="T1"> Pronunciation Tips:</text:span></text:h>
      <text:p text:style-name="P32">-aise → qeż</text:p>
      <text:p text:style-name="P32"><text:s text:c="4"/>• anglaise → [ ang-qeż ]</text:p>
      <text:p text:style-name="P32"><text:s text:c="4"/>• française → [ fran-qeż ]</text:p>
      <text:p text:style-name="P32"/>
      <text:p text:style-name="P32">agno → an-jo</text:p>
      <text:p text:style-name="P32"><text:s text:c="4"/>• compagne → [ kom-pan-jo ]</text:p>
      <text:p text:style-name="P32"><text:s text:c="4"/>• montagne → [ mon-tan-jo ]</text:p>
      <text:p text:style-name="P32"/>
      <text:p text:style-name="P32">ent → qa</text:p>
      <text:p text:style-name="P32"><text:s text:c="4"/>• enfant → [ <text:span text:style-name="T141">q</text:span>an-fqa ]</text:p>
      <text:p text:style-name="P33"><text:s text:c="4"/>• important → [ <text:span text:style-name="T141">qa</text:span>m-por-tqa ]</text:p>
      <text:p text:style-name="P32"/>
      <text:p text:style-name="P32">aine → qen</text:p>
      <text:p text:style-name="P32"><text:s text:c="4"/>• fontaine → [ fon-t-qen ]</text:p>
      <text:p text:style-name="P33"><text:s text:c="4"/>• domaine → [ do-m-qen ]</text:p>
      <text:p text:style-name="P32"/>
      <text:p text:style-name="P32">ai → e</text:p>
      <text:p text:style-name="P32"><text:s text:c="4"/>• j’ai → [ xġ e ]</text:p>
      <text:p text:style-name="P25"><text:span text:style-name="Emphasis"><text:span text:style-name="T131"><text:s text:c="4"/>• mais → [ me ] <text:s text:c="2"/>‘</text:span></text:span><text:span text:style-name="Emphasis"><text:span text:style-name="T132">but’</text:span></text:span></text:p>
      <text:p text:style-name="P18"><text:span text:style-name="Emphasis"><text:span text:style-name="T131"/></text:span></text:p>
      <text:p text:style-name="P18"><text:span text:style-name="Emphasis"><text:span text:style-name="T131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9">Subject</text:p>
          </table:table-cell>
          <table:table-cell table:style-name="Table4.A1" office:value-type="string">
            <text:p text:style-name="P29">Adjective</text:p>
          </table:table-cell>
          <table:table-cell table:style-name="Table4.A1" office:value-type="string">
            <text:p text:style-name="P29">Example</text:p>
          </table:table-cell>
        </table:table-row>
        <table:table-row table:style-name="Table4.1">
          <table:table-cell table:style-name="Table4.A1" office:value-type="string">
            <text:p text:style-name="P29">Il</text:p>
          </table:table-cell>
          <table:table-cell table:style-name="Table4.A1" office:value-type="string">
            <text:p text:style-name="P29">anglais</text:p>
          </table:table-cell>
          <table:table-cell table:style-name="Table4.A1" office:value-type="string">
            <text:p text:style-name="P29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29">Elle</text:p>
          </table:table-cell>
          <table:table-cell table:style-name="Table4.A1" office:value-type="string">
            <text:p text:style-name="P29">anglaise</text:p>
          </table:table-cell>
          <table:table-cell table:style-name="Table4.A1" office:value-type="string">
            <text:p text:style-name="P29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0">Gender</text:p>
          </table:table-cell>
          <table:table-cell table:style-name="Table7.A1" office:value-type="string">
            <text:p text:style-name="P30">French Adjective</text:p>
          </table:table-cell>
          <table:table-cell table:style-name="Table7.A1" office:value-type="string">
            <text:p text:style-name="P30">Maltese-style Pronunciation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américain</text:p>
          </table:table-cell>
          <table:table-cell table:style-name="Table7.A1" office:value-type="string">
            <text:p text:style-name="P30">[ amerika ]</text:p>
          </table:table-cell>
        </table:table-row>
        <table:table-row table:style-name="Table7.1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américaine</text:p>
          </table:table-cell>
          <table:table-cell table:style-name="Table7.A1" office:value-type="string">
            <text:p text:style-name="P30">[ ameriken ]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mexicain</text:p>
          </table:table-cell>
          <table:table-cell table:style-name="Table7.A1" office:value-type="string">
            <text:p text:style-name="P30">[ meksika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mexicaine</text:p>
          </table:table-cell>
          <table:table-cell table:style-name="Table7.A1" office:value-type="string">
            <text:p text:style-name="P30">[ meksiken ]</text:p>
          </table:table-cell>
        </table:table-row>
        <table:table-row table:style-name="Table7.5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français</text:p>
          </table:table-cell>
          <table:table-cell table:style-name="Table7.A1" office:value-type="string">
            <text:p text:style-name="P30">[ franse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française</text:p>
          </table:table-cell>
          <table:table-cell table:style-name="Table7.A1" office:value-type="string">
            <text:p text:style-name="P30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Pronoun</text:p>
          </table:table-cell>
          <table:table-cell table:style-name="Table8.A1" office:value-type="string">
            <text:p text:style-name="P31">Conjugation</text:p>
          </table:table-cell>
          <table:table-cell table:style-name="Table8.A1" office:value-type="string">
            <text:p text:style-name="P31">Maltese-style Pronunciation</text:p>
          </table:table-cell>
        </table:table-row>
        <table:table-row table:style-name="Table8.1">
          <table:table-cell table:style-name="Table8.A1" office:value-type="string">
            <text:p text:style-name="P31">Je</text:p>
          </table:table-cell>
          <table:table-cell table:style-name="Table8.A1" office:value-type="string">
            <text:p text:style-name="P31">m’appelle</text:p>
          </table:table-cell>
          <table:table-cell table:style-name="Table8.A1" office:value-type="string">
            <text:p text:style-name="P31">[ xġ ma-pel ]</text:p>
          </table:table-cell>
        </table:table-row>
        <table:table-row table:style-name="Table8.1">
          <table:table-cell table:style-name="Table8.A1" office:value-type="string">
            <text:p text:style-name="P31">Tu</text:p>
          </table:table-cell>
          <table:table-cell table:style-name="Table8.A1" office:value-type="string">
            <text:p text:style-name="P31">t’appelles</text:p>
          </table:table-cell>
          <table:table-cell table:style-name="Table8.A1" office:value-type="string">
            <text:p text:style-name="P31">[ tu ta-pel ]</text:p>
          </table:table-cell>
        </table:table-row>
        <table:table-row table:style-name="Table8.1">
          <table:table-cell table:style-name="Table8.A1" office:value-type="string">
            <text:p text:style-name="P31">Il / Elle / On</text:p>
          </table:table-cell>
          <table:table-cell table:style-name="Table8.A1" office:value-type="string">
            <text:p text:style-name="P31">s’appelle</text:p>
          </table:table-cell>
          <table:table-cell table:style-name="Table8.A1" office:value-type="string">
            <text:p text:style-name="P31">[ il / el / qu sa-pel ]</text:p>
          </table:table-cell>
        </table:table-row>
        <table:table-row table:style-name="Table8.1">
          <table:table-cell table:style-name="Table8.A1" office:value-type="string">
            <text:p text:style-name="P31">Nous</text:p>
          </table:table-cell>
          <table:table-cell table:style-name="Table8.A1" office:value-type="string">
            <text:p text:style-name="P31">nous appelons</text:p>
          </table:table-cell>
          <table:table-cell table:style-name="Table8.A1" office:value-type="string">
            <text:p text:style-name="P31">[ nu za-plo ]</text:p>
          </table:table-cell>
        </table:table-row>
        <table:table-row table:style-name="Table8.1">
          <table:table-cell table:style-name="Table8.A1" office:value-type="string">
            <text:p text:style-name="P31">Vous</text:p>
          </table:table-cell>
          <table:table-cell table:style-name="Table8.A1" office:value-type="string">
            <text:p text:style-name="P31">vous appelez</text:p>
          </table:table-cell>
          <table:table-cell table:style-name="Table8.A1" office:value-type="string">
            <text:p text:style-name="P31">[ vu za-ple ]</text:p>
          </table:table-cell>
        </table:table-row>
        <table:table-row table:style-name="Table8.1">
          <table:table-cell table:style-name="Table8.A1" office:value-type="string">
            <text:p text:style-name="P31">Ils / Elles</text:p>
          </table:table-cell>
          <table:table-cell table:style-name="Table8.A1" office:value-type="string">
            <text:p text:style-name="P31">s’appellent</text:p>
          </table:table-cell>
          <table:table-cell table:style-name="Table8.A1" office:value-type="string">
            <text:p text:style-name="P31">[ il / el sa-pel ]</text:p>
          </table:table-cell>
        </table:table-row>
      </table:table>
      <text:h text:style-name="P28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1">Pronoun</text:p>
          </table:table-cell>
          <table:table-cell table:style-name="Table5.A1" office:value-type="string">
            <text:p text:style-name="P31">Conjugation</text:p>
          </table:table-cell>
          <table:table-cell table:style-name="Table5.A1" office:value-type="string">
            <text:p text:style-name="P31">Maltese-style Pronunciation</text:p>
          </table:table-cell>
        </table:table-row>
        <table:table-row table:style-name="Table5.1">
          <table:table-cell table:style-name="Table5.A1" office:value-type="string">
            <text:p text:style-name="P31">Je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xġ parl ]</text:p>
          </table:table-cell>
        </table:table-row>
        <table:table-row table:style-name="Table5.1">
          <table:table-cell table:style-name="Table5.A1" office:value-type="string">
            <text:p text:style-name="P31">Tu</text:p>
          </table:table-cell>
          <table:table-cell table:style-name="Table5.A1" office:value-type="string">
            <text:p text:style-name="P31">parles</text:p>
          </table:table-cell>
          <table:table-cell table:style-name="Table5.A1" office:value-type="string">
            <text:p text:style-name="P31">[ tu parl ]</text:p>
          </table:table-cell>
        </table:table-row>
        <table:table-row table:style-name="Table5.1">
          <table:table-cell table:style-name="Table5.A1" office:value-type="string">
            <text:p text:style-name="P31">Il / Elle / On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il / el / qu parl ]</text:p>
          </table:table-cell>
        </table:table-row>
        <table:table-row table:style-name="Table5.1">
          <table:table-cell table:style-name="Table5.A1" office:value-type="string">
            <text:p text:style-name="P31">Nous</text:p>
          </table:table-cell>
          <table:table-cell table:style-name="Table5.A1" office:value-type="string">
            <text:p text:style-name="P31">parlons</text:p>
          </table:table-cell>
          <table:table-cell table:style-name="Table5.A1" office:value-type="string">
            <text:p text:style-name="P31">[ nu parlo ]</text:p>
          </table:table-cell>
        </table:table-row>
        <table:table-row table:style-name="Table5.1">
          <table:table-cell table:style-name="Table5.A1" office:value-type="string">
            <text:p text:style-name="P31">Vous</text:p>
          </table:table-cell>
          <table:table-cell table:style-name="Table5.A1" office:value-type="string">
            <text:p text:style-name="P31">parlez</text:p>
          </table:table-cell>
          <table:table-cell table:style-name="Table5.A1" office:value-type="string">
            <text:p text:style-name="P31">[ vu parle ]</text:p>
          </table:table-cell>
        </table:table-row>
        <table:table-row table:style-name="Table5.1">
          <table:table-cell table:style-name="Table5.A1" office:value-type="string">
            <text:p text:style-name="P31">Ils / Elles</text:p>
          </table:table-cell>
          <table:table-cell table:style-name="Table5.A1" office:value-type="string">
            <text:p text:style-name="P31">parlent</text:p>
          </table:table-cell>
          <table:table-cell table:style-name="Table5.A1" office:value-type="string">
            <text:p text:style-name="P31">[ il / el parl ]</text:p>
          </table:table-cell>
        </table:table-row>
      </table:table>
      <text:p text:style-name="P10"/>
      <text:p text:style-name="P10"/>
      <text:p text:style-name="P20"><text:span text:style-name="Strong_20_Emphasis"><text:span text:style-name="T133">🗣️ </text:span></text:span><text:span text:style-name="Strong_20_Emphasis"><text:span text:style-name="T17">Conversation: Tu parles espagnol ?</text:span></text:span></text:p>
      <text:p text:style-name="P20"><text:span text:style-name="Strong_20_Emphasis"><text:span text:style-name="T133"/></text:span></text:p>
      <text:p text:style-name="P20"><text:span text:style-name="Strong_20_Emphasis"><text:span text:style-name="T143">Salut ! Comment tu t’appelles ?</text:span></text:span></text:p>
      <text:p text:style-name="P20"><text:span text:style-name="Strong_20_Emphasis"><text:span text:style-name="T133">  Salut ! Je m’appelle Pablo.</text:span></text:span></text:p>
      <text:p text:style-name="P20"><text:span text:style-name="Strong_20_Emphasis"><text:span text:style-name="T143">Pablo ?! Tu es américain ?</text:span></text:span></text:p>
      <text:p text:style-name="P20"><text:span text:style-name="Strong_20_Emphasis"><text:span text:style-name="T133">  Je suis mexicain.</text:span></text:span></text:p>
      <text:p text:style-name="P20"><text:span text:style-name="Strong_20_Emphasis"><text:span text:style-name="T143">Mexicain ? Tu parles espagnol ?</text:span></text:span></text:p>
      <text:p text:style-name="P20"><text:span text:style-name="Strong_20_Emphasis"><text:span text:style-name="T133">  Oui !</text:span></text:span></text:p>
      <text:p text:style-name="P20"><text:span text:style-name="Strong_20_Emphasis"><text:span text:style-name="T143">Waouh ! Tu es un garçon très intéressant ! Tu parles français et espagnol !</text:span></text:span></text:p>
      <text:p text:style-name="P27"><text:span text:style-name="Strong_20_Emphasis"><text:span text:style-name="T151">[waw, tu e qa garso treż anteresa. Tu parl franse e espanjol]</text:span></text:span></text:p>
      <text:p text:style-name="P20"><text:span text:style-name="Strong_20_Emphasis"><text:span text:style-name="T133">  Je parle espagnol, français et anglais.</text:span></text:span></text:p>
      <text:p text:style-name="P20"><text:span text:style-name="Strong_20_Emphasis"><text:span text:style-name="T143">Incroyable ! Je m’appelle Zari… </text:span></text:span></text:p>
      <text:p text:style-name="P27"><text:span text:style-name="Strong_20_Emphasis"><text:span text:style-name="T151">[ an-krwa-jabl, xġ m’apel Żari ]</text:span></text:span></text:p>
      <text:p text:style-name="P20"><text:span text:style-name="Strong_20_Emphasis"><text:span text:style-name="T133">  Au revoir, Zari !</text:span></text:span></text:p>
      <text:p text:style-name="P20"><text:span text:style-name="Strong_20_Emphasis"><text:span text:style-name="T133"/></text:span></text:p>
      <text:p text:style-name="P20"><text:span text:style-name="Strong_20_Emphasis"><text:span text:style-name="T133"/></text:span></text:p>
      <text:p text:style-name="P63"><text:soft-page-break/><text:span text:style-name="Strong_20_Emphasis"><text:span text:style-name="T153"/></text:span></text:p>
      <text:h text:style-name="P15" text:outline-level="1"><text:span text:style-name="Strong_20_Emphasis"><text:span text:style-name="T103">Unit 4 – Using the Present Tense (Le présent)</text:span></text:span></text:h>
      <text:p text:style-name="P16"><text:span text:style-name="Strong_20_Emphasis"><text:span text:style-name="T103"/></text:span></text:p>
      <text:p text:style-name="P20"><text:span text:style-name="Strong_20_Emphasis"><text:span text:style-name="T22">Core Sentences</text:span></text:span></text:p>
      <text:p text:style-name="P63"><text:span text:style-name="Strong_20_Emphasis"><text:span text:style-name="T158"/></text:span></text:p>
      <text:p text:style-name="P25"><text:span text:style-name="Strong_20_Emphasis"><text:span text:style-name="T133">J'étudie à Paris.<text:tab/><text:tab/>[xġe twidi a pari]<text:tab/><text:tab/>I study in Paris.</text:span></text:span></text:p>
      <text:p text:style-name="P25"><text:span text:style-name="Strong_20_Emphasis"><text:span text:style-name="T133"/></text:span></text:p>
      <text:p text:style-name="P25"><text:span text:style-name="Strong_20_Emphasis"><text:span text:style-name="T133">J'étudie à Bordeaux.<text:tab/><text:tab/>[xġ e twidi a bordo]<text:tab/><text:tab/>I study in Bordeaux.</text:span></text:span></text:p>
      <text:p text:style-name="P25"><text:span text:style-name="Strong_20_Emphasis"><text:span text:style-name="T133"/></text:span></text:p>
      <text:p text:style-name="P25"><text:span text:style-name="Strong_20_Emphasis"><text:span text:style-name="T133">J'habite à Berlin.<text:tab/><text:tab/>[xġe abit a berlin]<text:tab/><text:tab/>I live in Berlin.</text:span></text:span></text:p>
      <text:p text:style-name="P25"><text:span text:style-name="Strong_20_Emphasis"><text:span text:style-name="T133"/></text:span></text:p>
      <text:p text:style-name="P25"><text:span text:style-name="Strong_20_Emphasis"><text:span text:style-name="T133">Je travaille à New York.<text:tab/>[xġ travaj a nju jork]<text:tab/><text:tab/>I work in New York.</text:span></text:span></text:p>
      <text:p text:style-name="P25"><text:span text:style-name="Strong_20_Emphasis"><text:span text:style-name="T133"/></text:span></text:p>
      <text:p text:style-name="P25"><text:span text:style-name="Strong_20_Emphasis"><text:span text:style-name="T133">Elle est ici.<text:tab/><text:tab/><text:tab/>[el et i‑si]<text:tab/><text:tab/><text:tab/>She is here.</text:span></text:span></text:p>
      <text:p text:style-name="P25"><text:span text:style-name="Strong_20_Emphasis"><text:span text:style-name="T133"/></text:span></text:p>
      <text:p text:style-name="P25"><text:span text:style-name="Strong_20_Emphasis"><text:span text:style-name="T133">Tu habites à Paris ?<text:tab/><text:tab/>[tu abit a pari]<text:tab/><text:tab/><text:tab/>Do you live in Paris?</text:span></text:span></text:p>
      <text:p text:style-name="P34"><text:span text:style-name="Strong_20_Emphasis"><text:span text:style-name="T131"/></text:span></text:p>
      <text:p text:style-name="P34"><text:span text:style-name="Strong_20_Emphasis"><text:span text:style-name="T131"/></text:span></text:p>
      <text:p text:style-name="P20"><text:span text:style-name="Strong_20_Emphasis"><text:span text:style-name="T22">Key Vocabulary</text:span></text:span></text:p>
      <text:p text:style-name="P20"><text:span text:style-name="Strong_20_Emphasis"><text:span text:style-name="T22"/></text:span></text:p>
      <text:p text:style-name="P26"><text:span text:style-name="Strong_20_Emphasis"><text:span text:style-name="T144">People</text:span></text:span></text:p>
      <text:p text:style-name="P26"><text:span text:style-name="Strong_20_Emphasis"><text:span text:style-name="T133">l'étudiant<text:tab/><text:tab/><text:tab/>[le‑tu‑dja]<text:tab/><text:tab/><text:tab/>(male) student</text:span></text:span></text:p>
      <text:p text:style-name="P26"><text:span text:style-name="Strong_20_Emphasis"><text:span text:style-name="T133">l'étudiante<text:tab/><text:tab/><text:tab/>[le‑tu‑djant]<text:tab/><text:tab/><text:tab/>(female) student</text:span></text:span></text:p>
      <text:p text:style-name="P25"><text:span text:style-name="Strong_20_Emphasis"><text:span text:style-name="T133"/></text:span></text:p>
      <text:p text:style-name="P25"><text:span text:style-name="Strong_20_Emphasis"><text:span text:style-name="T133"/></text:span></text:p>
      <text:p text:style-name="P26"><text:span text:style-name="Strong_20_Emphasis"><text:span text:style-name="T144">Places &amp; Adverbs</text:span></text:span></text:p>
      <text:p text:style-name="P26"><text:span text:style-name="Strong_20_Emphasis"><text:span text:style-name="T133">ici<text:tab/><text:tab/><text:tab/><text:tab/>[i‑si] <text:tab/><text:tab/><text:tab/><text:tab/>here</text:span></text:span></text:p>
      <text:p text:style-name="P26"><text:span text:style-name="Strong_20_Emphasis"><text:span text:style-name="T133">en Espagne <text:s/><text:tab/><text:tab/><text:tab/>[qo  n_espanj] <text:tab/><text:tab/><text:tab/>in Spain</text:span></text:span></text:p>
      <text:p text:style-name="P26"><text:span text:style-name="Strong_20_Emphasis"><text:span text:style-name="T133">en Europe<text:tab/><text:tab/><text:tab/>[qo  n_ewrop]<text:tab/><text:tab/><text:tab/>in Europe</text:span></text:span></text:p>
      <text:p text:style-name="P26"><text:span text:style-name="Strong_20_Emphasis"><text:span text:style-name="T133">en Angleterre<text:tab/><text:tab/><text:tab/>[qo  n_an-gli-ter]<text:tab/><text:tab/>in England</text:span></text:span></text:p>
      <text:p text:style-name="P26"><text:span text:style-name="Strong_20_Emphasis"><text:span text:style-name="T133">à (+ city)<text:tab/><text:tab/><text:tab/>—<text:tab/><text:tab/><text:tab/><text:tab/>in / to (a city)</text:span></text:span></text:p>
      <text:p text:style-name="P25"><text:span text:style-name="Strong_20_Emphasis"><text:span text:style-name="T133"/></text:span></text:p>
      <text:p text:style-name="P26"><text:span text:style-name="Strong_20_Emphasis"><text:span text:style-name="T144">Preposition </text:span></text:span><text:span text:style-name="Strong_20_Emphasis"><text:span text:style-name="T145">avec</text:span></text:span><text:span text:style-name="Strong_20_Emphasis"><text:span text:style-name="T144"> – "with"</text:span></text:span></text:p>
      <text:p text:style-name="P66"/>
      <text:p text:style-name="P26"><text:span text:style-name="Strong_20_Emphasis"><text:span text:style-name="T133">Je parle avec Marie.<text:tab/><text:tab/>[xġ  parl  <text:s/>avek  <text:s/>Mari]<text:tab/><text:tab/>I speak with Marie.</text:span></text:span></text:p>
      <text:p text:style-name="P26"><text:span text:style-name="Strong_20_Emphasis"><text:span text:style-name="T133">Il habite avec Paul.<text:tab/><text:tab/>[il  abit  avek  Pol]<text:tab/><text:tab/>He lives with Paul.</text:span></text:span></text:p>
      <text:p text:style-name="P26"><text:span text:style-name="Strong_20_Emphasis"><text:span text:style-name="T133">Elle travaille avec moi.<text:tab/>[el <text:s/> travaj  <text:s/>avek  mwa]<text:tab/>She works with me.</text:span></text:span></text:p>
      <text:p text:style-name="P25"><text:span text:style-name="Strong_20_Emphasis"><text:span text:style-name="T133"/></text:span></text:p>
      <text:p text:style-name="P25"><text:span text:style-name="Strong_20_Emphasis"><text:span text:style-name="T133"/></text:span></text:p>
      <text:p text:style-name="P25"><text:span text:style-name="Strong_20_Emphasis"><text:span text:style-name="T133"/></text:span></text:p>
      <text:p text:style-name="P25"><text:span text:style-name="Strong_20_Emphasis"><text:span text:style-name="T133"/></text:span></text:p>
      <text:p text:style-name="P34"/>
      <text:p text:style-name="P20"><text:soft-page-break/><text:span text:style-name="Strong_20_Emphasis"><text:span text:style-name="T22">Pronunciation Patterns (new in this unit)</text:span></text:span></text:p>
      <text:p text:style-name="P71">Pattern<text:tab/><text:tab/>Sounds like</text:p>
      <text:p text:style-name="P35">ant → qa<text:tab/><text:tab/>croissant → [kwa‑sqa]</text:p>
      <text:p text:style-name="P35">ante → qant<text:tab/><text:tab/>importante → [un‑por‑<text:span text:style-name="T157">tant</text:span>]</text:p>
      <text:p text:style-name="P35">aille → aajj<text:tab/><text:tab/>travaille → [travaj]</text:p>
      <text:p text:style-name="P35">on → qu<text:tab/><text:tab/>garçon → [gar‑<text:span text:style-name="T157">so</text:span>]</text:p>
      <text:p text:style-name="P35"/>
      <text:p text:style-name="P20"><text:span text:style-name="Strong_20_Emphasis"><text:span text:style-name="T22"/></text:span></text:p>
      <text:h text:style-name="P23" text:outline-level="3"><text:span text:style-name="Strong_20_Emphasis"><text:span text:style-name="T22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29">Je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xġ etudi]</text:p>
          </table:table-cell>
        </table:table-row>
        <table:table-row table:style-name="Table17.1">
          <table:table-cell table:style-name="Table17.A1" office:value-type="string">
            <text:p text:style-name="P29">Tu</text:p>
          </table:table-cell>
          <table:table-cell table:style-name="Table17.A1" office:value-type="string">
            <text:p text:style-name="P29">étudies</text:p>
          </table:table-cell>
          <table:table-cell table:style-name="Table17.A1" office:value-type="string">
            <text:p text:style-name="P29">[tu etudi]</text:p>
          </table:table-cell>
        </table:table-row>
        <table:table-row table:style-name="Table17.1">
          <table:table-cell table:style-name="Table17.A1" office:value-type="string">
            <text:p text:style-name="P29">Il / Elle / On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il / el / qu etudi]</text:p>
          </table:table-cell>
        </table:table-row>
        <table:table-row table:style-name="Table17.1">
          <table:table-cell table:style-name="Table17.A1" office:value-type="string">
            <text:p text:style-name="P29">Nous</text:p>
          </table:table-cell>
          <table:table-cell table:style-name="Table17.A1" office:value-type="string">
            <text:p text:style-name="P29">étudions</text:p>
          </table:table-cell>
          <table:table-cell table:style-name="Table17.A1" office:value-type="string">
            <text:p text:style-name="P29">[nu <text:span text:style-name="T186">ż_</text:span>etudjo]</text:p>
          </table:table-cell>
        </table:table-row>
        <table:table-row table:style-name="Table17.1">
          <table:table-cell table:style-name="Table17.A1" office:value-type="string">
            <text:p text:style-name="P29">Vous</text:p>
          </table:table-cell>
          <table:table-cell table:style-name="Table17.A1" office:value-type="string">
            <text:p text:style-name="P29">étudiez</text:p>
          </table:table-cell>
          <table:table-cell table:style-name="Table17.A1" office:value-type="string">
            <text:p text:style-name="P29">[vu <text:span text:style-name="T186">ż_</text:span>etudje]</text:p>
          </table:table-cell>
        </table:table-row>
        <table:table-row table:style-name="Table17.1">
          <table:table-cell table:style-name="Table17.A1" office:value-type="string">
            <text:p text:style-name="P29">Ils / Elles</text:p>
          </table:table-cell>
          <table:table-cell table:style-name="Table17.A1" office:value-type="string">
            <text:p text:style-name="P29">étudient</text:p>
          </table:table-cell>
          <table:table-cell table:style-name="Table17.A1" office:value-type="string">
            <text:p text:style-name="P29">[il / el <text:span text:style-name="T186">ż_etudja</text:span>]</text:p>
          </table:table-cell>
        </table:table-row>
      </table:table>
      <text:p text:style-name="P36"><text:span text:style-name="Strong_20_Emphasis"><text:span text:style-name="T22"/></text:span></text:p>
      <text:h text:style-name="P23" text:outline-level="3"><text:span text:style-name="Strong_20_Emphasis"><text:span text:style-name="T22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9">Je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xġ abit]</text:p>
          </table:table-cell>
        </table:table-row>
        <table:table-row>
          <table:table-cell table:style-name="Table15.A1" office:value-type="string">
            <text:p text:style-name="P29">Tu</text:p>
          </table:table-cell>
          <table:table-cell table:style-name="Table15.A1" office:value-type="string">
            <text:p text:style-name="P29">habites</text:p>
          </table:table-cell>
          <table:table-cell table:style-name="Table15.A1" office:value-type="string">
            <text:p text:style-name="P29">[tu abit]</text:p>
          </table:table-cell>
        </table:table-row>
        <table:table-row>
          <table:table-cell table:style-name="Table15.A1" office:value-type="string">
            <text:p text:style-name="P29">Il / Elle / On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il / el / qu abit]</text:p>
          </table:table-cell>
        </table:table-row>
        <table:table-row>
          <table:table-cell table:style-name="Table15.A1" office:value-type="string">
            <text:p text:style-name="P29">Nous</text:p>
          </table:table-cell>
          <table:table-cell table:style-name="Table15.A1" office:value-type="string">
            <text:p text:style-name="P29">habitons</text:p>
          </table:table-cell>
          <table:table-cell table:style-name="Table15.A1" office:value-type="string">
            <text:p text:style-name="P29">[nu abito]</text:p>
          </table:table-cell>
        </table:table-row>
        <table:table-row>
          <table:table-cell table:style-name="Table15.A1" office:value-type="string">
            <text:p text:style-name="P29">Vous</text:p>
          </table:table-cell>
          <table:table-cell table:style-name="Table15.A1" office:value-type="string">
            <text:p text:style-name="P29">habitez</text:p>
          </table:table-cell>
          <table:table-cell table:style-name="Table15.A1" office:value-type="string">
            <text:p text:style-name="P29">[vu abite]</text:p>
          </table:table-cell>
        </table:table-row>
        <table:table-row>
          <table:table-cell table:style-name="Table15.A1" office:value-type="string">
            <text:p text:style-name="P29">Ils / Elles</text:p>
          </table:table-cell>
          <table:table-cell table:style-name="Table15.A1" office:value-type="string">
            <text:p text:style-name="P29">habitent</text:p>
          </table:table-cell>
          <table:table-cell table:style-name="Table15.A1" office:value-type="string">
            <text:p text:style-name="P29">[il / el abit]</text:p>
          </table:table-cell>
        </table:table-row>
      </table:table>
      <text:p text:style-name="P24"><text:span text:style-name="Strong_20_Emphasis"><text:span text:style-name="T22"/></text:span></text:p>
      <text:h text:style-name="P23" text:outline-level="3"><text:span text:style-name="Strong_20_Emphasis"><text:span text:style-name="T22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Je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xġ travaj]</text:p>
          </table:table-cell>
        </table:table-row>
        <table:table-row>
          <table:table-cell table:style-name="Table16.A1" office:value-type="string">
            <text:p text:style-name="P29">Tu</text:p>
          </table:table-cell>
          <table:table-cell table:style-name="Table16.A1" office:value-type="string">
            <text:p text:style-name="P29">travailles</text:p>
          </table:table-cell>
          <table:table-cell table:style-name="Table16.A1" office:value-type="string">
            <text:p text:style-name="P29">[tu travaj]</text:p>
          </table:table-cell>
        </table:table-row>
        <table:table-row>
          <table:table-cell table:style-name="Table16.A1" office:value-type="string">
            <text:p text:style-name="P29">Il / Elle / On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il / el / qu travaj]</text:p>
          </table:table-cell>
        </table:table-row>
        <table:table-row>
          <table:table-cell table:style-name="Table16.A1" office:value-type="string">
            <text:p text:style-name="P29">Nous</text:p>
          </table:table-cell>
          <table:table-cell table:style-name="Table16.A1" office:value-type="string">
            <text:p text:style-name="P29">travaillons</text:p>
          </table:table-cell>
          <table:table-cell table:style-name="Table16.A1" office:value-type="string">
            <text:p text:style-name="P29">[nu travajo]</text:p>
          </table:table-cell>
        </table:table-row>
        <table:table-row>
          <table:table-cell table:style-name="Table16.A1" office:value-type="string">
            <text:p text:style-name="P29">Vous</text:p>
          </table:table-cell>
          <table:table-cell table:style-name="Table16.A1" office:value-type="string">
            <text:p text:style-name="P29">travaillez</text:p>
          </table:table-cell>
          <table:table-cell table:style-name="Table16.A1" office:value-type="string">
            <text:p text:style-name="P29">[vu travaje]</text:p>
          </table:table-cell>
        </table:table-row>
        <table:table-row table:style-name="Table16.6">
          <table:table-cell table:style-name="Table16.A1" office:value-type="string">
            <text:p text:style-name="P29">Ils / Elles</text:p>
          </table:table-cell>
          <table:table-cell table:style-name="Table16.A1" office:value-type="string">
            <text:p text:style-name="P29">travaillent</text:p>
          </table:table-cell>
          <table:table-cell table:style-name="Table16.A1" office:value-type="string">
            <text:p text:style-name="P29">[il / el travaj]</text:p>
          </table:table-cell>
        </table:table-row>
      </table:table>
      <text:p text:style-name="P24"><text:span text:style-name="Strong_20_Emphasis"><text:span text:style-name="T22"/></text:span></text:p>
      <text:h text:style-name="P22" text:outline-level="3"><text:soft-page-break/><text:span text:style-name="Strong_20_Emphasis"><text:span text:style-name="T12">Verb vs Noun – étudie vs étudiant(e)</text:span></text:span></text:h>
      <text:p text:style-name="P32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29">Word</text:p>
          </table:table-cell>
          <table:table-cell table:style-name="Table18.A1" office:value-type="string">
            <text:p text:style-name="P29">Type</text:p>
          </table:table-cell>
          <table:table-cell table:style-name="Table18.A1" office:value-type="string">
            <text:p text:style-name="P29">Maltese‑style</text:p>
          </table:table-cell>
          <table:table-cell table:style-name="Table18.A1" office:value-type="string">
            <text:p text:style-name="P29">Meaning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31">étudie</text:span></text:span></text:p>
          </table:table-cell>
          <table:table-cell table:style-name="Table18.A1" office:value-type="string">
            <text:p text:style-name="P29">verb</text:p>
          </table:table-cell>
          <table:table-cell table:style-name="Table18.A1" office:value-type="string">
            <text:p text:style-name="P29">[etudi]</text:p>
          </table:table-cell>
          <table:table-cell table:style-name="Table18.A1" office:value-type="string">
            <text:p text:style-name="P29">(I/you/he…) study/studies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31">étudiant</text:span></text:span></text:p>
          </table:table-cell>
          <table:table-cell table:style-name="Table18.A1" office:value-type="string">
            <text:p text:style-name="P29">noun (m.)</text:p>
          </table:table-cell>
          <table:table-cell table:style-name="Table18.A1" office:value-type="string">
            <text:p text:style-name="P29">[etudja]</text:p>
          </table:table-cell>
          <table:table-cell table:style-name="Table18.A1" office:value-type="string">
            <text:p text:style-name="P29">male student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31">étudiante</text:span></text:span></text:p>
          </table:table-cell>
          <table:table-cell table:style-name="Table18.A1" office:value-type="string">
            <text:p text:style-name="P29">noun (f.)</text:p>
          </table:table-cell>
          <table:table-cell table:style-name="Table18.A1" office:value-type="string">
            <text:p text:style-name="P29">[etudjant]</text:p>
          </table:table-cell>
          <table:table-cell table:style-name="Table18.A1" office:value-type="string">
            <text:p text:style-name="P29">female student</text:p>
          </table:table-cell>
        </table:table-row>
      </table:table>
      <text:p text:style-name="P35"/>
      <text:h text:style-name="P64" text:outline-level="1"><text:a xlink:type="simple" xlink:href="https://www.duolingo.com/sections" text:style-name="Internet_20_link" text:visited-style-name="Visited_20_Internet_20_Link"><text:span text:style-name="Strong_20_Emphasis"><text:span text:style-name="T158"/></text:span></text:a></text:h>
      <text:h text:style-name="P22" text:outline-level="3"><text:span text:style-name="Strong_20_Emphasis"><text:span text:style-name="T12">Prepositions for Places</text:span></text:span></text:h>
      <text:p text:style-name="P63"><text:span text:style-name="Strong_20_Emphasis"><text:span text:style-name="T158"/></text:span></text:p>
      <text:p text:style-name="P67"><text:span text:style-name="Strong_20_Emphasis"><text:span text:style-name="T133">Use </text:span></text:span><text:span text:style-name="Strong_20_Emphasis"><text:span text:style-name="T143">à</text:span></text:span><text:span text:style-name="Strong_20_Emphasis"><text:span text:style-name="T133"> with cities:</text:span></text:span></text:p>
      <text:list text:style-name="L10">
        <text:list-item>
          <text:p text:style-name="P184"><text:span text:style-name="Strong_20_Emphasis"><text:span text:style-name="T133">J'habite à Berlin. </text:span></text:span></text:p>
        </text:list-item>
      </text:list>
      <text:p text:style-name="P67"><text:span text:style-name="Strong_20_Emphasis"><text:span text:style-name="T133">Use </text:span></text:span><text:span text:style-name="Strong_20_Emphasis"><text:span text:style-name="T143">en</text:span></text:span><text:span text:style-name="Strong_20_Emphasis"><text:span text:style-name="T133"> with most feminine countries &amp; regions :</text:span></text:span></text:p>
      <text:list text:style-name="L11">
        <text:list-item>
          <text:p text:style-name="P185"><text:span text:style-name="Strong_20_Emphasis"><text:span text:style-name="T133">Elle travaille en Espagne. <text:s/><text:tab/><text:tab/><text:tab/></text:span></text:span><text:span text:style-name="Strong_20_Emphasis"><text:span text:style-name="T134">[ <text:s/>el <text:s/>travaj <text:s/>o <text:s/>n_espanj <text:s/>]</text:span></text:span></text:p>
        </text:list-item>
      </text:list>
      <text:p text:style-name="P67"><text:span text:style-name="Strong_20_Emphasis"><text:span text:style-name="T133">Use </text:span></text:span><text:span text:style-name="Strong_20_Emphasis"><text:span text:style-name="T143">en</text:span></text:span><text:span text:style-name="Strong_20_Emphasis"><text:span text:style-name="T133"> with all continents :</text:span></text:span></text:p>
      <text:list text:style-name="L12">
        <text:list-item>
          <text:p text:style-name="P186"><text:span text:style-name="Strong_20_Emphasis"><text:span text:style-name="T133">Je suis en Europe. <text:tab/><text:tab/><text:tab/><text:tab/></text:span></text:span><text:span text:style-name="Strong_20_Emphasis"><text:span text:style-name="T134">[ xġ <text:s/>swis <text:s/>o <text:s/>n_ewrop ]</text:span></text:span></text:p>
        </text:list-item>
      </text:list>
      <text:p text:style-name="P67"><text:span text:style-name="Strong_20_Emphasis"><text:span text:style-name="T133">(Remember au / aux for masculine &amp; plural countries – coming next unit!) |</text:span></text:span></text:p>
      <text:p text:style-name="P63"><text:span text:style-name="Strong_20_Emphasis"><text:span text:style-name="T158"/></text:span></text:p>
      <text:p text:style-name="P63"><text:span text:style-name="Strong_20_Emphasis"><text:span text:style-name="T158"/></text:span></text:p>
      <text:h text:style-name="P22" text:outline-level="3"><text:span text:style-name="Strong_20_Emphasis"><text:span text:style-name="T12">Mini‑Dialogue (Putting it all together)</text:span></text:span></text:h>
      <text:p text:style-name="P24"><text:span text:style-name="Strong_20_Emphasis"><text:span text:style-name="T12"/></text:span></text:p>
      <text:p text:style-name="Quotations"><text:span text:style-name="Strong_20_Emphasis"><text:span text:style-name="T131">Paule :</text:span></text:span><text:span text:style-name="T131"> Enchanté, Marie. Je m'appelle Paule. Tu habites à Berlin ?</text:span></text:p>
      <text:p text:style-name="Quotations"><text:span text:style-name="Strong_20_Emphasis"><text:span text:style-name="T131">Marie :</text:span></text:span><text:span text:style-name="T131"> Oui, j'habite à Berlin. Et toi ?</text:span></text:p>
      <text:p text:style-name="P65"><text:span text:style-name="T126"/></text:p>
      <text:p text:style-name="Quotations"><text:span text:style-name="Strong_20_Emphasis"><text:span text:style-name="T131">Paule :</text:span></text:span><text:span text:style-name="T131"> J'étudie à Toronto, et toi ?</text:span></text:p>
      <text:p text:style-name="Quotations"><text:span text:style-name="Strong_20_Emphasis"><text:span text:style-name="T131">Marie :</text:span></text:span><text:span text:style-name="T131"> Moi, je travaille ici en France avec Alice.<text:tab/></text:span><text:span text:style-name="T135">[ mwa, xġ travaj isi <text:s/>qon frans <text:s/>avec alis ]</text:span></text:p>
      <text:p text:style-name="P70">I work here in France with Alice.</text:p>
      <text:p text:style-name="P63"><text:span text:style-name="Strong_20_Emphasis"><text:span text:style-name="T158"/></text:span></text:p>
      <text:p text:style-name="P63"><text:span text:style-name="Strong_20_Emphasis"><text:span text:style-name="T158"/></text:span></text:p>
      <text:p text:style-name="P63"><text:span text:style-name="Strong_20_Emphasis"><text:span text:style-name="T158"/></text:span></text:p>
      <text:p text:style-name="P63"><text:span text:style-name="Strong_20_Emphasis"><text:span text:style-name="T158"/></text:span></text:p>
      <text:h text:style-name="P21" text:outline-level="2"><text:soft-page-break/><text:span text:style-name="Strong_20_Emphasis"><text:span text:style-name="T12">Quick Check</text:span></text:span></text:h>
      <text:p text:style-name="Text_20_body"><text:span text:style-name="Strong_20_Emphasis"><text:span text:style-name="T129">J'étudie avec mon chat.</text:span></text:span><text:span text:style-name="T129"> <text:tab/><text:tab/>[xġ etudi avek mon xa]</text:span></text:p>
      <text:p text:style-name="Text_20_body"><text:span text:style-name="Strong_20_Emphasis"><text:span text:style-name="T129">Tu travailles en Espagne ?<text:tab/><text:tab/></text:span></text:span><text:span text:style-name="Strong_20_Emphasis"><text:span text:style-name="T130">[ tu travaj on espanj ]</text:span></text:span></text:p>
      <text:p text:style-name="P68"><text:span text:style-name="Strong_20_Emphasis"><text:span text:style-name="T24">La France<text:tab/><text:tab/><text:tab/><text:tab/></text:span></text:span><text:span text:style-name="Strong_20_Emphasis"><text:span text:style-name="T33">[ la frans ]</text:span></text:span></text:p>
      <text:p text:style-name="P68"><text:span text:style-name="Strong_20_Emphasis"><text:span text:style-name="T24">en France<text:tab/><text:tab/><text:tab/><text:tab/></text:span></text:span><text:span text:style-name="Strong_20_Emphasis"><text:span text:style-name="T33">[ o n_frans ]</text:span></text:span></text:p>
      <text:p text:style-name="P69"><text:span text:style-name="Strong_20_Emphasis"><text:span text:style-name="T25">en Italie<text:tab/><text:tab/><text:tab/><text:tab/>[ o <text:s/>n</text:span></text:span><text:span text:style-name="Strong_20_Emphasis"><text:span text:style-name="T33">_</text:span></text:span><text:span text:style-name="Strong_20_Emphasis"><text:span text:style-name="T25">itali ]</text:span></text:span></text:p>
      <text:p text:style-name="P69"><text:span text:style-name="Strong_20_Emphasis"><text:span text:style-name="T25">j’habit</text:span></text:span><text:span text:style-name="Strong_20_Emphasis"><text:span text:style-name="T33">e</text:span></text:span><text:span text:style-name="Strong_20_Emphasis"><text:span text:style-name="T25"> en Italie<text:tab/><text:tab/><text:tab/></text:span></text:span><text:span text:style-name="Strong_20_Emphasis"><text:span text:style-name="T33">[ xġ abit o n_itali ]</text:span></text:span></text:p>
      <text:p text:style-name="P68"><text:span text:style-name="Strong_20_Emphasis"><text:span text:style-name="T24">l’Espagne<text:tab/><text:tab/><text:tab/><text:tab/></text:span></text:span><text:span text:style-name="Strong_20_Emphasis"><text:span text:style-name="T33">[ l-espanj ]</text:span></text:span></text:p>
      <text:p text:style-name="P68"><text:span text:style-name="Strong_20_Emphasis"><text:span text:style-name="T24">L’</text:span></text:span><text:span text:style-name="Strong_20_Emphasis"><text:span text:style-name="T64">é</text:span></text:span><text:span text:style-name="Strong_20_Emphasis"><text:span text:style-name="T24">tudiant<text:tab/><text:tab/><text:tab/><text:tab/></text:span></text:span><text:span text:style-name="Strong_20_Emphasis"><text:span text:style-name="T33">[ l-etudja ]</text:span></text:span></text:p>
      <text:p text:style-name="P68"><text:span text:style-name="Strong_20_Emphasis"><text:span text:style-name="T24">le professeur<text:tab/><text:tab/><text:tab/><text:tab/></text:span></text:span><text:span text:style-name="Strong_20_Emphasis"><text:span text:style-name="T33">[ le profesor ]</text:span></text:span></text:p>
      <text:p text:style-name="P69"><text:span text:style-name="Strong_20_Emphasis"><text:span text:style-name="T25">un journaliste.<text:tab/><text:tab/><text:tab/><text:tab/></text:span></text:span><text:span text:style-name="Strong_20_Emphasis"><text:span text:style-name="T33">[ qa xġurnalist ]</text:span></text:span></text:p>
      <text:p text:style-name="P69"><text:span text:style-name="Strong_20_Emphasis"><text:span text:style-name="T25">un</text:span></text:span><text:span text:style-name="Strong_20_Emphasis"><text:span text:style-name="T33">e</text:span></text:span><text:span text:style-name="Strong_20_Emphasis"><text:span text:style-name="T25"> universit</text:span></text:span><text:span text:style-name="Strong_20_Emphasis"><text:span text:style-name="T64">é.<text:tab/><text:tab/><text:tab/></text:span></text:span><text:span text:style-name="Strong_20_Emphasis"><text:span text:style-name="T59">[ qun un-i-ver-si-te ]</text:span></text:span></text:p>
      <text:p text:style-name="P69"><text:span text:style-name="Strong_20_Emphasis"><text:span text:style-name="T25">C’est Paul. Il est journaliste.<text:tab/><text:tab/>This is Paul. He is a journalist.<text:tab/>[se Pol. Il e xġurnalis]</text:span></text:span></text:p>
      <text:p text:style-name="P69"><text:span text:style-name="Strong_20_Emphasis"><text:span text:style-name="T25">J'étudie avec un professeur.<text:tab/><text:tab/>I study with a teacher.<text:tab/><text:tab/>[ j’etudi avek a profesor ]</text:span></text:span></text:p>
      <text:p text:style-name="P74"><text:span text:style-name="Strong_20_Emphasis"><text:span text:style-name="T65">J'</text:span></text:span><text:span text:style-name="Strong_20_Emphasis"><text:span text:style-name="T64">ét</text:span></text:span><text:span text:style-name="Strong_20_Emphasis"><text:span text:style-name="T65">udie beaucoup.<text:tab/><text:tab/></text:span></text:span><text:span text:style-name="Strong_20_Emphasis"><text:span text:style-name="T25"><text:tab/>I study a lot.<text:tab/></text:span></text:span><text:span text:style-name="Strong_20_Emphasis"><text:span text:style-name="T154"><text:tab/><text:tab/><text:tab/></text:span></text:span><text:span text:style-name="Strong_20_Emphasis"><text:span text:style-name="T65">[xġ etudi boku]</text:span></text:span></text:p>
      <text:p text:style-name="P74"><text:span text:style-name="Strong_20_Emphasis"><text:span text:style-name="T65"/></text:span></text:p>
      <text:p text:style-name="P74"><text:span text:style-name="Strong_20_Emphasis"><text:span text:style-name="T65"/></text:span></text:p>
      <text:p text:style-name="P74"><text:span text:style-name="Strong_20_Emphasis"><text:span text:style-name="T65">J'habitie <text:s/></text:span></text:span><text:span text:style-name="Strong_20_Emphasis"><text:span text:style-name="T64">à </text:span></text:span><text:span text:style-name="Strong_20_Emphasis"><text:span text:style-name="T65">Chicago et tu habities <text:s/></text:span></text:span><text:span text:style-name="Strong_20_Emphasis"><text:span text:style-name="T64">à </text:span></text:span><text:span text:style-name="Strong_20_Emphasis"><text:span text:style-name="T65">New York</text:span></text:span></text:p>
      <text:p text:style-name="P74"><text:span text:style-name="Strong_20_Emphasis"><text:span text:style-name="T65"/></text:span></text:p>
      <text:p text:style-name="P74"><text:span text:style-name="Strong_20_Emphasis"><text:span text:style-name="T65">Bonjour ! Je m'appelle Elsa. Je suis espagnole, mais j'habite à Paris. Et toi ? Comment tu t'appelles ?</text:span></text:span></text:p>
      <text:p text:style-name="P74"><text:span text:style-name="Strong_20_Emphasis"><text:span text:style-name="T65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74"><text:span text:style-name="Strong_20_Emphasis"><text:span text:style-name="T65">Hello! My name is Elsa. I'm Spanish, but I live in Paris. And you? What's your name?</text:span></text:span></text:p>
      <text:p text:style-name="P74"><text:span text:style-name="Strong_20_Emphasis"><text:span text:style-name="T65"/></text:span></text:p>
      <text:p text:style-name="P75"><text:span text:style-name="Strong_20_Emphasis"><text:span text:style-name="T66">Je m'appelle Gabriel. Enchanté de vous rencontrer ! Vous êtes étudiant ? J'étudie à New York.</text:span></text:span></text:p>
      <text:p text:style-name="P81"><text:span text:style-name="Strong_20_Emphasis"><text:span text:style-name="T67">[ xġ mapel Gabrijel. <text:s text:c="3"/>Qanxante di vu <text:s/>ran-kon-tre. <text:s/>Vu żet etudja. <text:s/>Xġ etufi a Nju <text:s/>Jork]</text:span></text:span></text:p>
      <text:p text:style-name="P75"><text:span text:style-name="Strong_20_Emphasis"><text:span text:style-name="T66"/></text:span></text:p>
      <text:p text:style-name="P75"><text:span text:style-name="Strong_20_Emphasis"><text:span text:style-name="T66">J'habite en Espagne avec Louis.</text:span></text:span></text:p>
      <text:p text:style-name="P75"><text:span text:style-name="Strong_20_Emphasis"><text:span text:style-name="T66">Je vis en Espagne avec Louis.</text:span></text:span></text:p>
      <text:p text:style-name="P75"><text:span text:style-name="Strong_20_Emphasis"><text:span text:style-name="T66">I live in Spain with Louis.</text:span></text:span></text:p>
      <text:p text:style-name="P69"><text:span text:style-name="Strong_20_Emphasis"><text:span text:style-name="T25"/></text:span></text:p>
      <text:p text:style-name="P69"><text:span text:style-name="Strong_20_Emphasis"><text:span text:style-name="T25">Bonjour Marie ! Je suis Paul et je suis étudiant ici. Je travaille avec Professeur Morel. Tu es étudiante aussi ?</text:span></text:span></text:p>
      <text:p text:style-name="P69"><text:span text:style-name="Strong_20_Emphasis"><text:span text:style-name="T25">Hello Marie! My name is Paul, and I'm a student here. I work with Professor Morel. Are you a student too?</text:span></text:span></text:p>
      <text:p text:style-name="P69"><text:span text:style-name="Strong_20_Emphasis"><text:span text:style-name="T25"/></text:span></text:p>
      <text:p text:style-name="P79"><text:span text:style-name="Strong_20_Emphasis"><text:span text:style-name="T25">Aussi<text:tab/><text:tab/>→ <text:tab/><text:tab/></text:span></text:span><text:span text:style-name="Strong_20_Emphasis"><text:span text:style-name="T33">also<text:tab/>[o-si]</text:span></text:span></text:p>
      <text:p text:style-name="P80"><text:span text:style-name="Strong_20_Emphasis"><text:span text:style-name="T65">mais<text:tab/><text:tab/></text:span></text:span><text:span text:style-name="Strong_20_Emphasis"><text:span text:style-name="T59">→</text:span></text:span><text:span text:style-name="Strong_20_Emphasis"><text:span text:style-name="T65"><text:tab/><text:tab/></text:span></text:span><text:span text:style-name="Strong_20_Emphasis"><text:span text:style-name="T68">but<text:tab/>[ m-e ]</text:span></text:span></text:p>
      <text:p text:style-name="P79"><text:span text:style-name="Strong_20_Emphasis"><text:span text:style-name="T33"/></text:span></text:p>
      <text:p text:style-name="P69"><text:soft-page-break/><text:span text:style-name="Strong_20_Emphasis"><text:span text:style-name="T25">Émile travaille beaucoup, non ?<text:tab/><text:tab/><text:tab/><text:tab/><text:tab/>Emile works a lot, doesn't he?</text:span></text:span></text:p>
      <text:p text:style-name="P69"><text:span text:style-name="Strong_20_Emphasis"><text:span text:style-name="T25">Gabriel habite en Espagne et tu habites en France.<text:tab/><text:tab/><text:tab/></text:span></text:span><text:span text:style-name="Strong_20_Emphasis"><text:span text:style-name="T29">[ gabrije abit on espanj e tu abit on frans ]</text:span></text:span></text:p>
      <text:p text:style-name="P69"><text:span text:style-name="Strong_20_Emphasis"><text:span text:style-name="T29">Alice est étudiante. Elle est américaine, et elle étudie le français en Europe.</text:span></text:span></text:p>
      <text:p text:style-name="P77"><text:span text:style-name="Strong_20_Emphasis"><text:span text:style-name="T30">[ alis et etudjant. El et american, e el eyudi lr france on Ewrop ]</text:span></text:span></text:p>
      <text:p text:style-name="P77"><text:span text:style-name="Strong_20_Emphasis"><text:span text:style-name="T30">Thomas est journaliste en Angleterre.<text:tab/><text:tab/>[ toma e xġornalis on angliter ]</text:span></text:span></text:p>
      <text:p text:style-name="P76"><text:span text:style-name="Strong_20_Emphasis"><text:span text:style-name="T28">Avec [ avek]<text:tab/>→ <text:tab/>with</text:span></text:span></text:p>
      <text:p text:style-name="P76"><text:span text:style-name="Strong_20_Emphasis"><text:span text:style-name="T28">Aussi [qu-si]<text:tab/>→<text:tab/>also / too</text:span></text:span></text:p>
      <text:p text:style-name="P69"><text:span text:style-name="Strong_20_Emphasis"><text:span text:style-name="T25"/></text:span></text:p>
      <text:p text:style-name="P72"><text:span text:style-name="Strong_20_Emphasis"><text:span text:style-name="T18">Le Journalist</text:span></text:span></text:p>
      <text:p text:style-name="P72"><text:span text:style-name="Strong_20_Emphasis"><text:span text:style-name="T160">Eddy is walking past the train station. A young man bumps into him with his suitcase.</text:span></text:span></text:p>
      <text:p text:style-name="P72"><text:span text:style-name="Strong_20_Emphasis"><text:span text:style-name="T26">Pardon…</text:span></text:span></text:p>
      <text:p text:style-name="P72"><text:span text:style-name="Strong_20_Emphasis"><text:span text:style-name="T26"><text:tab/>Bonjour ! Je m’appelle Eddy.</text:span></text:span></text:p>
      <text:p text:style-name="P72"><text:span text:style-name="Strong_20_Emphasis"><text:span text:style-name="T26">Euh… je m’appelle Oliver.</text:span></text:span></text:p>
      <text:p text:style-name="P72"><text:span text:style-name="Strong_20_Emphasis"><text:span text:style-name="T160">Eddy is eager to get to know Oliver. He thinks it might be the beginning of a friendship.</text:span></text:span></text:p>
      <text:p text:style-name="P72"><text:span text:style-name="Strong_20_Emphasis"><text:span text:style-name="T26"><text:tab/>Tu </text:span></text:span><text:span text:style-name="Strong_20_Emphasis"><text:span text:style-name="T64">é</text:span></text:span><text:span text:style-name="Strong_20_Emphasis"><text:span text:style-name="T26">tudies a l’universit</text:span></text:span><text:span text:style-name="Strong_20_Emphasis"><text:span text:style-name="T64">é</text:span></text:span><text:span text:style-name="Strong_20_Emphasis"><text:span text:style-name="T26"> ?</text:span></text:span></text:p>
      <text:p text:style-name="P72"><text:span text:style-name="Strong_20_Emphasis"><text:span text:style-name="T26">Non, je suis journaliste</text:span></text:span></text:p>
      <text:p text:style-name="P72"><text:span text:style-name="Strong_20_Emphasis"><text:span text:style-name="T26">J’habite en Angleterre et…<text:tab/><text:tab/>[xġ abit on angliter]</text:span></text:span></text:p>
      <text:p text:style-name="P72"><text:span text:style-name="Strong_20_Emphasis"><text:span text:style-name="T26"><text:tab/>Moi, j’habite ici.<text:tab/><text:tab/>[mwa, xġ abit isi]</text:span></text:span></text:p>
      <text:p text:style-name="P72"><text:span text:style-name="Strong_20_Emphasis"><text:span text:style-name="T160">Eddy is so excited to make a friend from another country that he keeps interrupting Oliver. Oliver tries to finish his sentence.</text:span></text:span></text:p>
      <text:p text:style-name="P72"><text:span text:style-name="Strong_20_Emphasis"><text:span text:style-name="T26">… Je travaille en France et …<text:tab/><text:tab/>[ xg travaj on frans e... ]</text:span></text:span></text:p>
      <text:p text:style-name="P72"><text:span text:style-name="Strong_20_Emphasis"><text:span text:style-name="T26"><text:tab/>Super !</text:span></text:span></text:p>
      <text:p text:style-name="P72"><text:span text:style-name="Strong_20_Emphasis"><text:span text:style-name="T26">Euh… Je prends le train maintenant<text:tab/><text:tab/></text:span></text:span></text:p>
      <text:p text:style-name="P72"><text:span text:style-name="Strong_20_Emphasis"><text:span text:style-name="T26"><text:tab/><text:tab/><text:tab/><text:tab/><text:tab/>[qu, xġ prand l- </text:span></text:span><text:span text:style-name="Strong_20_Emphasis"><text:span text:style-name="T27">tra man-tin a</text:span></text:span><text:span text:style-name="Strong_20_Emphasis"><text:span text:style-name="T26">]<text:tab/>Uh… I’m taking the train now</text:span></text:span></text:p>
      <text:p text:style-name="P72"><text:span text:style-name="Strong_20_Emphasis"><text:span text:style-name="T160">Oliver grabs his suitcase, as if in a hurry. He looks relieved.</text:span></text:span></text:p>
      <text:p text:style-name="P73"><text:span text:style-name="Strong_20_Emphasis"><text:span text:style-name="T27">Au revoir !</text:span></text:span></text:p>
      <text:p text:style-name="P73"><text:span text:style-name="Strong_20_Emphasis"><text:span text:style-name="T27"><text:tab/>Ah… Bonne journ</text:span></text:span><text:span text:style-name="Strong_20_Emphasis"><text:span text:style-name="T64">é</text:span></text:span><text:span text:style-name="Strong_20_Emphasis"><text:span text:style-name="T27">e !</text:span></text:span></text:p>
      <text:p text:style-name="P72"><text:span text:style-name="Strong_20_Emphasis"><text:span text:style-name="T26"/></text:span></text:p>
      <text:p text:style-name="P72"><text:span text:style-name="Strong_20_Emphasis"><text:span text:style-name="T26">Nous mangeons à midi. <text:tab/><text:tab/><text:tab/></text:span></text:span><text:span text:style-name="Strong_20_Emphasis"><text:span text:style-name="T31">[ nu <text:s/>mango <text:s/>a <text:s/>midi]<text:tab/><text:tab/><text:tab/><text:tab/>We eat at noon.</text:span></text:span></text:p>
      <text:p text:style-name="P72"><text:span text:style-name="Strong_20_Emphasis"><text:span text:style-name="T26">Tu manges, je bois.<text:tab/><text:tab/><text:tab/><text:tab/></text:span></text:span><text:span text:style-name="Strong_20_Emphasis"><text:span text:style-name="T31">[ tu mang, xġ bwa ]</text:span></text:span></text:p>
      <text:p text:style-name="P72"><text:span text:style-name="Strong_20_Emphasis"><text:span text:style-name="T31">Anna est étudiante <text:s/>et Paul est étudiant.</text:span></text:span></text:p>
      <text:p text:style-name="P72"><text:span text:style-name="Strong_20_Emphasis"><text:span text:style-name="T31">Sarah habite à Boston et elle est étudiante.</text:span></text:span></text:p>
      <text:p text:style-name="P72"><text:soft-page-break/><text:span text:style-name="Strong_20_Emphasis"><text:span text:style-name="T31">Gabriel habite <text:s/>en Espagne et tu habites <text:s/>en France.</text:span></text:span></text:p>
      <text:p text:style-name="P72"><text:span text:style-name="Strong_20_Emphasis"><text:span text:style-name="T31">Alice est américaine. Elle étudie à Paris et elle parle français.</text:span></text:span></text:p>
      <text:p text:style-name="P72"><text:span text:style-name="Strong_20_Emphasis"><text:span text:style-name="T31">Salut, comment ça va ? Tu étudies ici, à Paris ? Moi, je suis Ben. J'habite ici et je travaille à l'université.</text:span></text:span></text:p>
      <text:p text:style-name="P72"><text:span text:style-name="Strong_20_Emphasis"><text:span text:style-name="T31">Émile est professeur en France ou en Italie ? Il est français et il travaille en Italie.</text:span></text:span></text:p>
      <text:p text:style-name="P78"><text:span text:style-name="Strong_20_Emphasis"><text:span text:style-name="T32">Je m'appelle Alice. J'habite en Espagne. </text:span></text:span></text:p>
      <text:p text:style-name="P78"><text:span text:style-name="Strong_20_Emphasis"><text:span text:style-name="T32">Enchanté ! Moi, c'est Marc. J'étudie en Angleterre.</text:span></text:span></text:p>
      <text:p text:style-name="P78"><text:span text:style-name="Strong_20_Emphasis"><text:span text:style-name="T31">Je suis américaine et je travaille à </text:span></text:span><text:span text:style-name="Strong_20_Emphasis"><text:span text:style-name="T32">Paris.</text:span></text:span></text:p>
      <text:p text:style-name="P78"><text:span text:style-name="Strong_20_Emphasis"><text:span text:style-name="T32">La France.</text:span></text:span></text:p>
      <text:p text:style-name="P72"><text:span text:style-name="Strong_20_Emphasis"><text:span text:style-name="T31"/></text:span></text:p>
      <text:p text:style-name="P72"><text:span text:style-name="Strong_20_Emphasis"><text:span text:style-name="T31"/></text:span></text:p>
      <text:p text:style-name="P72"><text:span text:style-name="Strong_20_Emphasis"><text:span text:style-name="T14">Enchanté !</text:span></text:span></text:p>
      <text:p text:style-name="P72"><text:span text:style-name="Strong_20_Emphasis"><text:span text:style-name="T160">Eddy is at the grocery store. A woman smiles at him. He smashes his shopping cart into some bananas but tries to play it cool.</text:span></text:span></text:p>
      <text:p text:style-name="P78"><text:span text:style-name="Strong_20_Emphasis"><text:span text:style-name="T26"/></text:span></text:p>
      <text:p text:style-name="P78"><text:span text:style-name="Strong_20_Emphasis"><text:span text:style-name="T32">Bonjour ! Je m’appelle Eddy.</text:span></text:span></text:p>
      <text:p text:style-name="P78"><text:span text:style-name="Strong_20_Emphasis"><text:span text:style-name="T32">Et vous ?</text:span></text:span></text:p>
      <text:p text:style-name="P78"><text:span text:style-name="Strong_20_Emphasis"><text:span text:style-name="T32"><text:tab/><text:tab/>Je m’appelle Marie.</text:span></text:span></text:p>
      <text:p text:style-name="P78"><text:span text:style-name="Strong_20_Emphasis"><text:span text:style-name="T32">Euh… Enchant</text:span></text:span><text:span text:style-name="Strong_20_Emphasis"><text:span text:style-name="T64">é, </text:span></text:span><text:span text:style-name="Strong_20_Emphasis"><text:span text:style-name="T69">Marie.</text:span></text:span></text:p>
      <text:p text:style-name="P78"><text:span text:style-name="Strong_20_Emphasis"><text:span text:style-name="T69"/></text:span></text:p>
      <text:p text:style-name="P72"><text:span text:style-name="Strong_20_Emphasis"><text:span text:style-name="T160">Marie smiles at Eddy. He nervously leans against a shelf and knocks down a bunch of soup cans.</text:span></text:span></text:p>
      <text:p text:style-name="P78"><text:span text:style-name="Strong_20_Emphasis"><text:span text:style-name="T32"><text:tab/>Comment </text:span></text:span><text:span text:style-name="Strong_20_Emphasis"><text:span text:style-name="T64">ç</text:span></text:span><text:span text:style-name="Strong_20_Emphasis"><text:span text:style-name="T32">a va ?</text:span></text:span></text:p>
      <text:p text:style-name="P72"><text:span text:style-name="Strong_20_Emphasis"><text:span text:style-name="T160">Marie leans down and helps Eddy pick up the cans. Their hands touch.</text:span></text:span></text:p>
      <text:p text:style-name="P78"><text:span text:style-name="Strong_20_Emphasis"><text:span text:style-name="T32">Euh… tr</text:span></text:span><text:span text:style-name="Strong_20_Emphasis"><text:span text:style-name="T64">è</text:span></text:span><text:span text:style-name="Strong_20_Emphasis"><text:span text:style-name="T32">s bien !</text:span></text:span></text:p>
      <text:p text:style-name="P72"><text:span text:style-name="Strong_20_Emphasis"><text:span text:style-name="T160">Eddy panics, turns, and runs down the aisle.</text:span></text:span></text:p>
      <text:p text:style-name="P78"><text:span text:style-name="Strong_20_Emphasis"><text:span text:style-name="T32"><text:tab/>Bonne journ</text:span></text:span><text:span text:style-name="Strong_20_Emphasis"><text:span text:style-name="T64">é</text:span></text:span><text:span text:style-name="Strong_20_Emphasis"><text:span text:style-name="T32">e ?</text:span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h text:style-name="P87" text:outline-level="1"><text:soft-page-break/><text:span text:style-name="Strong_20_Emphasis"><text:span text:style-name="T104">Unit </text:span></text:span><text:span text:style-name="Strong_20_Emphasis"><text:span text:style-name="T105">5</text:span></text:span><text:span text:style-name="Strong_20_Emphasis"><text:span text:style-name="T104"> – </text:span></text:span><text:span text:style-name="Strong_20_Emphasis"><text:span text:style-name="T105">Get around town</text:span></text:span></text:h>
      <text:p text:style-name="P78"><text:span text:style-name="Strong_20_Emphasis"><text:span text:style-name="T32"/></text:span></text:p>
      <text:p text:style-name="P84"><text:span text:style-name="Strong_20_Emphasis"><text:span text:style-name="T100">Words - </text:span></text:span><text:span text:style-name="Strong_20_Emphasis"><text:span text:style-name="T101">Mo</text:span></text:span><text:span text:style-name="Strong_20_Emphasis"><text:span text:style-name="T102">ts</text:span></text:span><text:span text:style-name="Strong_20_Emphasis"><text:span text:style-name="T101"> [mo]</text:span></text:span><text:span text:style-name="Strong_20_Emphasis"><text:span text:style-name="T34"><text:line-break/><text:line-break/></text:span></text:span><text:span text:style-name="Strong_20_Emphasis"><text:span text:style-name="T60">Le restaurant.</text:span></text:span></text:p>
      <text:p text:style-name="P82"><text:span text:style-name="Strong_20_Emphasis"><text:span text:style-name="T34">Une gare.</text:span></text:span></text:p>
      <text:p text:style-name="P82"><text:span text:style-name="Strong_20_Emphasis"><text:span text:style-name="T34">La gare.</text:span></text:span></text:p>
      <text:p text:style-name="P83"><text:span text:style-name="Strong_20_Emphasis"><text:span text:style-name="T35">Je vais <text:s/></text:span></text:span><text:span text:style-name="Strong_20_Emphasis"><text:span text:style-name="T64">à </text:span></text:span><text:span text:style-name="Strong_20_Emphasis"><text:span text:style-name="T70">Paris.</text:span></text:span></text:p>
      <text:p text:style-name="P85"><text:span text:style-name="Strong_20_Emphasis"><text:span text:style-name="T71">L'h</text:span></text:span><text:span text:style-name="Strong_20_Emphasis"><text:span text:style-name="T64">ô</text:span></text:span><text:span text:style-name="Strong_20_Emphasis"><text:span text:style-name="T71">tel<text:tab/><text:tab/><text:tab/></text:span></text:span><text:span text:style-name="Strong_20_Emphasis"><text:span text:style-name="T72">[ l-otel ]</text:span></text:span></text:p>
      <text:p text:style-name="P85"><text:span text:style-name="Strong_20_Emphasis"><text:span text:style-name="T71">l'avion.<text:tab/><text:tab/><text:tab/></text:span></text:span><text:span text:style-name="Strong_20_Emphasis"><text:span text:style-name="T72">[ l-avjo ]</text:span></text:span></text:p>
      <text:p text:style-name="P85"><text:span text:style-name="Strong_20_Emphasis"><text:span text:style-name="T71">l'a</text:span></text:span><text:span text:style-name="Strong_20_Emphasis"><text:span text:style-name="T64">é</text:span></text:span><text:span text:style-name="Strong_20_Emphasis"><text:span text:style-name="T71">roport</text:span></text:span></text:p>
      <text:p text:style-name="P86"><text:span text:style-name="Strong_20_Emphasis"><text:span text:style-name="T73">la voiture.</text:span></text:span></text:p>
      <text:p text:style-name="P86"><text:span text:style-name="Strong_20_Emphasis"><text:span text:style-name="T73">Le train.</text:span></text:span></text:p>
      <text:p text:style-name="P86"><text:span text:style-name="Strong_20_Emphasis"><text:span text:style-name="T73">En avion<text:tab/><text:tab/>by plane</text:span></text:span></text:p>
      <text:p text:style-name="P86"><text:span text:style-name="Strong_20_Emphasis"><text:span text:style-name="T73">En train.</text:span></text:span></text:p>
      <text:p text:style-name="P86"><text:span text:style-name="Strong_20_Emphasis"><text:span text:style-name="T73">En voiture.</text:span></text:span></text:p>
      <text:p text:style-name="P88"><text:span text:style-name="Strong_20_Emphasis"><text:span text:style-name="T72">Le taxi.<text:tab/><text:tab/>[ le taksi ]</text:span></text:span></text:p>
      <text:p text:style-name="P88"><text:span text:style-name="Strong_20_Emphasis"><text:span text:style-name="T72">La valise.<text:tab/><text:tab/>[ la valis ]</text:span></text:span></text:p>
      <text:p text:style-name="P89"><text:span text:style-name="Strong_20_Emphasis"><text:span text:style-name="T74">Am</text:span></text:span><text:span text:style-name="Strong_20_Emphasis"><text:span text:style-name="T64">é</text:span></text:span><text:span text:style-name="Strong_20_Emphasis"><text:span text:style-name="T74">ricain.</text:span></text:span></text:p>
      <text:p text:style-name="P90"><text:span text:style-name="Strong_20_Emphasis"><text:span text:style-name="T74">O</text:span></text:span><text:span text:style-name="Strong_20_Emphasis"><text:span text:style-name="T64">ù </text:span></text:span><text:span text:style-name="Strong_20_Emphasis"><text:span text:style-name="T74">.<text:tab/><text:tab/><text:tab/>[ u ]<text:tab/><text:tab/><text:tab/>where</text:span></text:span></text:p>
      <text:p text:style-name="P90"><text:span text:style-name="Strong_20_Emphasis"><text:span text:style-name="T75">Fran</text:span></text:span><text:span text:style-name="Strong_20_Emphasis"><text:span text:style-name="T64">ç</text:span></text:span><text:span text:style-name="Strong_20_Emphasis"><text:span text:style-name="T75">ais<text:tab/><text:tab/>[ franse ]</text:span></text:span></text:p>
      <text:p text:style-name="P90"><text:span text:style-name="Strong_20_Emphasis"><text:span text:style-name="T75">Le passeport<text:tab/><text:tab/>[ le pasapor ]</text:span></text:span></text:p>
      <text:p text:style-name="P113"><text:span text:style-name="Strong_20_Emphasis"><text:span text:style-name="T76">billet<text:tab/><text:tab/><text:tab/>[ bi-je ]<text:tab/><text:tab/><text:tab/>ticket</text:span></text:span></text:p>
      <text:p text:style-name="P83"><text:span text:style-name="Strong_20_Emphasis"><text:span text:style-name="T70"/></text:span></text:p>
      <text:p text:style-name="P83"><text:span text:style-name="Strong_20_Emphasis"><text:span text:style-name="T19">Sentences – Phrases [ fraż ]</text:span></text:span></text:p>
      <text:p text:style-name="P83"><text:span text:style-name="Strong_20_Emphasis"><text:span text:style-name="T70">Bonjour Louis ! Je vais à Bordeaux. Et toi ?</text:span></text:span></text:p>
      <text:p text:style-name="P84"><text:span text:style-name="Strong_20_Emphasis"><text:span text:style-name="T77">Je vais <text:s/></text:span></text:span><text:span text:style-name="Strong_20_Emphasis"><text:span text:style-name="T70">à </text:span></text:span><text:span text:style-name="Strong_20_Emphasis"><text:span text:style-name="T77">Paris. Bon voyage!</text:span></text:span></text:p>
      <text:p text:style-name="P84"><text:span text:style-name="Strong_20_Emphasis"><text:span text:style-name="T77">Je vais <text:s/></text:span></text:span><text:span text:style-name="Strong_20_Emphasis"><text:span text:style-name="T64">à </text:span></text:span><text:span text:style-name="Strong_20_Emphasis"><text:span text:style-name="T77">la gare.</text:span></text:span></text:p>
      <text:p text:style-name="P84"><text:span text:style-name="Strong_20_Emphasis"><text:span text:style-name="T70">C'est une gare française.</text:span></text:span></text:p>
      <text:p text:style-name="P84"><text:span text:style-name="Strong_20_Emphasis"><text:span text:style-name="T60">Le restaurant fran</text:span></text:span><text:span text:style-name="Strong_20_Emphasis"><text:span text:style-name="T64">ç</text:span></text:span><text:span text:style-name="Strong_20_Emphasis"><text:span text:style-name="T60">ais.</text:span></text:span></text:p>
      <text:p text:style-name="P85"><text:span text:style-name="Strong_20_Emphasis"><text:span text:style-name="T71">Bonjour, bienvenue <text:s/></text:span></text:span><text:span text:style-name="Strong_20_Emphasis"><text:span text:style-name="T64">à </text:span></text:span><text:span text:style-name="Strong_20_Emphasis"><text:span text:style-name="T71">l'a</text:span></text:span><text:span text:style-name="Strong_20_Emphasis"><text:span text:style-name="T64">é</text:span></text:span><text:span text:style-name="Strong_20_Emphasis"><text:span text:style-name="T71">roport!</text:span></text:span></text:p>
      <text:p text:style-name="P85"><text:span text:style-name="Strong_20_Emphasis"><text:span text:style-name="T71">Tu vas <text:s text:c="2"/></text:span></text:span><text:span text:style-name="Strong_20_Emphasis"><text:span text:style-name="T64">à </text:span></text:span><text:span text:style-name="Strong_20_Emphasis"><text:span text:style-name="T71">Paris.</text:span></text:span></text:p>
      <text:p text:style-name="P85"><text:soft-page-break/><text:span text:style-name="Strong_20_Emphasis"><text:span text:style-name="T71">Tu vas <text:s/></text:span></text:span><text:span text:style-name="Strong_20_Emphasis"><text:span text:style-name="T64">à </text:span></text:span><text:span text:style-name="Strong_20_Emphasis"><text:span text:style-name="T71">Berlin.</text:span></text:span></text:p>
      <text:p text:style-name="P85"><text:span text:style-name="Strong_20_Emphasis"><text:span text:style-name="T71">Tu vas <text:s/></text:span></text:span><text:span text:style-name="Strong_20_Emphasis"><text:span text:style-name="T64">à </text:span></text:span><text:span text:style-name="Strong_20_Emphasis"><text:span text:style-name="T71">l'h</text:span></text:span><text:span text:style-name="Strong_20_Emphasis"><text:span text:style-name="T64">ô</text:span></text:span><text:span text:style-name="Strong_20_Emphasis"><text:span text:style-name="T71">tel.</text:span></text:span></text:p>
      <text:p text:style-name="P86"><text:span text:style-name="Strong_20_Emphasis"><text:span text:style-name="T73">Il va <text:s/></text:span></text:span><text:span text:style-name="Strong_20_Emphasis"><text:span text:style-name="T64">à </text:span></text:span><text:span text:style-name="Strong_20_Emphasis"><text:span text:style-name="T73">Berlin.</text:span></text:span></text:p>
      <text:p text:style-name="P86"><text:span text:style-name="Strong_20_Emphasis"><text:span text:style-name="T73">Le train va <text:s/></text:span></text:span><text:span text:style-name="Strong_20_Emphasis"><text:span text:style-name="T64">à </text:span></text:span><text:span text:style-name="Strong_20_Emphasis"><text:span text:style-name="T73">la gare.</text:span></text:span></text:p>
      <text:p text:style-name="P86"><text:span text:style-name="Strong_20_Emphasis"><text:span text:style-name="T73">Elle va <text:s/></text:span></text:span><text:span text:style-name="Strong_20_Emphasis"><text:span text:style-name="T64">à </text:span></text:span><text:span text:style-name="Strong_20_Emphasis"><text:span text:style-name="T73">Montr</text:span></text:span><text:span text:style-name="Strong_20_Emphasis"><text:span text:style-name="T64">é</text:span></text:span><text:span text:style-name="Strong_20_Emphasis"><text:span text:style-name="T73">al.</text:span></text:span></text:p>
      <text:p text:style-name="P86"><text:span text:style-name="Strong_20_Emphasis"><text:span text:style-name="T73">Je prends l'avion.<text:tab/><text:tab/><text:tab/></text:span></text:span></text:p>
      <text:p text:style-name="P89"><text:span text:style-name="Strong_20_Emphasis"><text:span text:style-name="T74">S'il vous pla</text:span></text:span><text:span text:style-name="Strong_20_Emphasis"><text:span text:style-name="T64">î</text:span></text:span><text:span text:style-name="Strong_20_Emphasis"><text:span text:style-name="T74">t.<text:tab/><text:tab/><text:tab/><text:tab/><text:tab/>[ silvu ple ]<text:tab/><text:tab/><text:tab/><text:tab/>Please</text:span></text:span></text:p>
      <text:p text:style-name="P89"><text:span text:style-name="Strong_20_Emphasis"><text:span text:style-name="T74">Taxi ! Je vais à la gare, s'il vous plaît.<text:tab/><text:tab/>[ taxi xġ ve a la gar, silvu ple ]<text:tab/><text:tab/> <text:s text:c="46"/></text:span></text:span><text:span text:style-name="Strong_20_Emphasis"><text:span text:style-name="T161">Taxi! I'm going to the station, please.</text:span></text:span></text:p>
      <text:p text:style-name="P89"><text:span text:style-name="Strong_20_Emphasis"><text:span text:style-name="T74">Oui, s'il vous plaît.<text:tab/></text:span></text:span></text:p>
      <text:p text:style-name="P90"><text:span text:style-name="Strong_20_Emphasis"><text:span text:style-name="T75">Tu prends l'avion?<text:tab/><text:tab/><text:tab/><text:tab/>[ tu prand l-avjo? ]</text:span></text:span></text:p>
      <text:p text:style-name="P90"><text:span text:style-name="Strong_20_Emphasis"><text:span text:style-name="T75">Tu prends une valise?<text:tab/><text:tab/><text:tab/><text:tab/>[ tu prand valis? ]</text:span></text:span></text:p>
      <text:p text:style-name="P90"><text:span text:style-name="Strong_20_Emphasis"><text:span text:style-name="T75">Paul a une valise.<text:tab/><text:tab/><text:tab/><text:tab/>[ pol a un valis ]</text:span></text:span></text:p>
      <text:p text:style-name="P90"><text:span text:style-name="Strong_20_Emphasis"><text:span text:style-name="T75">Est-ce que tu as un avion ?<text:tab/><text:tab/><text:tab/>[ </text:span></text:span><text:span text:style-name="Strong_20_Emphasis"><text:span text:style-name="T84">es ka </text:span></text:span><text:span text:style-name="Strong_20_Emphasis"><text:span text:style-name="T75">tu a </text:span></text:span><text:span text:style-name="Strong_20_Emphasis"><text:span text:style-name="T84">o</text:span></text:span><text:span text:style-name="Strong_20_Emphasis"><text:span text:style-name="T75">n avjon ]<text:tab/><text:tab/><text:tab/>Do you have a plane?</text:span></text:span></text:p>
      <text:p text:style-name="P111"><text:span text:style-name="Strong_20_Emphasis"><text:span text:style-name="T78">Tu as une voiture fran</text:span></text:span><text:span text:style-name="Strong_20_Emphasis"><text:span text:style-name="T64">ç</text:span></text:span><text:span text:style-name="Strong_20_Emphasis"><text:span text:style-name="T78">aise. / <text:s/>Vous avez une voiture française.</text:span></text:span></text:p>
      <text:p text:style-name="P112"><text:span text:style-name="Strong_20_Emphasis"><text:span text:style-name="T79">J' ai un passaport.<text:tab/><text:tab/><text:tab/><text:tab/>[xġ </text:span></text:span><text:span text:style-name="Strong_20_Emphasis"><text:span text:style-name="T84">e</text:span></text:span><text:span text:style-name="Strong_20_Emphasis"><text:span text:style-name="T79"> <text:s/></text:span></text:span><text:span text:style-name="Strong_20_Emphasis"><text:span text:style-name="T84">a</text:span></text:span><text:span text:style-name="Strong_20_Emphasis"><text:span text:style-name="T79"> pasapor]</text:span></text:span></text:p>
      <text:p text:style-name="P113"><text:span text:style-name="Strong_20_Emphasis"><text:span text:style-name="T76">Un billet d'avion.</text:span></text:span></text:p>
      <text:p text:style-name="P113"><text:span text:style-name="Strong_20_Emphasis"><text:span text:style-name="T76">Tu as le billet d'avion, le passeport et la valise ?</text:span></text:span></text:p>
      <text:p text:style-name="P113"><text:span text:style-name="Strong_20_Emphasis"><text:span text:style-name="T76">[tu a le bije d-avjo, <text:s/>le pas-po <text:s/>e <text:s/>la valis ? ]</text:span></text:span></text:p>
      <text:p text:style-name="P113"><text:span text:style-name="Strong_20_Emphasis"><text:span text:style-name="T146">Avez-vous </text:span></text:span><text:span text:style-name="Strong_20_Emphasis"><text:span text:style-name="T76">le billet d'avion, le passeport et la valise ?</text:span></text:span></text:p>
      <text:p text:style-name="P113"><text:span text:style-name="Strong_20_Emphasis"><text:span text:style-name="T76">Elle a un billet d'avion.</text:span></text:span></text:p>
      <text:p text:style-name="P114"><text:span text:style-name="Strong_20_Emphasis"><text:span text:style-name="T80">C'est une gare française.<text:tab/><text:tab/><text:tab/>[ set un gar franse ]</text:span></text:span></text:p>
      <text:p text:style-name="P114"><text:span text:style-name="Strong_20_Emphasis"><text:span text:style-name="T80">Je vais à la gare.<text:tab/><text:tab/><text:tab/><text:tab/>[ xġ ve a la gar ]</text:span></text:span></text:p>
      <text:p text:style-name="P115"><text:span text:style-name="Strong_20_Emphasis"><text:span text:style-name="T81">Marie va à Paris.</text:span></text:span></text:p>
      <text:p text:style-name="P115"><text:span text:style-name="Strong_20_Emphasis"><text:span text:style-name="T81">Je vais </text:span></text:span><text:span text:style-name="Strong_20_Emphasis"><text:span text:style-name="T64">à</text:span></text:span><text:span text:style-name="Strong_20_Emphasis"><text:span text:style-name="T81"> Bordeaux en train.<text:tab/><text:tab/><text:tab/>[ xġ ve a bordo </text:span></text:span><text:span text:style-name="Strong_20_Emphasis"><text:span text:style-name="T84">on</text:span></text:span><text:span text:style-name="Strong_20_Emphasis"><text:span text:style-name="T81"> tra ]</text:span></text:span></text:p>
      <text:p text:style-name="P115"><text:span text:style-name="Strong_20_Emphasis"><text:span text:style-name="T81">O</text:span></text:span><text:span text:style-name="Strong_20_Emphasis"><text:span text:style-name="T64">ù</text:span></text:span><text:span text:style-name="Strong_20_Emphasis"><text:span text:style-name="T81"> est Marie?<text:tab/><text:tab/><text:tab/><text:tab/><text:tab/>[ U e mari? ]</text:span></text:span></text:p>
      <text:p text:style-name="P115"><text:span text:style-name="Strong_20_Emphasis"><text:span text:style-name="T81">C'est un restaurant mexicain.</text:span></text:span></text:p>
      <text:p text:style-name="P119"><text:span text:style-name="Strong_20_Emphasis"><text:span text:style-name="T82">Je vais </text:span></text:span><text:span text:style-name="Strong_20_Emphasis"><text:span text:style-name="T64">à</text:span></text:span><text:span text:style-name="Strong_20_Emphasis"><text:span text:style-name="T82"> un restaurant <text:s/>français. Le restaurant s'appelle. La Table Française.</text:span></text:span></text:p>
      <text:p text:style-name="P119"><text:span text:style-name="Strong_20_Emphasis"><text:span text:style-name="T40">[ Xġ ve aa restura franse. Le restora s’apel. La tabl franse. ]</text:span></text:span></text:p>
      <text:p text:style-name="P119"><text:span text:style-name="Strong_20_Emphasis"><text:span text:style-name="T40">Je suis à Lyon et je vais à Paris. Je vais à la gare.</text:span></text:span></text:p>
      <text:p text:style-name="P119"><text:span text:style-name="Strong_20_Emphasis"><text:span text:style-name="T40">Tu vas à l'aéroport ou à la gare ?<text:tab/><text:tab/></text:span></text:span><text:span text:style-name="Strong_20_Emphasis"><text:span text:style-name="T147">Vous allez</text:span></text:span><text:span text:style-name="Strong_20_Emphasis"><text:span text:style-name="T40"> à l'aéroport ou à la gare ?</text:span></text:span></text:p>
      <text:p text:style-name="P120"><text:span text:style-name="Strong_20_Emphasis"><text:span text:style-name="T41">[ tu va a l-ajrupor u a <text:s/>la gar ]</text:span></text:span></text:p>
      <text:p text:style-name="P120"><text:soft-page-break/><text:span text:style-name="Strong_20_Emphasis"><text:span text:style-name="T41">L'avion est un Boeing 777.<text:tab/><text:tab/><text:tab/><text:tab/><text:tab/>[ l-avjo et a bowin <text:s/></text:span></text:span><text:span text:style-name="Strong_20_Emphasis"><text:span text:style-name="T42">set ca, swasant dis set</text:span></text:span><text:span text:style-name="Strong_20_Emphasis"><text:span text:style-name="T41">]</text:span></text:span></text:p>
      <text:p text:style-name="P119"><text:span text:style-name="Strong_20_Emphasis"><text:span text:style-name="T40"/></text:span></text:p>
      <text:p text:style-name="P121"><text:span text:style-name="Strong_20_Emphasis"><text:span text:style-name="T42">Je vais </text:span></text:span><text:span text:style-name="Strong_20_Emphasis"><text:span text:style-name="T40">à</text:span></text:span><text:span text:style-name="Strong_20_Emphasis"><text:span text:style-name="T42"> Marseille. Je vais a la gare et je prends le train.</text:span></text:span></text:p>
      <text:p text:style-name="P121"><text:span text:style-name="Strong_20_Emphasis"><text:span text:style-name="T42">Je vais à Bordeaux en train.<text:tab/><text:tab/><text:tab/><text:tab/></text:span></text:span></text:p>
      <text:p text:style-name="P122"><text:span text:style-name="Strong_20_Emphasis"><text:span text:style-name="T43">Je prends le train et l'avion.</text:span></text:span></text:p>
      <text:p text:style-name="P122"><text:span text:style-name="Strong_20_Emphasis"><text:span text:style-name="T43">Marie va à l'aéroport en voiture.</text:span></text:span></text:p>
      <text:p text:style-name="P122"><text:span text:style-name="Strong_20_Emphasis"><text:span text:style-name="T43">Où est la gare, s'il vous plaît ? Je prends un train </text:span></text:span><text:span text:style-name="Strong_20_Emphasis"><text:span text:style-name="T148">pour </text:span></text:span><text:span text:style-name="Strong_20_Emphasis"><text:span text:style-name="T43">Paris.</text:span></text:span></text:p>
      <text:p text:style-name="P123"><text:span text:style-name="Strong_20_Emphasis"><text:span text:style-name="T44">Bonjour, o</text:span></text:span><text:span text:style-name="Strong_20_Emphasis"><text:span text:style-name="T64">ù</text:span></text:span><text:span text:style-name="Strong_20_Emphasis"><text:span text:style-name="T44"> est la gare s'il vous plaît ?</text:span></text:span></text:p>
      <text:p text:style-name="P123"><text:span text:style-name="Strong_20_Emphasis"><text:span text:style-name="T44">Tu as un billet d’avion ?</text:span></text:span></text:p>
      <text:p text:style-name="P123"><text:span text:style-name="Strong_20_Emphasis"><text:span text:style-name="T44">J'ai le passeport, la valise, et le billet d'avion. Je vais en France !</text:span></text:span></text:p>
      <text:p text:style-name="P123"><text:span text:style-name="Strong_20_Emphasis"><text:span text:style-name="T44">J'ai un passeport américain.</text:span></text:span></text:p>
      <text:p text:style-name="P123"><text:span text:style-name="Strong_20_Emphasis"><text:span text:style-name="T44">J'ai un passeport et je prends l'avion.</text:span></text:span></text:p>
      <text:p text:style-name="P93"><text:span text:style-name="Strong_20_Emphasis"><text:span text:style-name="T45">Tu vas o</text:span></text:span><text:span text:style-name="Strong_20_Emphasis"><text:span text:style-name="T43">ù ?</text:span></text:span></text:p>
      <text:p text:style-name="P124"><text:span text:style-name="Strong_20_Emphasis"><text:span text:style-name="T43">Où </text:span></text:span><text:span text:style-name="Strong_20_Emphasis"><text:span text:style-name="T45">est Marie ?</text:span></text:span></text:p>
      <text:p text:style-name="P124"><text:span text:style-name="Strong_20_Emphasis"><text:span text:style-name="T45">Elle va à l'hôtel.</text:span></text:span></text:p>
      <text:p text:style-name="P127"><text:span text:style-name="Strong_20_Emphasis"><text:span text:style-name="T46">Tu apprends la géographie au lycée ?<text:tab/><text:tab/>Are you learning geography in high school?</text:span></text:span></text:p>
      <text:p text:style-name="P126"><text:span text:style-name="Strong_20_Emphasis"><text:span text:style-name="T47">Il va en France en train.</text:span></text:span></text:p>
      <text:p text:style-name="P128"><text:span text:style-name="Strong_20_Emphasis"><text:span text:style-name="T48">Je vais à la gare en taxi, il va à la gare en train.</text:span></text:span></text:p>
      <text:p text:style-name="P129"><text:span text:style-name="Strong_20_Emphasis"><text:span text:style-name="T49">Où est la gare, s'il vous plaît ? Je prendrai le train pour Paris.</text:span></text:span></text:p>
      <text:p text:style-name="P129"><text:span text:style-name="Strong_20_Emphasis"><text:span text:style-name="T49">Cette personne va a la gare<text:tab/><text:tab/></text:span></text:span><text:span text:style-name="Strong_20_Emphasis"><text:span text:style-name="T52">[ set person va a la gare ]</text:span></text:span></text:p>
      <text:p text:style-name="P131"><text:span text:style-name="Strong_20_Emphasis"><text:span text:style-name="T51">J'ai le passeport , valise et le billet d'avion, je vais en france.</text:span></text:span></text:p>
      <text:p text:style-name="P131"><text:span text:style-name="Strong_20_Emphasis"><text:span text:style-name="T51">Cette personne voyage en avion.</text:span></text:span></text:p>
      <text:p text:style-name="P129"><text:span text:style-name="Strong_20_Emphasis"><text:span text:style-name="T49"/></text:span></text:p>
      <text:p text:style-name="P129"><text:span text:style-name="Strong_20_Emphasis"><text:span text:style-name="T49"/></text:span></text:p>
      <text:p text:style-name="P129"><text:span text:style-name="Strong_20_Emphasis"><text:span text:style-name="T49"/></text:span></text:p>
      <text:p text:style-name="P94"><text:span text:style-name="Strong_20_Emphasis"><text:span text:style-name="T23">é è à ù â ê î ô û ë ï ü ç œ æ É È À Ù Â Ê Î Ô Û Ë Ï Ü Ç Œ Æ</text:span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72"><text:soft-page-break/><text:span text:style-name="Strong_20_Emphasis"><text:span text:style-name="T14">À l'aéroport</text:span></text:span></text:p>
      <text:p text:style-name="P78"><text:span text:style-name="Strong_20_Emphasis"><text:span text:style-name="T32"/></text:span></text:p>
      <text:p text:style-name="P72"><text:span text:style-name="Strong_20_Emphasis"><text:span text:style-name="T160">Béa and her friend Lin are at the airport because they're going on a vacation to Spain. They're about to go through security.</text:span></text:span></text:p>
      <text:p text:style-name="P116"><text:span text:style-name="Strong_20_Emphasis"><text:span text:style-name="T37">Lin, tu as ton passeport ?<text:tab/><text:tab/>[lin tu a t</text:span></text:span><text:span text:style-name="Strong_20_Emphasis"><text:span text:style-name="T38">o</text:span></text:span><text:span text:style-name="Strong_20_Emphasis"><text:span text:style-name="T37">n passapor ]</text:span></text:span></text:p>
      <text:p text:style-name="P116"><text:span text:style-name="Strong_20_Emphasis"><text:span text:style-name="T37"><text:tab/><text:tab/></text:span></text:span><text:span text:style-name="Strong_20_Emphasis"><text:span text:style-name="T38">Euh..</text:span></text:span></text:p>
      <text:p text:style-name="P116"><text:span text:style-name="Strong_20_Emphasis"><text:span text:style-name="T38"/></text:span></text:p>
      <text:p text:style-name="P72"><text:span text:style-name="Strong_20_Emphasis"><text:span text:style-name="T160">Lin opens her suitcase and shows Béa items she remembered to bring.</text:span></text:span></text:p>
      <text:p text:style-name="P117"><text:span text:style-name="Strong_20_Emphasis"><text:span text:style-name="T38"><text:tab/><text:tab/>J’ai la valise !<text:tab/><text:tab/><text:tab/><text:tab/>[ xġ_e la valiż ]</text:span></text:span></text:p>
      <text:p text:style-name="P117"><text:span text:style-name="Strong_20_Emphasis"><text:span text:style-name="T38"><text:tab/><text:tab/>Et le billet d’avion !<text:tab/><text:tab/><text:tab/>[ e le bilje d-avjo ]</text:span></text:span></text:p>
      <text:p text:style-name="P117"><text:span text:style-name="Strong_20_Emphasis"><text:span text:style-name="T38"><text:tab/><text:tab/>Et un croissant !<text:tab/><text:tab/><text:tab/>[ e a kwasan ]</text:span></text:span></text:p>
      <text:p text:style-name="P117"><text:span text:style-name="Strong_20_Emphasis"><text:span text:style-name="T38"/></text:span></text:p>
      <text:p text:style-name="P117"><text:span text:style-name="Strong_20_Emphasis"><text:span text:style-name="T160">Béa is losing patience but trying not to show it.</text:span></text:span></text:p>
      <text:p text:style-name="P118"><text:span text:style-name="Strong_20_Emphasis"><text:span text:style-name="T39">O</text:span></text:span><text:span text:style-name="Strong_20_Emphasis"><text:span text:style-name="T64">ù</text:span></text:span><text:span text:style-name="Strong_20_Emphasis"><text:span text:style-name="T39"> est ton passeport, Lin ?<text:tab/><text:tab/><text:tab/><text:tab/>[ u e ton passapor lin ]</text:span></text:span></text:p>
      <text:p text:style-name="P118"><text:span text:style-name="Strong_20_Emphasis"><text:span text:style-name="T39"/></text:span></text:p>
      <text:p text:style-name="P117"><text:span text:style-name="Strong_20_Emphasis"><text:span text:style-name="T160">As Lin looks at Béa, her eyes widen in shock.</text:span></text:span></text:p>
      <text:p text:style-name="P118"><text:span text:style-name="Strong_20_Emphasis"><text:span text:style-name="T39"><text:tab/><text:tab/>Oh non, il est </text:span></text:span><text:span text:style-name="Strong_20_Emphasis"><text:span text:style-name="T64">à</text:span></text:span><text:span text:style-name="Strong_20_Emphasis"><text:span text:style-name="T39"> la gare.<text:tab/><text:tab/>[ o no, il et a la gar ]</text:span></text:span></text:p>
      <text:p text:style-name="P118"><text:span text:style-name="Strong_20_Emphasis"><text:span text:style-name="T39">Comment on va on Espagne ?!<text:tab/><text:tab/><text:tab/>[ common on va an espanj ]</text:span></text:span></text:p>
      <text:p text:style-name="P118"><text:span text:style-name="Strong_20_Emphasis"><text:span text:style-name="T39"/></text:span></text:p>
      <text:p text:style-name="P78"><text:span text:style-name="Strong_20_Emphasis"><text:span text:style-name="T32"/></text:span></text:p>
      <text:p text:style-name="P116"><text:span text:style-name="Strong_20_Emphasis"><text:span text:style-name="T37"><text:s/>ton <text:tab/>→ <text:s/><text:tab/>your <text:s/>[ t</text:span></text:span><text:span text:style-name="Strong_20_Emphasis"><text:span text:style-name="T39">o</text:span></text:span><text:span text:style-name="Strong_20_Emphasis"><text:span text:style-name="T37">n ]</text:span></text:span></text:p>
      <text:p text:style-name="P126"><text:span text:style-name="Strong_20_Emphasis"><text:span text:style-name="T39">O</text:span></text:span><text:span text:style-name="Strong_20_Emphasis"><text:span text:style-name="T64">ù<text:tab/></text:span></text:span><text:span text:style-name="Strong_20_Emphasis"><text:span text:style-name="T61">→ <text:tab/></text:span></text:span><text:span text:style-name="Strong_20_Emphasis"><text:span text:style-name="T62">where [ u ]<text:tab/><text:tab/><text:tab/><text:tab/>O</text:span></text:span><text:span text:style-name="Strong_20_Emphasis"><text:span text:style-name="T64">ù </text:span></text:span><text:span text:style-name="Strong_20_Emphasis"><text:span text:style-name="T63">est<text:tab/><text:tab/>[u w_e ton?]<text:tab/><text:tab/>Where is your</text:span></text:span></text:p>
      <text:p text:style-name="P118"><text:span text:style-name="Strong_20_Emphasis"><text:span text:style-name="T62">on<text:tab/>→ <text:tab/>we <text:s/>[ on ]</text:span></text:span></text:p>
      <text:p text:style-name="P126"><text:span text:style-name="Strong_20_Emphasis"><text:span text:style-name="T63"/></text:span></text:p>
      <text:p text:style-name="P78"><text:span text:style-name="Strong_20_Emphasis"><text:span text:style-name="T32"/></text:span></text:p>
      <text:p text:style-name="P85"><text:span text:style-name="Strong_20_Emphasis"><text:span text:style-name="T36">H </text:span></text:span><text:span text:style-name="Strong_20_Emphasis"><text:span text:style-name="T64">ô<text:tab/>-&gt; <text:tab/></text:span></text:span><text:span text:style-name="Strong_20_Emphasis"><text:span text:style-name="T71">o</text:span></text:span></text:p>
      <text:p text:style-name="P86"><text:span text:style-name="Strong_20_Emphasis"><text:span text:style-name="T73">oi<text:tab/>-&gt; <text:tab/>wa</text:span></text:span></text:p>
      <text:p text:style-name="P86"><text:span text:style-name="Strong_20_Emphasis"><text:span text:style-name="T73">aine<text:tab/>-&gt; <text:tab/>qen</text:span></text:span></text:p>
      <text:p text:style-name="P86"><text:span text:style-name="Strong_20_Emphasis"><text:span text:style-name="T73">ain<text:tab/>-&gt;<text:tab/>q</text:span></text:span></text:p>
      <text:p text:style-name="P88"><text:span text:style-name="Strong_20_Emphasis"><text:span text:style-name="T72">ise<text:tab/>-&gt;<text:tab/>qiż</text:span></text:span></text:p>
      <text:p text:style-name="P90"><text:span text:style-name="Strong_20_Emphasis"><text:span text:style-name="T75">billet<text:tab/>-&gt;<text:tab/>be-je</text:span></text:span></text:p>
      <text:p text:style-name="P90"><text:span text:style-name="Strong_20_Emphasis"><text:span text:style-name="T75">ai<text:tab/>-&gt; <text:tab/>e</text:span></text:span></text:p>
      <text:p text:style-name="P128"><text:span text:style-name="Strong_20_Emphasis"><text:span text:style-name="T83">ise<text:tab/>-&gt; <text:tab/>qiz</text:span></text:span></text:p>
      <text:p text:style-name="P96"><text:soft-page-break/><text:span text:style-name="Strong_20_Emphasis"><text:span text:style-name="T50"/></text:span></text:p>
      <text:h text:style-name="P92" text:outline-level="3"><text:span text:style-name="Strong_20_Emphasis"><text:span text:style-name="T49">✅ Full Conjugation of </text:span></text:span><text:span text:style-name="Strong_20_Emphasis"><text:span text:style-name="T15">Avoir</text:span></text:span><text:span text:style-name="Strong_20_Emphasis"><text:span text:style-name="T49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106">Pronoun</text:p>
            </table:table-cell>
            <table:table-cell table:style-name="Table6.A1" office:value-type="string">
              <text:p text:style-name="P106">Verb Form</text:p>
            </table:table-cell>
            <table:table-cell table:style-name="Table6.A1" office:value-type="string">
              <text:p text:style-name="P106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106">Je</text:p>
          </table:table-cell>
          <table:table-cell table:style-name="Table6.A1" office:value-type="string">
            <text:p text:style-name="P106">ai</text:p>
          </table:table-cell>
          <table:table-cell table:style-name="Table6.A1" office:value-type="string">
            <text:p text:style-name="P106">[ xġ e ]</text:p>
          </table:table-cell>
        </table:table-row>
        <table:table-row>
          <table:table-cell table:style-name="Table6.A1" office:value-type="string">
            <text:p text:style-name="P106">Tu</text:p>
          </table:table-cell>
          <table:table-cell table:style-name="Table6.A1" office:value-type="string">
            <text:p text:style-name="P106">as</text:p>
          </table:table-cell>
          <table:table-cell table:style-name="Table6.A1" office:value-type="string">
            <text:p text:style-name="P106">[ tu a ]</text:p>
          </table:table-cell>
        </table:table-row>
        <table:table-row>
          <table:table-cell table:style-name="Table6.A1" office:value-type="string">
            <text:p text:style-name="P106">Il / Elle / On</text:p>
          </table:table-cell>
          <table:table-cell table:style-name="Table6.A1" office:value-type="string">
            <text:p text:style-name="P106">a</text:p>
          </table:table-cell>
          <table:table-cell table:style-name="Table6.A1" office:value-type="string">
            <text:p text:style-name="P106">[ il / el / qu a ]</text:p>
          </table:table-cell>
        </table:table-row>
        <table:table-row>
          <table:table-cell table:style-name="Table6.A1" office:value-type="string">
            <text:p text:style-name="P106">Nous</text:p>
          </table:table-cell>
          <table:table-cell table:style-name="Table6.A1" office:value-type="string">
            <text:p text:style-name="P106">avons</text:p>
          </table:table-cell>
          <table:table-cell table:style-name="Table6.A1" office:value-type="string">
            <text:p text:style-name="P106">[ nu ż_avo ]</text:p>
          </table:table-cell>
        </table:table-row>
        <table:table-row>
          <table:table-cell table:style-name="Table6.A1" office:value-type="string">
            <text:p text:style-name="P106">Vous</text:p>
          </table:table-cell>
          <table:table-cell table:style-name="Table6.A1" office:value-type="string">
            <text:p text:style-name="P106">avez</text:p>
          </table:table-cell>
          <table:table-cell table:style-name="Table6.A1" office:value-type="string">
            <text:p text:style-name="P106">[ vu ż_ave ]</text:p>
          </table:table-cell>
        </table:table-row>
        <table:table-row>
          <table:table-cell table:style-name="Table6.A1" office:value-type="string">
            <text:p text:style-name="P106">Ils / Elles</text:p>
          </table:table-cell>
          <table:table-cell table:style-name="Table6.A1" office:value-type="string">
            <text:p text:style-name="P106">ont</text:p>
          </table:table-cell>
          <table:table-cell table:style-name="Table6.A1" office:value-type="string">
            <text:p text:style-name="P106">[ il / el ż_on ]</text:p>
          </table:table-cell>
        </table:table-row>
      </table:table>
      <text:p text:style-name="P91"><text:span text:style-name="Strong_20_Emphasis"><text:span text:style-name="T49"/></text:span></text:p>
      <text:p text:style-name="P91"><text:span text:style-name="Strong_20_Emphasis"><text:span text:style-name="T49"/></text:span></text:p>
      <text:h text:style-name="P104" text:outline-level="3"><text:span text:style-name="T158">✅ </text:span><text:span text:style-name="Strong_20_Emphasis"><text:span text:style-name="T158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107">Owner</text:p>
            </table:table-cell>
            <table:table-cell table:style-name="Table9.A1" office:value-type="string">
              <text:p text:style-name="P107">Masculine Singular (obj)</text:p>
            </table:table-cell>
            <table:table-cell table:style-name="Table9.A1" office:value-type="string">
              <text:p text:style-name="P107">Feminine Singular (obj)</text:p>
            </table:table-cell>
            <table:table-cell table:style-name="Table9.A1" office:value-type="string">
              <text:p text:style-name="P107">Plural (any gender)</text:p>
            </table:table-cell>
          </table:table-row>
        </table:table-header-rows>
        <table:table-row>
          <table:table-cell table:style-name="Table9.A1" office:value-type="string">
            <text:p text:style-name="P130"><text:span text:style-name="Strong_20_Emphasis"><text:span text:style-name="T162">Je</text:span></text:span><text:span text:style-name="T162"> (I)</text:span></text:p>
          </table:table-cell>
          <table:table-cell table:style-name="Table9.A1" office:value-type="string">
            <text:p text:style-name="P130"><text:span text:style-name="Strong_20_Emphasis"><text:span text:style-name="T162">mon</text:span></text:span><text:span text:style-name="T162"> (my)</text:span></text:p>
          </table:table-cell>
          <table:table-cell table:style-name="Table9.A1" office:value-type="string">
            <text:p text:style-name="P130"><text:span text:style-name="Strong_20_Emphasis"><text:span text:style-name="T162">ma</text:span></text:span><text:span text:style-name="T162"> (my)</text:span></text:p>
          </table:table-cell>
          <table:table-cell table:style-name="Table9.A1" office:value-type="string">
            <text:p text:style-name="P130"><text:span text:style-name="Strong_20_Emphasis"><text:span text:style-name="T162">mes</text:span></text:span><text:span text:style-name="T162"> (my)</text:span></text:p>
          </table:table-cell>
        </table:table-row>
        <table:table-row>
          <table:table-cell table:style-name="Table9.A1" office:value-type="string">
            <text:p text:style-name="P130"><text:span text:style-name="Strong_20_Emphasis"><text:span text:style-name="T162">Tu</text:span></text:span><text:span text:style-name="T162"> (You)</text:span></text:p>
          </table:table-cell>
          <table:table-cell table:style-name="Table9.A1" office:value-type="string">
            <text:p text:style-name="P130"><text:span text:style-name="Strong_20_Emphasis"><text:span text:style-name="T162">ton</text:span></text:span><text:span text:style-name="T162"> (your)</text:span></text:p>
          </table:table-cell>
          <table:table-cell table:style-name="Table9.A1" office:value-type="string">
            <text:p text:style-name="P130"><text:span text:style-name="Strong_20_Emphasis"><text:span text:style-name="T162">ta</text:span></text:span><text:span text:style-name="T162"> (your)</text:span></text:p>
          </table:table-cell>
          <table:table-cell table:style-name="Table9.A1" office:value-type="string">
            <text:p text:style-name="P130"><text:span text:style-name="Strong_20_Emphasis"><text:span text:style-name="T162">tes</text:span></text:span><text:span text:style-name="T162"> (your)</text:span></text:p>
          </table:table-cell>
        </table:table-row>
        <table:table-row>
          <table:table-cell table:style-name="Table9.A1" office:value-type="string">
            <text:p text:style-name="P130"><text:span text:style-name="Strong_20_Emphasis"><text:span text:style-name="T162">Il / Elle / On</text:span></text:span><text:span text:style-name="T162"> (He/She/One)</text:span></text:p>
          </table:table-cell>
          <table:table-cell table:style-name="Table9.A1" office:value-type="string">
            <text:p text:style-name="P130"><text:span text:style-name="Strong_20_Emphasis"><text:span text:style-name="T162">son</text:span></text:span><text:span text:style-name="T162"> (his/her/its)</text:span></text:p>
          </table:table-cell>
          <table:table-cell table:style-name="Table9.A1" office:value-type="string">
            <text:p text:style-name="P130"><text:span text:style-name="Strong_20_Emphasis"><text:span text:style-name="T162">sa</text:span></text:span><text:span text:style-name="T162"> (his/her/its)</text:span></text:p>
          </table:table-cell>
          <table:table-cell table:style-name="Table9.A1" office:value-type="string">
            <text:p text:style-name="P130"><text:span text:style-name="Strong_20_Emphasis"><text:span text:style-name="T162">ses</text:span></text:span><text:span text:style-name="T162"> (his/her/its)</text:span></text:p>
          </table:table-cell>
        </table:table-row>
        <table:table-row>
          <table:table-cell table:style-name="Table9.A1" office:value-type="string">
            <text:p text:style-name="P130"><text:span text:style-name="Strong_20_Emphasis"><text:span text:style-name="T162">Nous</text:span></text:span><text:span text:style-name="T162"> (We)</text:span></text:p>
          </table:table-cell>
          <table:table-cell table:style-name="Table9.A1" office:value-type="string">
            <text:p text:style-name="P130"><text:span text:style-name="Strong_20_Emphasis"><text:span text:style-name="T162">notre</text:span></text:span><text:span text:style-name="T162"> (our)</text:span></text:p>
          </table:table-cell>
          <table:table-cell table:style-name="Table9.A1" office:value-type="string">
            <text:p text:style-name="P130"><text:span text:style-name="Strong_20_Emphasis"><text:span text:style-name="T162">notre</text:span></text:span><text:span text:style-name="T162"> (our)</text:span></text:p>
          </table:table-cell>
          <table:table-cell table:style-name="Table9.A1" office:value-type="string">
            <text:p text:style-name="P130"><text:span text:style-name="Strong_20_Emphasis"><text:span text:style-name="T162">nos</text:span></text:span><text:span text:style-name="T162"> (our)</text:span></text:p>
          </table:table-cell>
        </table:table-row>
        <table:table-row>
          <table:table-cell table:style-name="Table9.A1" office:value-type="string">
            <text:p text:style-name="P130"><text:span text:style-name="Strong_20_Emphasis"><text:span text:style-name="T162">Vous</text:span></text:span><text:span text:style-name="T162"> (You)</text:span></text:p>
          </table:table-cell>
          <table:table-cell table:style-name="Table9.A1" office:value-type="string">
            <text:p text:style-name="P130"><text:span text:style-name="Strong_20_Emphasis"><text:span text:style-name="T162">votre</text:span></text:span><text:span text:style-name="T162"> (your)</text:span></text:p>
          </table:table-cell>
          <table:table-cell table:style-name="Table9.A1" office:value-type="string">
            <text:p text:style-name="P130"><text:span text:style-name="Strong_20_Emphasis"><text:span text:style-name="T162">votre</text:span></text:span><text:span text:style-name="T162"> (your)</text:span></text:p>
          </table:table-cell>
          <table:table-cell table:style-name="Table9.A1" office:value-type="string">
            <text:p text:style-name="P130"><text:span text:style-name="Strong_20_Emphasis"><text:span text:style-name="T162">vos</text:span></text:span><text:span text:style-name="T162"> (your)</text:span></text:p>
          </table:table-cell>
        </table:table-row>
        <table:table-row>
          <table:table-cell table:style-name="Table9.A1" office:value-type="string">
            <text:p text:style-name="P130"><text:span text:style-name="Strong_20_Emphasis"><text:span text:style-name="T162">Ils / Elles</text:span></text:span><text:span text:style-name="T162"> (They)</text:span></text:p>
          </table:table-cell>
          <table:table-cell table:style-name="Table9.A1" office:value-type="string">
            <text:p text:style-name="P130"><text:span text:style-name="Strong_20_Emphasis"><text:span text:style-name="T162">leur</text:span></text:span><text:span text:style-name="T162"> (their)</text:span></text:p>
          </table:table-cell>
          <table:table-cell table:style-name="Table9.A1" office:value-type="string">
            <text:p text:style-name="P130"><text:span text:style-name="Strong_20_Emphasis"><text:span text:style-name="T162">leur</text:span></text:span><text:span text:style-name="T162"> (their)</text:span></text:p>
          </table:table-cell>
          <table:table-cell table:style-name="Table9.A1" office:value-type="string">
            <text:p text:style-name="P130"><text:span text:style-name="Strong_20_Emphasis"><text:span text:style-name="T162">leurs</text:span></text:span><text:span text:style-name="T162"> (their)</text:span></text:p>
          </table:table-cell>
        </table:table-row>
      </table:table>
      <text:p text:style-name="P110"/>
      <text:p text:style-name="P110"/>
      <text:h text:style-name="P105" text:outline-level="3"><text:span text:style-name="Strong_20_Emphasis"><text:span text:style-name="T159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08">French</text:p>
            </table:table-cell>
            <table:table-cell table:style-name="Table10.A1" office:value-type="string">
              <text:p text:style-name="P108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108">mon</text:p>
          </table:table-cell>
          <table:table-cell table:style-name="Table10.A1" office:value-type="string">
            <text:p text:style-name="P108">[ mo / <text:span text:style-name="T163">mon</text:span> ]</text:p>
          </table:table-cell>
        </table:table-row>
        <table:table-row>
          <table:table-cell table:style-name="Table10.A1" office:value-type="string">
            <text:p text:style-name="P108">ma</text:p>
          </table:table-cell>
          <table:table-cell table:style-name="Table10.A1" office:value-type="string">
            <text:p text:style-name="P108">[ ma ]</text:p>
          </table:table-cell>
        </table:table-row>
        <table:table-row>
          <table:table-cell table:style-name="Table10.A1" office:value-type="string">
            <text:p text:style-name="P108">mes</text:p>
          </table:table-cell>
          <table:table-cell table:style-name="Table10.A1" office:value-type="string">
            <text:p text:style-name="P108">[ me <text:s/>/ <text:s/><text:span text:style-name="T163">meż</text:span> ]</text:p>
          </table:table-cell>
        </table:table-row>
        <table:table-row>
          <table:table-cell table:style-name="Table10.A1" office:value-type="string">
            <text:p text:style-name="P108">ton</text:p>
          </table:table-cell>
          <table:table-cell table:style-name="Table10.A1" office:value-type="string">
            <text:p text:style-name="P108">[ to <text:s/>/ <text:s/><text:span text:style-name="T163">ton</text:span> ]</text:p>
          </table:table-cell>
        </table:table-row>
        <table:table-row>
          <table:table-cell table:style-name="Table10.A1" office:value-type="string">
            <text:p text:style-name="P108">ta</text:p>
          </table:table-cell>
          <table:table-cell table:style-name="Table10.A1" office:value-type="string">
            <text:p text:style-name="P108">[ ta ]</text:p>
          </table:table-cell>
        </table:table-row>
        <table:table-row>
          <table:table-cell table:style-name="Table10.A1" office:value-type="string">
            <text:p text:style-name="P108">tes</text:p>
          </table:table-cell>
          <table:table-cell table:style-name="Table10.A1" office:value-type="string">
            <text:p text:style-name="P108">[ <text:span text:style-name="T163">te <text:s/>/ <text:s/></text:span>tes ]</text:p>
          </table:table-cell>
        </table:table-row>
        <table:table-row>
          <table:table-cell table:style-name="Table10.A1" office:value-type="string">
            <text:p text:style-name="P108">son</text:p>
          </table:table-cell>
          <table:table-cell table:style-name="Table10.A1" office:value-type="string">
            <text:p text:style-name="P108">[ <text:span text:style-name="T163">so <text:s/>/ <text:s/></text:span>son ]</text:p>
          </table:table-cell>
        </table:table-row>
        <table:table-row>
          <table:table-cell table:style-name="Table10.A1" office:value-type="string">
            <text:p text:style-name="P108">sa</text:p>
          </table:table-cell>
          <table:table-cell table:style-name="Table10.A1" office:value-type="string">
            <text:p text:style-name="P108">[ sa ]</text:p>
          </table:table-cell>
        </table:table-row>
        <table:table-row>
          <table:table-cell table:style-name="Table10.A1" office:value-type="string">
            <text:p text:style-name="P108">ses</text:p>
          </table:table-cell>
          <table:table-cell table:style-name="Table10.A1" office:value-type="string">
            <text:p text:style-name="P108">[ <text:span text:style-name="T163">seż / </text:span>ses ]</text:p>
          </table:table-cell>
        </table:table-row>
        <table:table-row>
          <table:table-cell table:style-name="Table10.A1" office:value-type="string">
            <text:p text:style-name="P108">notre</text:p>
          </table:table-cell>
          <table:table-cell table:style-name="Table10.A1" office:value-type="string">
            <text:p text:style-name="P108">[ <text:span text:style-name="T163">not <text:s/>/ <text:s/></text:span>notr ]</text:p>
          </table:table-cell>
        </table:table-row>
        <table:table-row>
          <table:table-cell table:style-name="Table10.A1" office:value-type="string">
            <text:p text:style-name="P108">nos</text:p>
          </table:table-cell>
          <table:table-cell table:style-name="Table10.A1" office:value-type="string">
            <text:p text:style-name="P108">[ no<text:span text:style-name="T163">ż</text:span> ]</text:p>
          </table:table-cell>
        </table:table-row>
        <table:table-row>
          <table:table-cell table:style-name="Table10.A1" office:value-type="string">
            <text:p text:style-name="P108">votre</text:p>
          </table:table-cell>
          <table:table-cell table:style-name="Table10.A1" office:value-type="string">
            <text:p text:style-name="P108">[ votr ]</text:p>
          </table:table-cell>
        </table:table-row>
        <table:table-row>
          <table:table-cell table:style-name="Table10.A1" office:value-type="string">
            <text:p text:style-name="P108">vos</text:p>
          </table:table-cell>
          <table:table-cell table:style-name="Table10.A1" office:value-type="string">
            <text:p text:style-name="P108">[ vo <text:s/>/ <text:s/><text:span text:style-name="T163">voż</text:span> ]</text:p>
          </table:table-cell>
        </table:table-row>
        <table:table-row>
          <table:table-cell table:style-name="Table10.A1" office:value-type="string">
            <text:p text:style-name="P108">leur</text:p>
          </table:table-cell>
          <table:table-cell table:style-name="Table10.A1" office:value-type="string">
            <text:p text:style-name="P108">[ ler ]</text:p>
          </table:table-cell>
        </table:table-row>
        <text:soft-page-break/>
        <table:table-row>
          <table:table-cell table:style-name="Table10.A1" office:value-type="string">
            <text:p text:style-name="P108">leurs</text:p>
          </table:table-cell>
          <table:table-cell table:style-name="Table10.A1" office:value-type="string">
            <text:p text:style-name="P108">[ <text:span text:style-name="T163">ler <text:s/>/ <text:s/></text:span>lers ]</text:p>
          </table:table-cell>
        </table:table-row>
      </table:table>
      <text:p text:style-name="P109"/>
      <text:p text:style-name="P109">✅<text:span text:style-name="T164"> Je prends</text:span></text:p>
      <text:list xml:id="list739043342" text:style-name="L13">
        <text:list-item>
          <text:p text:style-name="P187">Tense: Present</text:p>
        </text:list-item>
        <text:list-item>
          <text:p text:style-name="P187">Meaning: I take / I am taking</text:p>
        </text:list-item>
        <text:list-item>
          <text:p text:style-name="P187">Example:</text:p>
          <text:list>
            <text:list-item>
              <text:p text:style-name="P187">Je prends un café. → I’m taking a coffee.</text:p>
            </text:list-item>
            <text:list-item>
              <text:p text:style-name="P187">Je prends le bus tous les matins. → I take the bus every morning.</text:p>
            </text:list-item>
          </text:list>
        </text:list-item>
      </text:list>
      <text:p text:style-name="P109"/>
      <text:p text:style-name="P109">✅<text:span text:style-name="T164"> Je prendrai</text:span></text:p>
      <text:list text:style-name="L14">
        <text:list-item>
          <text:p text:style-name="P189">Tense: Future simple</text:p>
        </text:list-item>
        <text:list-item>
          <text:p text:style-name="P189">Meaning: I will take</text:p>
        </text:list-item>
        <text:list-item>
          <text:p text:style-name="P189">Example:</text:p>
          <text:list>
            <text:list-item>
              <text:p text:style-name="P189">Je prendrai un café demain matin. → I will take a coffee tomorrow morning.</text:p>
            </text:list-item>
            <text:list-item>
              <text:p text:style-name="P189">Je prendrai le train à 9h. → I will take the train at 9AM.</text:p>
            </text:list-item>
          </text:list>
        </text:list-item>
      </text:list>
      <text:p text:style-name="P109"/>
      <text:p text:style-name="P109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109">Expression</text:p>
            </table:table-cell>
            <table:table-cell table:style-name="Table11.A1" office:value-type="string">
              <text:p text:style-name="P109">Tense</text:p>
            </table:table-cell>
            <table:table-cell table:style-name="Table11.A1" office:value-type="string">
              <text:p text:style-name="P109">Meaning</text:p>
            </table:table-cell>
            <table:table-cell table:style-name="Table11.A1" office:value-type="string">
              <text:p text:style-name="P109">Use when...</text:p>
            </table:table-cell>
          </table:table-row>
        </table:table-header-rows>
        <table:table-row>
          <table:table-cell table:style-name="Table11.A1" office:value-type="string">
            <text:p text:style-name="P109">Je prends</text:p>
          </table:table-cell>
          <table:table-cell table:style-name="Table11.A1" office:value-type="string">
            <text:p text:style-name="P109">Present</text:p>
          </table:table-cell>
          <table:table-cell table:style-name="Table11.A1" office:value-type="string">
            <text:p text:style-name="P109">I take / I am taking</text:p>
          </table:table-cell>
          <table:table-cell table:style-name="Table11.A1" office:value-type="string">
            <text:p text:style-name="P109">Talking about now or regular actions</text:p>
          </table:table-cell>
        </table:table-row>
        <table:table-row>
          <table:table-cell table:style-name="Table11.A1" office:value-type="string">
            <text:p text:style-name="P109">Je prendrai</text:p>
          </table:table-cell>
          <table:table-cell table:style-name="Table11.A1" office:value-type="string">
            <text:p text:style-name="P109">Future Simple</text:p>
          </table:table-cell>
          <table:table-cell table:style-name="Table11.A1" office:value-type="string">
            <text:p text:style-name="P109">I will take</text:p>
          </table:table-cell>
          <table:table-cell table:style-name="Table11.A1" office:value-type="string">
            <text:p text:style-name="P109">Talking about the future</text:p>
          </table:table-cell>
        </table:table-row>
      </table:table>
      <text:p text:style-name="P109"/>
      <text:p text:style-name="P42"/>
      <text:h text:style-name="P40" text:outline-level="2">📚 French Demonstratives and "Ce" Forms</text:h>
      <text:h text:style-name="P125" text:outline-level="3"><text:span text:style-name="T131">1. 🔹 </text:span><text:span text:style-name="Strong_20_Emphasis"><text:span text:style-name="T131">Ce</text:span></text:span></text:h>
      <text:list text:style-name="L15">
        <text:list-item>
          <text:p text:style-name="P192"><text:span text:style-name="Strong_20_Emphasis"><text:span text:style-name="T131">Meaning:</text:span></text:span><text:span text:style-name="T131"> this / that</text:span></text:p>
        </text:list-item>
        <text:list-item>
          <text:p text:style-name="P192"><text:span text:style-name="Strong_20_Emphasis"><text:span text:style-name="T131">Usage:</text:span></text:span><text:span text:style-name="T131"> Before a </text:span><text:span text:style-name="Strong_20_Emphasis"><text:span text:style-name="T131">masculine singular noun</text:span></text:span><text:span text:style-name="T131"> starting with a </text:span><text:span text:style-name="Strong_20_Emphasis"><text:span text:style-name="T131">consonant</text:span></text:span></text:p>
        </text:list-item>
        <text:list-item>
          <text:p text:style-name="P192"><text:span text:style-name="Strong_20_Emphasis"><text:span text:style-name="T131">Example:<text:tab/>Ce garçon</text:span></text:span><text:span text:style-name="T131"> est gentil. → This boy is nice.</text:span></text:p>
          <text:list>
            <text:list-header>
              <text:p text:style-name="P177"/>
            </text:list-header>
          </text:list>
        </text:list-item>
      </text:list>
      <text:list xml:id="list200356176740892" text:continue-list="list739043342" text:style-name="L13">
        <text:list-item>
          <text:list>
            <text:list-header>
              <text:p text:style-name="P188"/>
            </text:list-header>
          </text:list>
        </text:list-item>
      </text:list>
      <text:h text:style-name="P125" text:outline-level="3"><text:span text:style-name="T131">2. 🔹 </text:span><text:span text:style-name="Strong_20_Emphasis"><text:span text:style-name="T131">Cet</text:span></text:span></text:h>
      <text:list text:style-name="L16">
        <text:list-item>
          <text:p text:style-name="P193"><text:span text:style-name="Strong_20_Emphasis"><text:span text:style-name="T131">Meaning:</text:span></text:span><text:span text:style-name="T131"> this / that</text:span></text:p>
        </text:list-item>
        <text:list-item>
          <text:p text:style-name="P193"><text:span text:style-name="Strong_20_Emphasis"><text:span text:style-name="T131">Usage:</text:span></text:span><text:span text:style-name="T131"> Before a </text:span><text:span text:style-name="Strong_20_Emphasis"><text:span text:style-name="T131">masculine singular noun</text:span></text:span><text:span text:style-name="T131"> starting with a </text:span><text:span text:style-name="Strong_20_Emphasis"><text:span text:style-name="T131">vowel or mute 'h'</text:span></text:span></text:p>
        </text:list-item>
        <text:list-item>
          <text:p text:style-name="P193"><text:span text:style-name="Strong_20_Emphasis"><text:span text:style-name="T131">Example:<text:tab/>Cet homme</text:span></text:span><text:span text:style-name="T131"> est gentil. → This man is nice.</text:span></text:p>
          <text:list>
            <text:list-header>
              <text:p text:style-name="P178"/>
            </text:list-header>
          </text:list>
        </text:list-item>
      </text:list>
      <text:h text:style-name="P125" text:outline-level="3"><text:span text:style-name="T131">3. 🔹 </text:span><text:span text:style-name="Strong_20_Emphasis"><text:span text:style-name="T131">Cette</text:span></text:span></text:h>
      <text:list text:style-name="L17">
        <text:list-item>
          <text:p text:style-name="P194"><text:span text:style-name="Strong_20_Emphasis"><text:span text:style-name="T131">Meaning:</text:span></text:span><text:span text:style-name="T131"> this / that</text:span></text:p>
        </text:list-item>
        <text:list-item>
          <text:p text:style-name="P194"><text:soft-page-break/><text:span text:style-name="Strong_20_Emphasis"><text:span text:style-name="T131">Usage:</text:span></text:span><text:span text:style-name="T131"> Before a </text:span><text:span text:style-name="Strong_20_Emphasis"><text:span text:style-name="T131">feminine singular noun</text:span></text:span></text:p>
        </text:list-item>
        <text:list-item>
          <text:p text:style-name="P194"><text:span text:style-name="Strong_20_Emphasis"><text:span text:style-name="T131">Example:<text:tab/>Cette fille</text:span></text:span><text:span text:style-name="T131"> est intelligente. → This girl is smart.</text:span></text:p>
          <text:list>
            <text:list-header>
              <text:p text:style-name="P179"/>
            </text:list-header>
          </text:list>
        </text:list-item>
      </text:list>
      <text:h text:style-name="P125" text:outline-level="3"><text:span text:style-name="T131">4. 🔹 </text:span><text:span text:style-name="Strong_20_Emphasis"><text:span text:style-name="T131">Ces</text:span></text:span></text:h>
      <text:list text:style-name="L18">
        <text:list-item>
          <text:p text:style-name="P195"><text:span text:style-name="Strong_20_Emphasis"><text:span text:style-name="T131">Meaning:</text:span></text:span><text:span text:style-name="T131"> these / those</text:span></text:p>
        </text:list-item>
        <text:list-item>
          <text:p text:style-name="P195"><text:span text:style-name="Strong_20_Emphasis"><text:span text:style-name="T131">Usage:</text:span></text:span><text:span text:style-name="T131"> Before </text:span><text:span text:style-name="Strong_20_Emphasis"><text:span text:style-name="T131">plural nouns</text:span></text:span><text:span text:style-name="T131"> (masculine or feminine)</text:span></text:p>
        </text:list-item>
        <text:list-item>
          <text:p text:style-name="P195"><text:span text:style-name="Strong_20_Emphasis"><text:span text:style-name="T131">Example:</text:span></text:span></text:p>
          <text:list>
            <text:list-item>
              <text:p text:style-name="P195"><text:span text:style-name="Strong_20_Emphasis"><text:span text:style-name="T131">Ces enfants</text:span></text:span><text:span text:style-name="T131"> sont contents. → These children are happy.</text:span></text:p>
            </text:list-item>
            <text:list-item>
              <text:p text:style-name="P195"><text:span text:style-name="Strong_20_Emphasis"><text:span text:style-name="T131">Ces femmes</text:span></text:span><text:span text:style-name="T131"> sont intelligentes. → These women are smart.</text:span></text:p>
              <text:p text:style-name="P180"/>
            </text:list-item>
          </text:list>
        </text:list-item>
      </text:list>
      <text:h text:style-name="P125" text:outline-level="3"><text:span text:style-name="T131">5. 🔹 </text:span><text:span text:style-name="Strong_20_Emphasis"><text:span text:style-name="T131">C’</text:span></text:span><text:span text:style-name="T131"> or </text:span><text:span text:style-name="Strong_20_Emphasis"><text:span text:style-name="T131">Ce</text:span></text:span><text:span text:style-name="T131"> as Subject</text:span></text:h>
      <text:list text:style-name="L19">
        <text:list-item>
          <text:p text:style-name="P196"><text:span text:style-name="Strong_20_Emphasis"><text:span text:style-name="T131">Meaning:</text:span></text:span><text:span text:style-name="T131"> it / this / that</text:span></text:p>
        </text:list-item>
        <text:list-item>
          <text:p text:style-name="P196"><text:span text:style-name="Strong_20_Emphasis"><text:span text:style-name="T131">Usage:</text:span></text:span><text:span text:style-name="T131"> Used as the </text:span><text:span text:style-name="Strong_20_Emphasis"><text:span text:style-name="T131">subject</text:span></text:span><text:span text:style-name="T131"> with a form of </text:span><text:span text:style-name="Strong_20_Emphasis"><text:span text:style-name="T131">être</text:span></text:span><text:span text:style-name="T131"> (to be)</text:span></text:p>
        </text:list-item>
        <text:list-item>
          <text:p text:style-name="P196"><text:span text:style-name="Strong_20_Emphasis"><text:span text:style-name="T131">Examples:</text:span></text:span></text:p>
          <text:list>
            <text:list-item>
              <text:p text:style-name="P196"><text:span text:style-name="Strong_20_Emphasis"><text:span text:style-name="T131">C’est</text:span></text:span><text:span text:style-name="T131"> un professeur. → It’s a teacher. [ se ]</text:span></text:p>
            </text:list-item>
            <text:list-item>
              <text:p text:style-name="P196"><text:span text:style-name="Strong_20_Emphasis"><text:span text:style-name="T131">Ce sont</text:span></text:span><text:span text:style-name="T131"> mes amis. → They are my friends. [ se son ]</text:span></text:p>
            </text:list-item>
          </text:list>
          <text:p text:style-name="P196"><text:span text:style-name="T131"/></text:p>
        </text:list-item>
      </text:list>
      <text:list text:continue-list="list200356176740892" text:style-name="L13">
        <text:list-item>
          <text:list>
            <text:list-header>
              <text:p text:style-name="P188"/>
            </text:list-header>
          </text:list>
        </text:list-item>
      </text:list>
      <text:h text:style-name="P37" text:outline-level="3"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39">French Word</text:p>
            </table:table-cell>
            <table:table-cell table:style-name="Table12.A1" office:value-type="string">
              <text:p text:style-name="P39">Meaning</text:p>
            </table:table-cell>
            <table:table-cell table:style-name="Table12.A1" office:value-type="string">
              <text:p text:style-name="P39">Use Before</text:p>
            </table:table-cell>
            <table:table-cell table:style-name="Table12.A1" office:value-type="string">
              <text:p text:style-name="P39">Gender/Number</text:p>
            </table:table-cell>
            <table:table-cell table:style-name="Table12.A1" office:value-type="string">
              <text:p text:style-name="P39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38">c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consonant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t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vowel/h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tt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s</text:p>
          </table:table-cell>
          <table:table-cell table:style-name="Table12.A1" office:value-type="string">
            <text:p text:style-name="P38">these / those</text:p>
          </table:table-cell>
          <table:table-cell table:style-name="Table12.A1" office:value-type="string">
            <text:p text:style-name="P38">All plural nouns</text:p>
          </table:table-cell>
          <table:table-cell table:style-name="Table12.A1" office:value-type="string">
            <text:p text:style-name="P38">Masculine/Feminine Plural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’est</text:p>
          </table:table-cell>
          <table:table-cell table:style-name="Table12.A1" office:value-type="string">
            <text:p text:style-name="P38">it is / this is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 sont</text:p>
          </table:table-cell>
          <table:table-cell table:style-name="Table12.A1" office:value-type="string">
            <text:p text:style-name="P38">they are / these are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Plural</text:p>
          </table:table-cell>
          <table:table-cell table:style-name="Table12.A1" office:value-type="string">
            <text:p text:style-name="P38">[ se son ]</text:p>
          </table:table-cell>
        </table:table-row>
      </table:table>
      <text:p text:style-name="P41"/>
      <text:p text:style-name="P41"/>
      <text:p text:style-name="P41"/>
      <text:p text:style-name="P41"/>
      <text:h text:style-name="P132" text:outline-level="1"><text:soft-page-break/><text:span text:style-name="Strong_20_Emphasis"><text:span text:style-name="T118">Unit </text:span></text:span><text:span text:style-name="Strong_20_Emphasis"><text:span text:style-name="T119">6</text:span></text:span><text:span text:style-name="Strong_20_Emphasis"><text:span text:style-name="T118"> – Refer to family members</text:span></text:span></text:h>
      <text:p text:style-name="P41"/>
      <text:p text:style-name="P136"><text:span text:style-name="Strong_20_Emphasis"><text:span text:style-name="T136">Words - Mots [mo]</text:span></text:span></text:p>
      <text:p text:style-name="P43">Le p<text:span text:style-name="Strong_20_Emphasis"><text:span text:style-name="T3">è</text:span></text:span>re.</text:p>
      <text:p text:style-name="P50"><text:span text:style-name="Strong_20_Emphasis"><text:span text:style-name="T4">L</text:span></text:span><text:span text:style-name="Strong_20_Emphasis"><text:span text:style-name="T10">a</text:span></text:span><text:span text:style-name="Strong_20_Emphasis"><text:span text:style-name="T4"> mère.</text:span></text:span></text:p>
      <text:p text:style-name="P50"><text:span text:style-name="Strong_20_Emphasis"><text:span text:style-name="T4">L</text:span></text:span><text:span text:style-name="Strong_20_Emphasis"><text:span text:style-name="T10">e </text:span></text:span><text:span text:style-name="Strong_20_Emphasis"><text:span text:style-name="T4">mar</text:span></text:span><text:span text:style-name="Strong_20_Emphasis"><text:span text:style-name="T7">i</text:span></text:span><text:span text:style-name="Strong_20_Emphasis"><text:span text:style-name="T4">.</text:span></text:span></text:p>
      <text:p text:style-name="P50"><text:span text:style-name="Strong_20_Emphasis"><text:span text:style-name="T4">Ta femme.</text:span></text:span></text:p>
      <text:p text:style-name="P50"><text:span text:style-name="Strong_20_Emphasis"><text:span text:style-name="T4">Ton mari.<text:tab/><text:tab/><text:tab/></text:span></text:span><text:span text:style-name="Strong_20_Emphasis"><text:span text:style-name="T7">[ ton mari ]</text:span></text:span></text:p>
      <text:p text:style-name="P50"><text:span text:style-name="Strong_20_Emphasis"><text:span text:style-name="T10">L</text:span></text:span><text:span text:style-name="Strong_20_Emphasis"><text:span text:style-name="T2">e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50"><text:span text:style-name="Strong_20_Emphasis"><text:span text:style-name="T4">Mon fils.<text:tab/><text:tab/><text:tab/></text:span></text:span><text:span text:style-name="Strong_20_Emphasis"><text:span text:style-name="T10">[ mon fis ]</text:span></text:span></text:p>
      <text:p text:style-name="P50"><text:span text:style-name="Strong_20_Emphasis"><text:span text:style-name="T4">Mes fils.<text:tab/><text:tab/><text:tab/></text:span></text:span><text:span text:style-name="Strong_20_Emphasis"><text:span text:style-name="T10">[ me fis ]</text:span></text:span></text:p>
      <text:p text:style-name="P43"><text:span text:style-name="T167">M</text:span>on Chat.</text:p>
      <text:p text:style-name="P43"><text:span text:style-name="T167">T</text:span>on Chat.</text:p>
      <text:p text:style-name="P58">Ma <text:span text:style-name="Strong_20_Emphasis"><text:span text:style-name="T6">sœur<text:tab/><text:tab/><text:tab/>[ </text:span></text:span><text:span text:style-name="Strong_20_Emphasis"><text:span text:style-name="T2">ma </text:span></text:span><text:span text:style-name="Strong_20_Emphasis"><text:span text:style-name="T6">ser ]</text:span></text:span></text:p>
      <text:p text:style-name="P43"/>
      <text:p text:style-name="P51"><text:span text:style-name="Strong_20_Emphasis"><text:span text:style-name="T5">La grand-mère.</text:span></text:span></text:p>
      <text:p text:style-name="P51"><text:span text:style-name="Strong_20_Emphasis"><text:span text:style-name="T5"/></text:span></text:p>
      <text:p text:style-name="P51"><text:span text:style-name="Strong_20_Emphasis"><text:span text:style-name="T11">Une </text:span></text:span><text:span text:style-name="Strong_20_Emphasis"><text:span text:style-name="T6">chouette.<text:tab/><text:tab/><text:tab/>[ </text:span></text:span><text:span text:style-name="Strong_20_Emphasis"><text:span text:style-name="T11">un </text:span></text:span><text:span text:style-name="Strong_20_Emphasis"><text:span text:style-name="T6">xwet ]</text:span></text:span></text:p>
      <text:p text:style-name="P43">Angleterre.</text:p>
      <text:p text:style-name="P43">A<text:span text:style-name="Strong_20_Emphasis"><text:span text:style-name="T3">é</text:span></text:span><text:span text:style-name="Strong_20_Emphasis"><text:span text:style-name="T2">roprt.</text:span></text:span></text:p>
      <text:p text:style-name="P43"><text:span text:style-name="Strong_20_Emphasis"><text:span text:style-name="T4"/></text:span></text:p>
      <text:p text:style-name="P44"><text:span text:style-name="Strong_20_Emphasis"><text:span text:style-name="T5">La maison.<text:tab/><text:tab/><text:tab/>[ La meżon ]</text:span></text:span></text:p>
      <text:p text:style-name="P44"><text:span text:style-name="Strong_20_Emphasis"><text:span text:style-name="T5">Le jardin<text:tab/><text:tab/><text:tab/>[ le xġarda ]</text:span></text:span></text:p>
      <text:p text:style-name="P44"><text:span text:style-name="Strong_20_Emphasis"><text:span text:style-name="T5"><text:tab/><text:tab/></text:span></text:span></text:p>
      <text:p text:style-name="P44"><text:span text:style-name="Strong_20_Emphasis"><text:span text:style-name="T5">Ma maison.<text:tab/><text:tab/><text:tab/></text:span></text:span><text:span text:style-name="Strong_20_Emphasis"><text:span text:style-name="T6">[ ma meżo ]</text:span></text:span></text:p>
      <text:p text:style-name="P45"><text:span text:style-name="Strong_20_Emphasis"><text:span text:style-name="T6">L’appartement.<text:tab/><text:tab/>[ la partamo ]</text:span></text:span></text:p>
      <text:p text:style-name="P45"><text:span text:style-name="Strong_20_Emphasis"><text:span text:style-name="T6">Anglais.<text:tab/><text:tab/><text:tab/>[ angle ]</text:span></text:span></text:p>
      <text:p text:style-name="P46"><text:span text:style-name="Strong_20_Emphasis"><text:span text:style-name="T7">Un animal de compagnie.<text:tab/>[ qan animal di compani ]</text:span></text:span></text:p>
      <text:p text:style-name="P133"><text:span text:style-name="Strong_20_Emphasis"><text:span text:style-name="T85">Mon fils veut un chat.<text:tab/><text:tab/></text:span></text:span><text:span text:style-name="Strong_20_Emphasis"><text:span text:style-name="T86">[ mon fis vj q xa <text:s/>]</text:span></text:span></text:p>
      <text:p text:style-name="P46"><text:span text:style-name="Strong_20_Emphasis"><text:span text:style-name="T7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136"><text:soft-page-break/><text:span text:style-name="Strong_20_Emphasis"><text:span text:style-name="T20">Sentences – Phrases [ fraż ]</text:span></text:span></text:p>
      <text:p text:style-name="P136"><text:span text:style-name="Strong_20_Emphasis"><text:span text:style-name="T87">Bonjour, Julia. C'est ton père ? </text:span></text:span><text:span text:style-name="Strong_20_Emphasis"><text:span text:style-name="T170">O</text:span></text:span><text:span text:style-name="Strong_20_Emphasis"><text:span text:style-name="T169">ui, c’est mon père. Il est journaliste.</text:span></text:span></text:p>
      <text:p text:style-name="P43"><text:span text:style-name="Strong_20_Emphasis"><text:span text:style-name="T2">Non, c’est mon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43"><text:span text:style-name="Strong_20_Emphasis"><text:span text:style-name="T2">Marc va bien.</text:span></text:span></text:p>
      <text:p text:style-name="P45"><text:span text:style-name="Strong_20_Emphasis"><text:span text:style-name="T6">Le p</text:span></text:span><text:span text:style-name="Strong_20_Emphasis"><text:span text:style-name="T3">è</text:span></text:span><text:span text:style-name="Strong_20_Emphasis"><text:span text:style-name="T6">re d’Elsa</text:span></text:span></text:p>
      <text:p text:style-name="P43"><text:span text:style-name="Strong_20_Emphasis"><text:span text:style-name="T2">Ton chat va bien ?</text:span></text:span></text:p>
      <text:p text:style-name="P43"><text:span text:style-name="Strong_20_Emphasis"><text:span text:style-name="T2">Paul et son <text:s/></text:span></text:span><text:span text:style-name="Strong_20_Emphasis"><text:span text:style-name="T110">p</text:span></text:span><text:span text:style-name="Strong_20_Emphasis"><text:span text:style-name="T3">è</text:span></text:span><text:span text:style-name="Strong_20_Emphasis"><text:span text:style-name="T110">re.</text:span></text:span></text:p>
      <text:p text:style-name="P44"><text:span text:style-name="Strong_20_Emphasis"><text:span text:style-name="T110">Mon frère va bien, merci.</text:span></text:span></text:p>
      <text:p text:style-name="P45"><text:span text:style-name="Strong_20_Emphasis"><text:span text:style-name="T111">Le grand-père d'Elsa ? </text:span></text:span><text:span text:style-name="Strong_20_Emphasis"><text:span text:style-name="T168">Non, je suis son père.</text:span></text:span></text:p>
      <text:p text:style-name="P45"><text:span text:style-name="Strong_20_Emphasis"><text:span text:style-name="T111">Dans la voiture.<text:tab/><text:tab/><text:tab/><text:tab/><text:tab/><text:tab/>[ Don la vwatur ]<text:tab/><text:tab/>In the car.</text:span></text:span></text:p>
      <text:p text:style-name="P45"><text:span text:style-name="Strong_20_Emphasis"><text:span text:style-name="T111">Tu habite o</text:span></text:span><text:span text:style-name="Strong_20_Emphasis"><text:span text:style-name="T3">ù ?<text:tab/></text:span></text:span><text:span text:style-name="Strong_20_Emphasis"><text:span text:style-name="T171">Dans un appartement <text:s/></text:span></text:span><text:span text:style-name="Strong_20_Emphasis"><text:span text:style-name="T172">à </text:span></text:span><text:span text:style-name="Strong_20_Emphasis"><text:span text:style-name="T171">Paris.</text:span></text:span><text:span text:style-name="Strong_20_Emphasis"><text:span text:style-name="T6"><text:tab/>[ tu abit u ?, Danż <text:s/>a appartamo <text:s/>a pari ]</text:span></text:span></text:p>
      <text:p text:style-name="P46"><text:span text:style-name="Strong_20_Emphasis"><text:span text:style-name="T7">O</text:span></text:span><text:span text:style-name="Strong_20_Emphasis"><text:span text:style-name="T3">ù</text:span></text:span><text:span text:style-name="Strong_20_Emphasis"><text:span text:style-name="T7"> est le chat d’Elsa ?<text:tab/><text:tab/><text:tab/><text:tab/>[ wee<text:tab/>l-xa <text:s/>d’elża ]</text:span></text:span></text:p>
      <text:p text:style-name="P47"><text:span text:style-name="Strong_20_Emphasis"><text:span text:style-name="T8">Ta sœur va bien ?<text:tab/><text:tab/><text:tab/><text:tab/><text:tab/>[ ta sur va bja ]</text:span></text:span></text:p>
      <text:p text:style-name="P47"><text:span text:style-name="Strong_20_Emphasis"><text:span text:style-name="T8">Paul parle avec sa sœur.<text:tab/><text:tab/><text:tab/><text:tab/>[ pol parl avek sa ser ]</text:span></text:span></text:p>
      <text:p text:style-name="P47">Où habite ta grand-mère ?<text:tab/><text:tab/><text:tab/><text:tab/><text:span text:style-name="T165">[ u abit ta grand mer ? <text:s/>]</text:span></text:p>
      <text:p text:style-name="P53">Tu as un fils ?</text:p>
      <text:p text:style-name="P53">J'ai un appartement a Paris.</text:p>
      <text:p text:style-name="P53">Ta sœur va bien ?</text:p>
      <text:p text:style-name="P54">Ton p<text:span text:style-name="Strong_20_Emphasis"><text:span text:style-name="T3">è</text:span></text:span>re habite ici ?</text:p>
      <text:p text:style-name="P54">Elle va bien.<text:tab/>Marc va bien.</text:p>
      <text:p text:style-name="P54">Mon frère Marc habite à Bordeaux.</text:p>
      <text:p text:style-name="P54">Marc et son p<text:span text:style-name="Strong_20_Emphasis"><text:span text:style-name="T3">è</text:span></text:span>re.</text:p>
      <text:p text:style-name="P54">Mon frère s'appelle Marc.</text:p>
      <text:p text:style-name="P54">Mon frère est français.</text:p>
      <text:p text:style-name="P54">Je suis Anna. J'habite en Espagne avec mon père et mon chat. Je parle français et espagnol.</text:p>
      <text:p text:style-name="P54">Ma mère est américaine.</text:p>
      <text:p text:style-name="P62">Ma soeur parle français.</text:p>
      <text:p text:style-name="P62">Salut tu vas bien ?</text:p>
      <text:p text:style-name="P140"><text:span text:style-name="T137">Ma m</text:span><text:span text:style-name="Strong_20_Emphasis"><text:span text:style-name="T64">è</text:span></text:span><text:span text:style-name="T137">re habite en Italie.</text:span></text:p>
      <text:p text:style-name="P140"><text:span text:style-name="T137">Son fr</text:span><text:span text:style-name="Strong_20_Emphasis"><text:span text:style-name="T64">è</text:span></text:span><text:span text:style-name="T137">re et sa sœur.</text:span></text:p>
      <text:p text:style-name="P54">Salut, tu vas bien ? Comment va ton frère ? Et ta sœur, elle va bien ?</text:p>
      <text:p text:style-name="P55">Ma famille, c'est mon père et mon frère.</text:p>
      <text:p text:style-name="P55">Ta mère est française.</text:p>
      <text:p text:style-name="P54">Ma famille habite en France.</text:p>
      <text:p text:style-name="P54"><text:span text:style-name="T173">D</text:span>ans l'appartement.</text:p>
      <text:p text:style-name="P55">Marie parle avec sa sœur.</text:p>
      <text:p text:style-name="P56"><text:soft-page-break/>Je vais bien, merci.</text:p>
      <text:p text:style-name="P56">Je vais bien, et toi vas bien ?</text:p>
      <text:p text:style-name="P56">Je vais bien, <text:span text:style-name="T142">et toi aussi ?<text:tab/><text:tab/><text:tab/></text:span><text:span text:style-name="T175"><text:tab/><text:tab/></text:span><text:span text:style-name="T176">[xġ ve bja, e twa </text:span><text:span text:style-name="T149">osi</text:span><text:span text:style-name="T176"> ? ]<text:tab/><text:tab/><text:tab/>also / too</text:span></text:p>
      <text:p text:style-name="P56">Dominique est un gar<text:span text:style-name="T166">ç</text:span>on. Il est le fils de Daniel.</text:p>
      <text:p text:style-name="P56">La femme de Marc.</text:p>
      <text:p text:style-name="P57">J'habite dans un appartement avec mon chien.<text:tab/><text:tab/><text:tab/><text:span text:style-name="T174">[ </text:span><text:span text:style-name="T176">xġ donż a appartamo avek mon xja </text:span><text:span text:style-name="T174">] </text:span></text:p>
      <text:p text:style-name="P48"><text:span text:style-name="Strong_20_Emphasis"><text:span text:style-name="T112">Le chien est dans la maison.<text:tab/><text:tab/><text:tab/><text:tab/><text:tab/></text:span></text:span><text:span text:style-name="Strong_20_Emphasis"><text:span text:style-name="T115">[ le xja e don le meżon ]</text:span></text:span></text:p>
      <text:p text:style-name="P48"><text:span text:style-name="Strong_20_Emphasis"><text:span text:style-name="T112">Une maison avec un jardin.<text:tab/><text:tab/><text:tab/><text:tab/><text:tab/></text:span></text:span><text:span text:style-name="Strong_20_Emphasis"><text:span text:style-name="T115">[ un meżo avek a jarda ]</text:span></text:span></text:p>
      <text:p text:style-name="P52"><text:span text:style-name="Strong_20_Emphasis"><text:span text:style-name="T112">Le chien est au jardin.<text:tab/><text:tab/><text:tab/><text:tab/><text:tab/><text:tab/></text:span></text:span><text:span text:style-name="Strong_20_Emphasis"><text:span text:style-name="T115">[ le xja e tu xġarda ]</text:span></text:span></text:p>
      <text:p text:style-name="P52"><text:span text:style-name="Strong_20_Emphasis"><text:span text:style-name="T115">Le chien est </text:span></text:span><text:span text:style-name="Strong_20_Emphasis"><text:span text:style-name="T150">dans le</text:span></text:span><text:span text:style-name="Strong_20_Emphasis"><text:span text:style-name="T115"> jardin.<text:tab/><text:tab/><text:tab/><text:tab/><text:tab/>[ le xja e don le xġarda <text:s text:c="2"/>]</text:span></text:span></text:p>
      <text:p text:style-name="P52"><text:span text:style-name="Strong_20_Emphasis"><text:span text:style-name="T113">Une maison avec un jardin.<text:tab/><text:tab/><text:tab/><text:tab/><text:tab/></text:span></text:span><text:span text:style-name="Strong_20_Emphasis"><text:span text:style-name="T115">[ un meżo avek a xġarda <text:s/>]</text:span></text:span></text:p>
      <text:p text:style-name="P49"><text:span text:style-name="Strong_20_Emphasis"><text:span text:style-name="T114">Ma famille habite en France.</text:span></text:span></text:p>
      <text:p text:style-name="P49"><text:span text:style-name="Strong_20_Emphasis"><text:span text:style-name="T114">Marie parle avec sa sœur.</text:span></text:span></text:p>
      <text:p text:style-name="P49"><text:span text:style-name="Strong_20_Emphasis"><text:span text:style-name="T114">Marie a une chouette.</text:span></text:span></text:p>
      <text:p text:style-name="P49"><text:span text:style-name="Strong_20_Emphasis"><text:span text:style-name="T114">Tu vas bien ?<text:tab/></text:span></text:span><text:span text:style-name="Strong_20_Emphasis"><text:span text:style-name="T115">J</text:span></text:span><text:span text:style-name="Strong_20_Emphasis"><text:span text:style-name="T114">e vais bien, merci.</text:span></text:span></text:p>
      <text:p text:style-name="P49"><text:span text:style-name="Strong_20_Emphasis"><text:span text:style-name="T114">Il habite avec sa femme et son fils.</text:span></text:span></text:p>
      <text:p text:style-name="P49"><text:span text:style-name="Strong_20_Emphasis"><text:span text:style-name="T114">Mon fils veut un chien.<text:tab/><text:tab/><text:tab/><text:tab/><text:tab/><text:tab/></text:span></text:span><text:span text:style-name="Strong_20_Emphasis"><text:span text:style-name="T116">[ mon fis vj qa xja ]</text:span></text:span></text:p>
      <text:p text:style-name="P49"><text:span text:style-name="Strong_20_Emphasis"><text:span text:style-name="T116">Je vais bien, et toi, tu vas bien ?</text:span></text:span></text:p>
      <text:p text:style-name="P59">Un animal de compagnie.</text:p>
      <text:p text:style-name="P60">Ta sœur va bien ?</text:p>
      <text:p text:style-name="P61">Un billet d’avion.</text:p>
      <text:p text:style-name="P61">Tu vas o<text:span text:style-name="Strong_20_Emphasis"><text:span text:style-name="T3">ù ?</text:span></text:span></text:p>
      <text:p text:style-name="P49"><text:span text:style-name="Strong_20_Emphasis"><text:span text:style-name="T114">L</text:span></text:span><text:span text:style-name="Strong_20_Emphasis"><text:span text:style-name="T117">e billet d’avion.</text:span></text:span></text:p>
      <text:p text:style-name="P137"><text:span text:style-name="Strong_20_Emphasis"><text:span text:style-name="T107">Salut Marie, comment ça va ?</text:span></text:span></text:p>
      <text:p text:style-name="P137"><text:span text:style-name="Strong_20_Emphasis"><text:span text:style-name="T107"><text:s/>À demain, Marie.</text:span></text:span></text:p>
      <text:p text:style-name="P137"><text:span text:style-name="Strong_20_Emphasis"><text:span text:style-name="T107">À bientôt, Paul !</text:span></text:span></text:p>
      <text:p text:style-name="P138"><text:span text:style-name="Strong_20_Emphasis"><text:span text:style-name="T108">Tu as une voiture fran</text:span></text:span><text:span text:style-name="Strong_20_Emphasis"><text:span text:style-name="T107">ç</text:span></text:span><text:span text:style-name="Strong_20_Emphasis"><text:span text:style-name="T108">aise.</text:span></text:span></text:p>
      <text:p text:style-name="P138"><text:span text:style-name="Strong_20_Emphasis"><text:span text:style-name="T108">Merci beaucoup, <text:s/>à bientôt.</text:span></text:span></text:p>
      <text:p text:style-name="P139"><text:span text:style-name="Strong_20_Emphasis"><text:span text:style-name="T109">Bonsoir, comment </text:span></text:span><text:span text:style-name="Strong_20_Emphasis"><text:span text:style-name="T107">ç</text:span></text:span><text:span text:style-name="Strong_20_Emphasis"><text:span text:style-name="T109">a va ?</text:span></text:span></text:p>
      <text:p text:style-name="P139"><text:span text:style-name="Strong_20_Emphasis"><text:span text:style-name="T109"/></text:span></text:p>
      <text:p text:style-name="P137"><text:span text:style-name="Strong_20_Emphasis"><text:span text:style-name="T107"/></text:span></text:p>
      <text:p text:style-name="P134"><text:span text:style-name="Strong_20_Emphasis"><text:span text:style-name="T138">Ère<text:tab/><text:tab/></text:span></text:span><text:span text:style-name="Strong_20_Emphasis"><text:span text:style-name="T139">→ </text:span></text:span><text:span text:style-name="Strong_20_Emphasis"><text:span text:style-name="T138"><text:s/><text:tab/><text:tab/></text:span></text:span><text:span text:style-name="Strong_20_Emphasis"><text:span text:style-name="T140">[</text:span></text:span><text:span text:style-name="Strong_20_Emphasis"><text:span text:style-name="T138">er</text:span></text:span><text:span text:style-name="Strong_20_Emphasis"><text:span text:style-name="T140">]</text:span></text:span></text:p>
      <text:p text:style-name="P134"><text:span text:style-name="Strong_20_Emphasis"><text:span text:style-name="T139">Oeu<text:tab/><text:tab/>→ <text:tab/><text:tab/></text:span></text:span><text:span text:style-name="Strong_20_Emphasis"><text:span text:style-name="T140">[</text:span></text:span><text:span text:style-name="Strong_20_Emphasis"><text:span text:style-name="T139">qu</text:span></text:span><text:span text:style-name="Strong_20_Emphasis"><text:span text:style-name="T140">]</text:span></text:span></text:p>
      <text:p text:style-name="P135"><text:span text:style-name="Strong_20_Emphasis"><text:span text:style-name="T140">au<text:tab/><text:tab/>→ <text:s/><text:tab/><text:tab/>at [u]</text:span></text:span></text:p>
      <text:p text:style-name="P95"><text:span text:style-name="Strong_20_Emphasis"><text:span text:style-name="T9"/></text:span></text:p>
      <text:p text:style-name="P97"><text:span text:style-name="Strong_20_Emphasis"><text:span text:style-name="T23">é è à ù â ê î ô û ë ï ü ç œ æ É È À Ù Â Ê Î Ô Û Ë Ï Ü Ç Œ Æ</text:span></text:span></text:p>
      <text:p text:style-name="P97"><text:span text:style-name="Strong_20_Emphasis"><text:span text:style-name="T23"/></text:span></text:p>
      <text:p text:style-name="P141"><text:soft-page-break/><text:span text:style-name="Strong_20_Emphasis"><text:span text:style-name="T14">La famille de Zari.</text:span></text:span></text:p>
      <text:p text:style-name="P98"><text:span text:style-name="Strong_20_Emphasis"><text:span text:style-name="T53"/></text:span></text:p>
      <text:p text:style-name="P141"><text:span text:style-name="Strong_20_Emphasis"><text:span text:style-name="T160">Zari and her friend Lily are studying at the library before lunch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Nous allons au restaurant mexivan avec ma famille. Tu veux venir ?</text:span></text:span></text:p>
      <text:p text:style-name="P98"><text:span text:style-name="Strong_20_Emphasis"><text:span text:style-name="T53"/></text:span></text:p>
      <text:p text:style-name="P141"><text:span text:style-name="Strong_20_Emphasis"><text:span text:style-name="T160">Lily is staring at her book. She doesn't look up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Euh… Qui va au restaurant ? J’ </text:span></text:span><text:span text:style-name="Strong_20_Emphasis"><text:span text:style-name="T23">é</text:span></text:span><text:span text:style-name="Strong_20_Emphasis"><text:span text:style-name="T53">tudie...</text:span></text:span></text:p>
      <text:p text:style-name="P97"><text:span text:style-name="Strong_20_Emphasis"><text:span text:style-name="T23"/></text:span></text:p>
      <text:p text:style-name="P98"><text:span text:style-name="Strong_20_Emphasis"><text:span text:style-name="T53">Mon grand-p</text:span></text:span><text:span text:style-name="Strong_20_Emphasis"><text:span text:style-name="T23">è</text:span></text:span><text:span text:style-name="Strong_20_Emphasis"><text:span text:style-name="T53">re, ma grand-m</text:span></text:span><text:span text:style-name="Strong_20_Emphasis"><text:span text:style-name="T23">è</text:span></text:span><text:span text:style-name="Strong_20_Emphasis"><text:span text:style-name="T53">re…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Ma m</text:span></text:span><text:span text:style-name="Strong_20_Emphasis"><text:span text:style-name="T23">è</text:span></text:span><text:span text:style-name="Strong_20_Emphasis"><text:span text:style-name="T53">re, mon p</text:span></text:span><text:span text:style-name="Strong_20_Emphasis"><text:span text:style-name="T23">è</text:span></text:span><text:span text:style-name="Strong_20_Emphasis"><text:span text:style-name="T53">re, ma sœur…</text:span></text:span></text:p>
      <text:p text:style-name="P98"><text:span text:style-name="Strong_20_Emphasis"><text:span text:style-name="T53"/></text:span></text:p>
      <text:p text:style-name="P141"><text:span text:style-name="Strong_20_Emphasis"><text:span text:style-name="T160">Lily does not seem interested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Et mon cousin…</text:span></text:span></text:p>
      <text:p text:style-name="P98"><text:span text:style-name="Strong_20_Emphasis"><text:span text:style-name="T53"/></text:span></text:p>
      <text:p text:style-name="P141"><text:span text:style-name="Strong_20_Emphasis"><text:span text:style-name="T160">Lily looks up. Zari's cousin is in a local band she loves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Ah… Ton cousin ?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Il est o</text:span></text:span><text:span text:style-name="Strong_20_Emphasis"><text:span text:style-name="T23">ù </text:span></text:span><text:span text:style-name="Strong_20_Emphasis"><text:span text:style-name="T53">, le restaurant ?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/></text:span></text:p>
      <text:p text:style-name="P98"><text:span text:style-name="Strong_20_Emphasis"><text:span text:style-name="T53"/></text:span></text:p>
      <text:p text:style-name="P99"><text:span text:style-name="Strong_20_Emphasis"><text:span text:style-name="T54">Mon frère Marc habite à bordeaux.</text:span></text:span></text:p>
      <text:p text:style-name="P99"><text:span text:style-name="Strong_20_Emphasis"><text:span text:style-name="T54">C’est ma sœur, avec son chat.</text:span></text:span></text:p>
      <text:p text:style-name="P99"><text:span text:style-name="Strong_20_Emphasis"><text:span text:style-name="T54">Mon père est français.</text:span></text:span></text:p>
      <text:p text:style-name="P99"><text:span text:style-name="Strong_20_Emphasis"><text:span text:style-name="T54">Ton père et ma mère.</text:span></text:span></text:p>
      <text:p text:style-name="P99"><text:span text:style-name="Strong_20_Emphasis"><text:span text:style-name="T54">Ma mère habite en Italie.</text:span></text:span></text:p>
      <text:p text:style-name="P99"><text:span text:style-name="Strong_20_Emphasis"><text:span text:style-name="T54">Marc et son <text:s/>père.</text:span></text:span></text:p>
      <text:p text:style-name="P99"><text:span text:style-name="Strong_20_Emphasis"><text:span text:style-name="T54">Salut tu va bien ? Comment va ton frère ? Et ta sœur, elle va bien ?</text:span></text:span></text:p>
      <text:p text:style-name="P100"><text:span text:style-name="Strong_20_Emphasis"><text:span text:style-name="T55">La fille est avec sa </text:span></text:span><text:span text:style-name="Strong_20_Emphasis"><text:span text:style-name="T54">mère</text:span></text:span><text:span text:style-name="Strong_20_Emphasis"><text:span text:style-name="T55">.</text:span></text:span></text:p>
      <text:p text:style-name="P100"><text:span text:style-name="Strong_20_Emphasis"><text:span text:style-name="T55">Mon fils veut un animal de compagnie.</text:span></text:span></text:p>
      <text:p text:style-name="P100"><text:span text:style-name="Strong_20_Emphasis"><text:span text:style-name="T55">Son animal de compagnie est un chien.</text:span></text:span></text:p>
      <text:p text:style-name="P100"><text:span text:style-name="Strong_20_Emphasis"><text:span text:style-name="T55">Ma fille est française ;</text:span></text:span></text:p>
      <text:p text:style-name="P100"><text:span text:style-name="Strong_20_Emphasis"><text:span text:style-name="T55">Son mari travaille dans un restaurant.</text:span></text:span></text:p>
      <text:p text:style-name="P100"><text:span text:style-name="Strong_20_Emphasis"><text:span text:style-name="T55">Mon grand-père a une voiture. Ma grand-mère veut un avion !</text:span></text:span></text:p>
      <text:p text:style-name="P100"><text:span text:style-name="Strong_20_Emphasis"><text:span text:style-name="T55">Une chouette.</text:span></text:span></text:p>
      <text:p text:style-name="P100"><text:span text:style-name="Strong_20_Emphasis"><text:span text:style-name="T55">J'ai une chouette.</text:span></text:span></text:p>
      <text:p text:style-name="P101"><text:soft-page-break/><text:span text:style-name="Strong_20_Emphasis"><text:span text:style-name="T56">Dominique est un gar</text:span></text:span><text:span text:style-name="Strong_20_Emphasis"><text:span text:style-name="T55">ç</text:span></text:span><text:span text:style-name="Strong_20_Emphasis"><text:span text:style-name="T56">on. Il est le fils de Daniel.</text:span></text:span></text:p>
      <text:p text:style-name="P101"><text:span text:style-name="Strong_20_Emphasis"><text:span text:style-name="T56">Marie parle avec son f</text:span></text:span><text:span text:style-name="Strong_20_Emphasis"><text:span text:style-name="T23">è</text:span></text:span><text:span text:style-name="Strong_20_Emphasis"><text:span text:style-name="T56">re.</text:span></text:span></text:p>
      <text:p text:style-name="P101"><text:span text:style-name="Strong_20_Emphasis"><text:span text:style-name="T56">Gabriel mange au restaurant avec sa famille.</text:span></text:span></text:p>
      <text:p text:style-name="P101"><text:span text:style-name="Strong_20_Emphasis"><text:span text:style-name="T56">J'habite à Berlin avec mon chat et ma chouette.</text:span></text:span></text:p>
      <text:p text:style-name="P101"><text:span text:style-name="Strong_20_Emphasis"><text:span text:style-name="T56">Mon mari parle Anglais.</text:span></text:span></text:p>
      <text:p text:style-name="P101"><text:span text:style-name="Strong_20_Emphasis"><text:span text:style-name="T56">Je suis dans le jardin.</text:span></text:span></text:p>
      <text:p text:style-name="P101"><text:span text:style-name="Strong_20_Emphasis"><text:span text:style-name="T56">Vous avez une maison en France.</text:span></text:span></text:p>
      <text:p text:style-name="P99"><text:span text:style-name="Strong_20_Emphasis"><text:span text:style-name="T54"/></text:span></text:p>
      <text:p text:style-name="P99"><text:span text:style-name="Strong_20_Emphasis"><text:span text:style-name="T54"/></text:span></text:p>
      <text:h text:style-name="P142" text:outline-level="1"><text:span text:style-name="Strong_20_Emphasis"><text:span text:style-name="T104">Unit </text:span></text:span><text:span text:style-name="Strong_20_Emphasis"><text:span text:style-name="T106">7</text:span></text:span><text:span text:style-name="Strong_20_Emphasis"><text:span text:style-name="T104"> – </text:span></text:span><text:span text:style-name="Strong_20_Emphasis"><text:span text:style-name="T106">Talk about things you do</text:span></text:span></text:h>
      <text:h text:style-name="P145" text:outline-level="1"><text:span text:style-name="Strong_20_Emphasis"><text:span text:style-name="T155"/></text:span></text:h>
      <text:p text:style-name="P147"><text:span text:style-name="Strong_20_Emphasis"><text:span text:style-name="T90">Le chocolat.<text:tab/><text:tab/><text:tab/><text:tab/><text:tab/></text:span></text:span><text:span text:style-name="Strong_20_Emphasis"><text:span text:style-name="T92">[ le xokola ]</text:span></text:span></text:p>
      <text:p text:style-name="P147"><text:span text:style-name="Strong_20_Emphasis"><text:span text:style-name="T90">La musique.<text:tab/><text:tab/><text:tab/><text:tab/><text:tab/></text:span></text:span><text:span text:style-name="Strong_20_Emphasis"><text:span text:style-name="T92">[ la mużiq ]</text:span></text:span></text:p>
      <text:p text:style-name="P147"><text:span text:style-name="Strong_20_Emphasis"><text:span text:style-name="T90">Le livre.<text:tab/><text:tab/><text:tab/><text:tab/><text:tab/></text:span></text:span><text:span text:style-name="Strong_20_Emphasis"><text:span text:style-name="T92">[ le livr ]</text:span></text:span></text:p>
      <text:p text:style-name="P147"><text:span text:style-name="Strong_20_Emphasis"><text:span text:style-name="T90">J’aime Paris.<text:tab/><text:tab/><text:tab/><text:tab/><text:tab/></text:span></text:span><text:span text:style-name="Strong_20_Emphasis"><text:span text:style-name="T92">[ xġem pari ]</text:span></text:span><text:span text:style-name="Strong_20_Emphasis"><text:span text:style-name="T90"> <text:s/><text:tab/><text:tab/>I love Paris.</text:span></text:span></text:p>
      <text:p text:style-name="P152"><text:span text:style-name="Strong_20_Emphasis"><text:span text:style-name="T94">L’</text:span></text:span><text:span text:style-name="Strong_20_Emphasis"><text:span text:style-name="T64">é</text:span></text:span><text:span text:style-name="Strong_20_Emphasis"><text:span text:style-name="T94">cole.<text:tab/><text:tab/><text:tab/><text:tab/><text:tab/>[ le kol ]<text:tab/><text:tab/>The school</text:span></text:span></text:p>
      <text:p text:style-name="P152"><text:span text:style-name="Strong_20_Emphasis"><text:span text:style-name="T94">La banque.<text:tab/><text:tab/><text:tab/><text:tab/><text:tab/>[ la bank ]</text:span></text:span></text:p>
      <text:p text:style-name="P154"><text:span text:style-name="Strong_20_Emphasis"><text:span text:style-name="T98">L</text:span></text:span><text:span text:style-name="Strong_20_Emphasis"><text:span text:style-name="T96">e parc.<text:tab/><text:tab/><text:tab/><text:tab/><text:tab/>[ le park ]</text:span></text:span></text:p>
      <text:p text:style-name="P154"><text:span text:style-name="Strong_20_Emphasis"><text:span text:style-name="T96">Un parc.</text:span></text:span></text:p>
      <text:p text:style-name="P154"><text:span text:style-name="Strong_20_Emphasis"><text:span text:style-name="T96">La boulangerie.<text:tab/><text:tab/><text:tab/><text:tab/>[ la bu-lan-xġe-ri ]</text:span></text:span></text:p>
      <text:p text:style-name="P154"><text:span text:style-name="Strong_20_Emphasis"><text:span text:style-name="T96">Le m</text:span></text:span><text:span text:style-name="Strong_20_Emphasis"><text:span text:style-name="T64">é</text:span></text:span><text:span text:style-name="Strong_20_Emphasis"><text:span text:style-name="T96">tro.</text:span></text:span></text:p>
      <text:p text:style-name="P154"><text:span text:style-name="Strong_20_Emphasis"><text:span text:style-name="T96">Espagnol.</text:span></text:span></text:p>
      <text:p text:style-name="P103"><text:span text:style-name="Strong_20_Emphasis"><text:span text:style-name="T23">É</text:span></text:span><text:span text:style-name="Strong_20_Emphasis"><text:span text:style-name="T57">tudiant.</text:span></text:span></text:p>
      <text:p text:style-name="P103"><text:span text:style-name="Strong_20_Emphasis"><text:span text:style-name="T57">Je vais au travail.</text:span></text:span></text:p>
      <text:p text:style-name="P191"><text:span text:style-name="Strong_20_Emphasis"><text:span text:style-name="T58">Le bus.<text:tab/><text:tab/><text:tab/><text:tab/><text:tab/><text:tab/>[ le bus ]</text:span></text:span></text:p>
      <text:p text:style-name="P191"><text:span text:style-name="Strong_20_Emphasis"><text:span text:style-name="T58">Le zoo.<text:tab/><text:tab/><text:tab/><text:tab/><text:tab/>[ le żo ]</text:span></text:span></text:p>
      <text:p text:style-name="P191"><text:span text:style-name="Strong_20_Emphasis"><text:span text:style-name="T58">Le cin</text:span></text:span><text:span text:style-name="Strong_20_Emphasis"><text:span text:style-name="T23">é</text:span></text:span><text:span text:style-name="Strong_20_Emphasis"><text:span text:style-name="T58">ma.<text:tab/><text:tab/><text:tab/><text:tab/><text:tab/>[ le sinima ]</text:span></text:span></text:p>
      <text:p text:style-name="P148"><text:span text:style-name="Strong_20_Emphasis"><text:span text:style-name="T91"/></text:span></text:p>
      <text:p text:style-name="P102"><text:span text:style-name="Strong_20_Emphasis"><text:span text:style-name="T23">é è à ù â ê î ô û ë ï ü ç œ æ É È À Ù Â Ê Î Ô Û Ë Ï Ü Ç Œ Æ</text:span></text:span></text:p>
      <text:p text:style-name="P102"><text:span text:style-name="Strong_20_Emphasis"><text:span text:style-name="T64"/></text:span></text:p>
      <text:p text:style-name="P144"><text:span text:style-name="Strong_20_Emphasis"><text:span text:style-name="T88">Nous mangeons.</text:span></text:span></text:p>
      <text:p text:style-name="P144"><text:span text:style-name="Strong_20_Emphasis"><text:span text:style-name="T88">Nous mangeons dans au restaurant.</text:span></text:span></text:p>
      <text:p text:style-name="P144"><text:span text:style-name="Strong_20_Emphasis"><text:span text:style-name="T88">Nous mangeons un croissant.</text:span></text:span></text:p>
      <text:p text:style-name="P150"><text:span text:style-name="Strong_20_Emphasis"><text:span text:style-name="T88">Nous avons un chat.</text:span></text:span></text:p>
      <text:p text:style-name="P146"><text:span text:style-name="Strong_20_Emphasis"><text:span text:style-name="T89">Nous avons un chien.</text:span></text:span></text:p>
      <text:p text:style-name="P146"><text:span text:style-name="Strong_20_Emphasis"><text:span text:style-name="T89">Nous voulons un taxi.</text:span></text:span></text:p>
      <text:p text:style-name="P146"><text:span text:style-name="Strong_20_Emphasis"><text:span text:style-name="T89">Nous habitons </text:span></text:span><text:span text:style-name="Strong_20_Emphasis"><text:span text:style-name="T64">à</text:span></text:span><text:span text:style-name="Strong_20_Emphasis"><text:span text:style-name="T89"> Paris.</text:span></text:span></text:p>
      <text:p text:style-name="P146"><text:span text:style-name="Strong_20_Emphasis"><text:span text:style-name="T89">Nous habitons <text:s/>en France.</text:span></text:span></text:p>
      <text:p text:style-name="P146"><text:span text:style-name="Strong_20_Emphasis"><text:span text:style-name="T89"/></text:span></text:p>
      <text:p text:style-name="P148"><text:span text:style-name="Strong_20_Emphasis"><text:span text:style-name="T91">Tu vas </text:span></text:span><text:span text:style-name="Strong_20_Emphasis"><text:span text:style-name="T64">à</text:span></text:span><text:span text:style-name="Strong_20_Emphasis"><text:span text:style-name="T91"> Cancun demain ?<text:tab/><text:tab/><text:tab/></text:span></text:span><text:span text:style-name="Strong_20_Emphasis"><text:span text:style-name="T95">[ tu va a konku diman ]</text:span></text:span></text:p>
      <text:p text:style-name="P148"><text:span text:style-name="Strong_20_Emphasis"><text:span text:style-name="T91">Oui, j'aime beaucoup le Mexique.<text:tab/><text:tab/></text:span></text:span></text:p>
      <text:p text:style-name="P200"><text:soft-page-break/><text:span text:style-name="Strong_20_Emphasis"><text:span text:style-name="T98">Tu aimes lire ?</text:span></text:span></text:p>
      <text:p text:style-name="P200"><text:span text:style-name="Strong_20_Emphasis"><text:span text:style-name="T98">Tu aimes l’</text:span></text:span><text:span text:style-name="Strong_20_Emphasis"><text:span text:style-name="T64">é</text:span></text:span><text:span text:style-name="Strong_20_Emphasis"><text:span text:style-name="T98">cole ?</text:span></text:span></text:p>
      <text:p text:style-name="P148"><text:span text:style-name="Strong_20_Emphasis"><text:span text:style-name="T91">Oui, j'aime lire.<text:tab/><text:tab/><text:tab/><text:tab/>[xġem lirr]</text:span></text:span></text:p>
      <text:p text:style-name="P148"><text:span text:style-name="Strong_20_Emphasis"><text:span text:style-name="T91">Elle aime lire et elle a un livre.<text:tab/><text:tab/>[ el em lirr, e el aa livr]</text:span></text:span></text:p>
      <text:p text:style-name="P148"><text:span text:style-name="Strong_20_Emphasis"><text:span text:style-name="T177">Nous aimons Duo.<text:tab/><text:tab/><text:tab/><text:tab/>[ nuż emo duwo]</text:span></text:span></text:p>
      <text:p text:style-name="P148"><text:span text:style-name="Strong_20_Emphasis"><text:span text:style-name="T177">Nous aimons la musique.</text:span></text:span></text:p>
      <text:p text:style-name="P148"><text:span text:style-name="Strong_20_Emphasis"><text:span text:style-name="T178">N</text:span></text:span><text:span text:style-name="Strong_20_Emphasis"><text:span text:style-name="T177">ous aimons le chocolat<text:tab/><text:tab/><text:tab/></text:span></text:span><text:span text:style-name="Strong_20_Emphasis"><text:span text:style-name="T183">[ nuż_emo le xokola ]</text:span></text:span></text:p>
      <text:p text:style-name="P152"><text:span text:style-name="Strong_20_Emphasis"><text:span text:style-name="T181">Je suis à l'école.</text:span></text:span></text:p>
      <text:p text:style-name="P152"><text:span text:style-name="Strong_20_Emphasis"><text:span text:style-name="T181">Tu vas à la banque ?</text:span></text:span></text:p>
      <text:p text:style-name="P152"><text:span text:style-name="Strong_20_Emphasis"><text:span text:style-name="T181">Nous sommes ici.</text:span></text:span></text:p>
      <text:p text:style-name="P152"><text:span text:style-name="Strong_20_Emphasis"><text:span text:style-name="T181">Nous somme <text:s/>à l</text:span></text:span><text:span text:style-name="Strong_20_Emphasis"><text:span text:style-name="T94">’</text:span></text:span><text:span text:style-name="Strong_20_Emphasis"><text:span text:style-name="T64">é</text:span></text:span><text:span text:style-name="Strong_20_Emphasis"><text:span text:style-name="T94">cole.</text:span></text:span></text:p>
      <text:p text:style-name="P152"><text:span text:style-name="Strong_20_Emphasis"><text:span text:style-name="T181">Nous sommes <text:s/>à la banque.</text:span></text:span></text:p>
      <text:p text:style-name="P152"><text:span text:style-name="Strong_20_Emphasis"><text:span text:style-name="T181">Je veux un chat.</text:span></text:span></text:p>
      <text:p text:style-name="P153"><text:span text:style-name="Strong_20_Emphasis"><text:span text:style-name="T182">Je veux un livre.</text:span></text:span></text:p>
      <text:p text:style-name="P153"><text:span text:style-name="Strong_20_Emphasis"><text:span text:style-name="T182">Nous allons à Paris.</text:span></text:span></text:p>
      <text:p text:style-name="P148"><text:span text:style-name="Strong_20_Emphasis"><text:span text:style-name="T91">Nous allons à l'école.</text:span></text:span></text:p>
      <text:p text:style-name="P148"><text:span text:style-name="Strong_20_Emphasis"><text:span text:style-name="T91">Nous allons à l'hôtel.</text:span></text:span></text:p>
      <text:p text:style-name="P154"><text:span text:style-name="Strong_20_Emphasis"><text:span text:style-name="T96">C’est une boulangerie</text:span></text:span></text:p>
      <text:p text:style-name="P154"><text:span text:style-name="Strong_20_Emphasis"><text:span text:style-name="T96">Nous allons à la boulangerie. <text:tab/><text:tab/>[ nu</text:span></text:span><text:span text:style-name="Strong_20_Emphasis"><text:span text:style-name="T99">ż</text:span></text:span><text:span text:style-name="Strong_20_Emphasis"><text:span text:style-name="T96"> </text:span></text:span><text:span text:style-name="Strong_20_Emphasis"><text:span text:style-name="T99">alo</text:span></text:span><text:span text:style-name="Strong_20_Emphasis"><text:span text:style-name="T96"> a l</text:span></text:span><text:span text:style-name="Strong_20_Emphasis"><text:span text:style-name="T99">a</text:span></text:span><text:span text:style-name="Strong_20_Emphasis"><text:span text:style-name="T96"> bu-lan-xġeri ]<text:tab/><text:tab/>We're going to the bakery.</text:span></text:span></text:p>
      <text:p text:style-name="P154"><text:span text:style-name="Strong_20_Emphasis"><text:span text:style-name="T96">Nous sommes à la boulangerie.<text:tab/><text:tab/>[ nu sam a l</text:span></text:span><text:span text:style-name="Strong_20_Emphasis"><text:span text:style-name="T99">a</text:span></text:span><text:span text:style-name="Strong_20_Emphasis"><text:span text:style-name="T96"> bu-lan-xġeri ]<text:tab/> <text:tab/>We're at the bakery.</text:span></text:span></text:p>
      <text:p text:style-name="P155"><text:span text:style-name="Strong_20_Emphasis"><text:span text:style-name="T97">Tu prends le m</text:span></text:span><text:span text:style-name="Strong_20_Emphasis"><text:span text:style-name="T64">é</text:span></text:span><text:span text:style-name="Strong_20_Emphasis"><text:span text:style-name="T97">tro ?<text:tab/>Oui, je vais au travail.</text:span></text:span></text:p>
      <text:p text:style-name="P155"><text:span text:style-name="Strong_20_Emphasis"><text:span text:style-name="T97">Il va au travail.</text:span></text:span></text:p>
      <text:p text:style-name="P155"><text:span text:style-name="Strong_20_Emphasis"><text:span text:style-name="T97">Je vais au travail en métro.</text:span></text:span></text:p>
      <text:p text:style-name="P155"><text:span text:style-name="Strong_20_Emphasis"><text:span text:style-name="T97">Nous allons au cinéma en bus.</text:span></text:span></text:p>
      <text:p text:style-name="P155"><text:span text:style-name="Strong_20_Emphasis"><text:span text:style-name="T97">Est-ce que tu veux une orange ?</text:span></text:span></text:p>
      <text:p text:style-name="P155"><text:span text:style-name="Strong_20_Emphasis"><text:span text:style-name="T97">Veux-tu un croissant ?</text:span></text:span></text:p>
      <text:p text:style-name="P154"><text:span text:style-name="Strong_20_Emphasis"><text:span text:style-name="T96"/></text:span></text:p>
      <text:p text:style-name="P148"><text:span text:style-name="Strong_20_Emphasis"><text:span text:style-name="T91"/></text:span></text:p>
      <text:p text:style-name="P103"><text:span text:style-name="Strong_20_Emphasis"><text:span text:style-name="T23">é è à ù â ê î ô û ë ï ü ç œ æ É È À Ù Â Ê Î Ô Û Ë Ï Ü Ç Œ Æ</text:span></text:span></text:p>
      <text:p text:style-name="P148"><text:span text:style-name="Strong_20_Emphasis"><text:span text:style-name="T91"/></text:span></text:p>
      <text:p text:style-name="P148"><text:span text:style-name="Strong_20_Emphasis"><text:span text:style-name="T91"/></text:span></text:p>
      <text:p text:style-name="P148"><text:span text:style-name="Strong_20_Emphasis"><text:span text:style-name="T91"/></text:span></text:p>
      <text:p text:style-name="P148"><text:span text:style-name="Strong_20_Emphasis"><text:span text:style-name="T91"/></text:span></text:p>
      <text:p text:style-name="P148"><text:span text:style-name="Strong_20_Emphasis"><text:span text:style-name="T91"/></text:span></text:p>
      <text:p text:style-name="P148"><text:span text:style-name="Strong_20_Emphasis"><text:span text:style-name="T185">Aimer (to like, to love) → [em‑e]</text:span></text:span></text:p>
      <table:table table:name="Table13" table:style-name="Table13">
        <table:table-column table:style-name="Table13.A" table:number-columns-repeated="3"/>
        <table:table-header-rows>
          <table:table-row>
            <table:table-cell table:style-name="Table13.A1" office:value-type="string">
              <text:p text:style-name="P148"><text:span text:style-name="Strong_20_Emphasis"><text:span text:style-name="T185">Subject</text:span></text:span></text:p>
            </table:table-cell>
            <table:table-cell table:style-name="Table13.A1" office:value-type="string">
              <text:p text:style-name="P148"><text:span text:style-name="Strong_20_Emphasis"><text:span text:style-name="T185">Conjugation</text:span></text:span></text:p>
            </table:table-cell>
            <table:table-cell table:style-name="Table13.A1" office:value-type="string">
              <text:p text:style-name="P148"><text:span text:style-name="Strong_20_Emphasis"><text:span text:style-name="T185">Pronunciation</text:span></text:span></text:p>
            </table:table-cell>
          </table:table-row>
        </table:table-header-rows>
        <table:table-row>
          <table:table-cell table:style-name="Table13.A1" office:value-type="string">
            <text:p text:style-name="P148"><text:span text:style-name="Strong_20_Emphasis"><text:span text:style-name="T177">J’</text:span></text:span></text:p>
          </table:table-cell>
          <table:table-cell table:style-name="Table13.A1" office:value-type="string">
            <text:p text:style-name="P148"><text:span text:style-name="Strong_20_Emphasis"><text:span text:style-name="T177">aime</text:span></text:span></text:p>
          </table:table-cell>
          <table:table-cell table:style-name="Table13.A1" office:value-type="string">
            <text:p text:style-name="P148"><text:span text:style-name="Strong_20_Emphasis"><text:span text:style-name="T177">[xġ em]</text:span></text:span></text:p>
          </table:table-cell>
        </table:table-row>
        <table:table-row>
          <table:table-cell table:style-name="Table13.A1" office:value-type="string">
            <text:p text:style-name="P148"><text:span text:style-name="Strong_20_Emphasis"><text:span text:style-name="T177">Tu</text:span></text:span></text:p>
          </table:table-cell>
          <table:table-cell table:style-name="Table13.A1" office:value-type="string">
            <text:p text:style-name="P148"><text:span text:style-name="Strong_20_Emphasis"><text:span text:style-name="T177">aimes</text:span></text:span></text:p>
          </table:table-cell>
          <table:table-cell table:style-name="Table13.A1" office:value-type="string">
            <text:p text:style-name="P148"><text:span text:style-name="Strong_20_Emphasis"><text:span text:style-name="T177">[tu em]</text:span></text:span></text:p>
          </table:table-cell>
        </table:table-row>
        <table:table-row>
          <table:table-cell table:style-name="Table13.A1" office:value-type="string">
            <text:p text:style-name="P148"><text:span text:style-name="Strong_20_Emphasis"><text:span text:style-name="T177">Il / Elle / On</text:span></text:span></text:p>
          </table:table-cell>
          <table:table-cell table:style-name="Table13.A1" office:value-type="string">
            <text:p text:style-name="P148"><text:span text:style-name="Strong_20_Emphasis"><text:span text:style-name="T177">aime</text:span></text:span></text:p>
          </table:table-cell>
          <table:table-cell table:style-name="Table13.A1" office:value-type="string">
            <text:p text:style-name="P148"><text:span text:style-name="Strong_20_Emphasis"><text:span text:style-name="T177">[il / el / qu em]</text:span></text:span></text:p>
          </table:table-cell>
        </table:table-row>
        <table:table-row>
          <table:table-cell table:style-name="Table13.A1" office:value-type="string">
            <text:p text:style-name="P148"><text:span text:style-name="Strong_20_Emphasis"><text:span text:style-name="T177">Nous</text:span></text:span></text:p>
          </table:table-cell>
          <table:table-cell table:style-name="Table13.A1" office:value-type="string">
            <text:p text:style-name="P148"><text:span text:style-name="Strong_20_Emphasis"><text:span text:style-name="T177">aimons</text:span></text:span></text:p>
          </table:table-cell>
          <table:table-cell table:style-name="Table13.A1" office:value-type="string">
            <text:p text:style-name="P148"><text:span text:style-name="Strong_20_Emphasis"><text:span text:style-name="T177">[nu ż_em</text:span></text:span><text:span text:style-name="Strong_20_Emphasis"><text:span text:style-name="T178">o</text:span></text:span><text:span text:style-name="Strong_20_Emphasis"><text:span text:style-name="T177">]</text:span></text:span></text:p>
          </table:table-cell>
        </table:table-row>
        <table:table-row>
          <table:table-cell table:style-name="Table13.A1" office:value-type="string">
            <text:p text:style-name="P148"><text:span text:style-name="Strong_20_Emphasis"><text:span text:style-name="T177">Vous</text:span></text:span></text:p>
          </table:table-cell>
          <table:table-cell table:style-name="Table13.A1" office:value-type="string">
            <text:p text:style-name="P148"><text:span text:style-name="Strong_20_Emphasis"><text:span text:style-name="T177">aimez</text:span></text:span></text:p>
          </table:table-cell>
          <table:table-cell table:style-name="Table13.A1" office:value-type="string">
            <text:p text:style-name="P148"><text:span text:style-name="Strong_20_Emphasis"><text:span text:style-name="T177">[vu ż_eme]</text:span></text:span></text:p>
          </table:table-cell>
        </table:table-row>
        <text:soft-page-break/>
        <table:table-row>
          <table:table-cell table:style-name="Table13.A1" office:value-type="string">
            <text:p text:style-name="P148"><text:span text:style-name="Strong_20_Emphasis"><text:span text:style-name="T177">Ils / Elles</text:span></text:span></text:p>
          </table:table-cell>
          <table:table-cell table:style-name="Table13.A1" office:value-type="string">
            <text:p text:style-name="P148"><text:span text:style-name="Strong_20_Emphasis"><text:span text:style-name="T177">aiment</text:span></text:span></text:p>
          </table:table-cell>
          <table:table-cell table:style-name="Table13.A1" office:value-type="string">
            <text:p text:style-name="P148"><text:span text:style-name="Strong_20_Emphasis"><text:span text:style-name="T177">[il / el ż_em]</text:span></text:span></text:p>
          </table:table-cell>
        </table:table-row>
      </table:table>
      <text:p text:style-name="P148"><text:span text:style-name="Strong_20_Emphasis"><text:span text:style-name="T177"/></text:span></text:p>
      <text:p text:style-name="P148"><text:span text:style-name="Strong_20_Emphasis"><text:span text:style-name="T184">Lire (to read) → [lir]</text:span></text:span></text:p>
      <table:table table:name="Table14" table:style-name="Table14">
        <table:table-column table:style-name="Table14.A" table:number-columns-repeated="3"/>
        <table:table-header-rows>
          <table:table-row>
            <table:table-cell table:style-name="Table14.A1" office:value-type="string">
              <text:p text:style-name="P148"><text:span text:style-name="Strong_20_Emphasis"><text:span text:style-name="T184">Subject</text:span></text:span></text:p>
            </table:table-cell>
            <table:table-cell table:style-name="Table14.A1" office:value-type="string">
              <text:p text:style-name="P148"><text:span text:style-name="Strong_20_Emphasis"><text:span text:style-name="T184">Conjugation</text:span></text:span></text:p>
            </table:table-cell>
            <table:table-cell table:style-name="Table14.A1" office:value-type="string">
              <text:p text:style-name="P148"><text:span text:style-name="Strong_20_Emphasis"><text:span text:style-name="T184">Pronunciation</text:span></text:span></text:p>
            </table:table-cell>
          </table:table-row>
        </table:table-header-rows>
        <table:table-row>
          <table:table-cell table:style-name="Table14.A1" office:value-type="string">
            <text:p text:style-name="P148"><text:span text:style-name="Strong_20_Emphasis"><text:span text:style-name="T177">Je</text:span></text:span></text:p>
          </table:table-cell>
          <table:table-cell table:style-name="Table14.A1" office:value-type="string">
            <text:p text:style-name="P148"><text:span text:style-name="Strong_20_Emphasis"><text:span text:style-name="T177">lis</text:span></text:span></text:p>
          </table:table-cell>
          <table:table-cell table:style-name="Table14.A1" office:value-type="string">
            <text:p text:style-name="P148"><text:span text:style-name="Strong_20_Emphasis"><text:span text:style-name="T177">[xġ li]</text:span></text:span></text:p>
          </table:table-cell>
        </table:table-row>
        <table:table-row>
          <table:table-cell table:style-name="Table14.A1" office:value-type="string">
            <text:p text:style-name="P148"><text:span text:style-name="Strong_20_Emphasis"><text:span text:style-name="T177">Tu</text:span></text:span></text:p>
          </table:table-cell>
          <table:table-cell table:style-name="Table14.A1" office:value-type="string">
            <text:p text:style-name="P148"><text:span text:style-name="Strong_20_Emphasis"><text:span text:style-name="T177">lis</text:span></text:span></text:p>
          </table:table-cell>
          <table:table-cell table:style-name="Table14.A1" office:value-type="string">
            <text:p text:style-name="P148"><text:span text:style-name="Strong_20_Emphasis"><text:span text:style-name="T177">[tu li]</text:span></text:span></text:p>
          </table:table-cell>
        </table:table-row>
        <table:table-row>
          <table:table-cell table:style-name="Table14.A1" office:value-type="string">
            <text:p text:style-name="P148"><text:span text:style-name="Strong_20_Emphasis"><text:span text:style-name="T177">Il / Elle / On</text:span></text:span></text:p>
          </table:table-cell>
          <table:table-cell table:style-name="Table14.A1" office:value-type="string">
            <text:p text:style-name="P148"><text:span text:style-name="Strong_20_Emphasis"><text:span text:style-name="T177">lit</text:span></text:span></text:p>
          </table:table-cell>
          <table:table-cell table:style-name="Table14.A1" office:value-type="string">
            <text:p text:style-name="P148"><text:span text:style-name="Strong_20_Emphasis"><text:span text:style-name="T177">[il / el / qu li]</text:span></text:span></text:p>
          </table:table-cell>
        </table:table-row>
        <table:table-row>
          <table:table-cell table:style-name="Table14.A1" office:value-type="string">
            <text:p text:style-name="P148"><text:span text:style-name="Strong_20_Emphasis"><text:span text:style-name="T177">Nous</text:span></text:span></text:p>
          </table:table-cell>
          <table:table-cell table:style-name="Table14.A1" office:value-type="string">
            <text:p text:style-name="P148"><text:span text:style-name="Strong_20_Emphasis"><text:span text:style-name="T177">lisons</text:span></text:span></text:p>
          </table:table-cell>
          <table:table-cell table:style-name="Table14.A1" office:value-type="string">
            <text:p text:style-name="P148"><text:span text:style-name="Strong_20_Emphasis"><text:span text:style-name="T177">[nu li</text:span></text:span><text:span text:style-name="Strong_20_Emphasis"><text:span text:style-name="T179">żo</text:span></text:span><text:span text:style-name="Strong_20_Emphasis"><text:span text:style-name="T177">]</text:span></text:span></text:p>
          </table:table-cell>
        </table:table-row>
        <table:table-row>
          <table:table-cell table:style-name="Table14.A1" office:value-type="string">
            <text:p text:style-name="P148"><text:span text:style-name="Strong_20_Emphasis"><text:span text:style-name="T177">Vous</text:span></text:span></text:p>
          </table:table-cell>
          <table:table-cell table:style-name="Table14.A1" office:value-type="string">
            <text:p text:style-name="P148"><text:span text:style-name="Strong_20_Emphasis"><text:span text:style-name="T177">lisez</text:span></text:span></text:p>
          </table:table-cell>
          <table:table-cell table:style-name="Table14.A1" office:value-type="string">
            <text:p text:style-name="P148"><text:span text:style-name="Strong_20_Emphasis"><text:span text:style-name="T177">[vu li</text:span></text:span><text:span text:style-name="Strong_20_Emphasis"><text:span text:style-name="T179">ż</text:span></text:span><text:span text:style-name="Strong_20_Emphasis"><text:span text:style-name="T177">e]</text:span></text:span></text:p>
          </table:table-cell>
        </table:table-row>
        <table:table-row>
          <table:table-cell table:style-name="Table14.A1" office:value-type="string">
            <text:p text:style-name="P148"><text:span text:style-name="Strong_20_Emphasis"><text:span text:style-name="T177">Ils / Elles</text:span></text:span></text:p>
          </table:table-cell>
          <table:table-cell table:style-name="Table14.A1" office:value-type="string">
            <text:p text:style-name="P148"><text:span text:style-name="Strong_20_Emphasis"><text:span text:style-name="T177">lisent</text:span></text:span></text:p>
          </table:table-cell>
          <table:table-cell table:style-name="Table14.A1" office:value-type="string">
            <text:p text:style-name="P148"><text:span text:style-name="Strong_20_Emphasis"><text:span text:style-name="T177">[il / el </text:span></text:span><text:span text:style-name="Strong_20_Emphasis"><text:span text:style-name="T179">liż</text:span></text:span><text:span text:style-name="Strong_20_Emphasis"><text:span text:style-name="T177">]</text:span></text:span></text:p>
          </table:table-cell>
        </table:table-row>
      </table:table>
      <text:p text:style-name="P143"><text:span text:style-name="Strong_20_Emphasis"><text:span text:style-name="T106"/></text:span></text:p>
      <text:p text:style-name="P149"><text:span text:style-name="Strong_20_Emphasis"><text:span text:style-name="T21">Using lire as an infinitive (to read), as in:</text:span></text:span></text:p>
      <text:p text:style-name="P151"><text:span text:style-name="Strong_20_Emphasis"><text:span text:style-name="T21">Oui, j’aime lire.</text:span></text:span><text:span text:style-name="Strong_20_Emphasis"><text:span text:style-name="T91"><text:tab/><text:tab/>Yes, I like to read.</text:span></text:span></text:p>
      <text:p text:style-name="P151"><text:span text:style-name="Strong_20_Emphasis"><text:span text:style-name="T21">Tu veux lire ce livre ?<text:tab/></text:span></text:span><text:span text:style-name="Strong_20_Emphasis"><text:span text:style-name="T91"><text:tab/>Do you want to read this book?<text:tab/><text:tab/></text:span></text:span><text:span text:style-name="Strong_20_Emphasis"><text:span text:style-name="T92">[ tu v lirr ce livr ? ]</text:span></text:span></text:p>
      <text:p text:style-name="P151"><text:span text:style-name="Strong_20_Emphasis"><text:span text:style-name="T21">J’adore lire le soir.</text:span></text:span><text:span text:style-name="Strong_20_Emphasis"><text:span text:style-name="T91"><text:tab/><text:tab/>I love to read in the evening.<text:tab/><text:tab/><text:tab/></text:span></text:span><text:span text:style-name="Strong_20_Emphasis"><text:span text:style-name="T92">[ xador lirr le swar ]</text:span></text:span></text:p>
      <text:p text:style-name="P151"><text:span text:style-name="Strong_20_Emphasis"><text:span text:style-name="T21">Il préfère lire en silence.</text:span></text:span><text:span text:style-name="Strong_20_Emphasis"><text:span text:style-name="T91"><text:tab/>He prefers to read in silence.<text:tab/><text:tab/><text:tab/></text:span></text:span><text:span text:style-name="Strong_20_Emphasis"><text:span text:style-name="T92">[ il prefer lirr <text:s/>on silans <text:s/>]</text:span></text:span></text:p>
      <text:p text:style-name="P151"><text:span text:style-name="Strong_20_Emphasis"><text:span text:style-name="T21">Nous allons lire ensemble.</text:span></text:span><text:span text:style-name="Strong_20_Emphasis"><text:span text:style-name="T91"><text:tab/>We are going to read together.<text:tab/><text:tab/></text:span></text:span><text:span text:style-name="Strong_20_Emphasis"><text:span text:style-name="T92">[ nu żalo lirr </text:span></text:span><text:span text:style-name="Strong_20_Emphasis"><text:span text:style-name="T93">qon-sambl</text:span></text:span><text:span text:style-name="Strong_20_Emphasis"><text:span text:style-name="T92"> ]</text:span></text:span><text:span text:style-name="Strong_20_Emphasis"><text:span text:style-name="T91"><text:line-break/></text:span></text:span></text:p>
      <text:p text:style-name="P148"><text:span text:style-name="Strong_20_Emphasis"><text:span text:style-name="T91"/></text:span></text:p>
      <text:p text:style-name="P148"><text:span text:style-name="Strong_20_Emphasis"><text:span text:style-name="T184">Vouloir (to want) → [vulwar]</text:span></text:span></text:p>
      <table:table table:name="Table19" table:style-name="Table19">
        <table:table-column table:style-name="Table19.A" table:number-columns-repeated="3"/>
        <table:table-header-rows>
          <table:table-row>
            <table:table-cell table:style-name="Table19.A1" office:value-type="string">
              <text:p text:style-name="P148"><text:span text:style-name="Strong_20_Emphasis"><text:span text:style-name="T184">Subject</text:span></text:span></text:p>
            </table:table-cell>
            <table:table-cell table:style-name="Table19.A1" office:value-type="string">
              <text:p text:style-name="P148"><text:span text:style-name="Strong_20_Emphasis"><text:span text:style-name="T184">French</text:span></text:span></text:p>
            </table:table-cell>
            <table:table-cell table:style-name="Table19.A1" office:value-type="string">
              <text:p text:style-name="P148"><text:span text:style-name="Strong_20_Emphasis"><text:span text:style-name="T184">Pronunciation</text:span></text:span></text:p>
            </table:table-cell>
          </table:table-row>
        </table:table-header-rows>
        <table:table-row>
          <table:table-cell table:style-name="Table19.A1" office:value-type="string">
            <text:p text:style-name="P148"><text:span text:style-name="Strong_20_Emphasis"><text:span text:style-name="T177">Je</text:span></text:span></text:p>
          </table:table-cell>
          <table:table-cell table:style-name="Table19.A1" office:value-type="string">
            <text:p text:style-name="P148"><text:span text:style-name="Strong_20_Emphasis"><text:span text:style-name="T177">veux</text:span></text:span></text:p>
          </table:table-cell>
          <table:table-cell table:style-name="Table19.A1" office:value-type="string">
            <text:p text:style-name="P148"><text:span text:style-name="Strong_20_Emphasis"><text:span text:style-name="T177">[xġ v]</text:span></text:span></text:p>
          </table:table-cell>
        </table:table-row>
        <table:table-row>
          <table:table-cell table:style-name="Table19.A1" office:value-type="string">
            <text:p text:style-name="P148"><text:span text:style-name="Strong_20_Emphasis"><text:span text:style-name="T177">Tu</text:span></text:span></text:p>
          </table:table-cell>
          <table:table-cell table:style-name="Table19.A1" office:value-type="string">
            <text:p text:style-name="P148"><text:span text:style-name="Strong_20_Emphasis"><text:span text:style-name="T177">veux</text:span></text:span></text:p>
          </table:table-cell>
          <table:table-cell table:style-name="Table19.A1" office:value-type="string">
            <text:p text:style-name="P148"><text:span text:style-name="Strong_20_Emphasis"><text:span text:style-name="T177">[tu v]</text:span></text:span></text:p>
          </table:table-cell>
        </table:table-row>
        <table:table-row>
          <table:table-cell table:style-name="Table19.A1" office:value-type="string">
            <text:p text:style-name="P148"><text:span text:style-name="Strong_20_Emphasis"><text:span text:style-name="T177">Il / Elle / On</text:span></text:span></text:p>
          </table:table-cell>
          <table:table-cell table:style-name="Table19.A1" office:value-type="string">
            <text:p text:style-name="P148"><text:span text:style-name="Strong_20_Emphasis"><text:span text:style-name="T177">veut</text:span></text:span></text:p>
          </table:table-cell>
          <table:table-cell table:style-name="Table19.A1" office:value-type="string">
            <text:p text:style-name="P148"><text:span text:style-name="Strong_20_Emphasis"><text:span text:style-name="T177">[il / el / qu v]</text:span></text:span></text:p>
          </table:table-cell>
        </table:table-row>
        <table:table-row>
          <table:table-cell table:style-name="Table19.A1" office:value-type="string">
            <text:p text:style-name="P148"><text:span text:style-name="Strong_20_Emphasis"><text:span text:style-name="T177">Nous</text:span></text:span></text:p>
          </table:table-cell>
          <table:table-cell table:style-name="Table19.A1" office:value-type="string">
            <text:p text:style-name="P148"><text:span text:style-name="Strong_20_Emphasis"><text:span text:style-name="T177">voulons</text:span></text:span></text:p>
          </table:table-cell>
          <table:table-cell table:style-name="Table19.A1" office:value-type="string">
            <text:p text:style-name="P148"><text:span text:style-name="Strong_20_Emphasis"><text:span text:style-name="T177">[nu vul</text:span></text:span><text:span text:style-name="Strong_20_Emphasis"><text:span text:style-name="T180">o</text:span></text:span><text:span text:style-name="Strong_20_Emphasis"><text:span text:style-name="T177">]</text:span></text:span></text:p>
          </table:table-cell>
        </table:table-row>
        <table:table-row>
          <table:table-cell table:style-name="Table19.A1" office:value-type="string">
            <text:p text:style-name="P148"><text:span text:style-name="Strong_20_Emphasis"><text:span text:style-name="T177">Vous</text:span></text:span></text:p>
          </table:table-cell>
          <table:table-cell table:style-name="Table19.A1" office:value-type="string">
            <text:p text:style-name="P148"><text:span text:style-name="Strong_20_Emphasis"><text:span text:style-name="T177">voulez</text:span></text:span></text:p>
          </table:table-cell>
          <table:table-cell table:style-name="Table19.A1" office:value-type="string">
            <text:p text:style-name="P148"><text:span text:style-name="Strong_20_Emphasis"><text:span text:style-name="T177">[vu vule]</text:span></text:span></text:p>
          </table:table-cell>
        </table:table-row>
        <table:table-row>
          <table:table-cell table:style-name="Table19.A1" office:value-type="string">
            <text:p text:style-name="P148"><text:span text:style-name="Strong_20_Emphasis"><text:span text:style-name="T177">Ils / Elles</text:span></text:span></text:p>
          </table:table-cell>
          <table:table-cell table:style-name="Table19.A1" office:value-type="string">
            <text:p text:style-name="P148"><text:span text:style-name="Strong_20_Emphasis"><text:span text:style-name="T177">veulent</text:span></text:span></text:p>
          </table:table-cell>
          <table:table-cell table:style-name="Table19.A1" office:value-type="string">
            <text:p text:style-name="P148"><text:span text:style-name="Strong_20_Emphasis"><text:span text:style-name="T177">[il / el v</text:span></text:span><text:span text:style-name="Strong_20_Emphasis"><text:span text:style-name="T180">ell</text:span></text:span><text:span text:style-name="Strong_20_Emphasis"><text:span text:style-name="T177">]</text:span></text:span></text:p>
          </table:table-cell>
        </table:table-row>
      </table:table>
      <text:p text:style-name="P148"><text:span text:style-name="Strong_20_Emphasis"><text:span text:style-name="T91"/></text:span></text:p>
      <text:p text:style-name="P148"><text:span text:style-name="Strong_20_Emphasis"><text:span text:style-name="T91"/></text:span></text:p>
      <text:p text:style-name="P148"><text:span text:style-name="Strong_20_Emphasis"><text:span text:style-name="T16">Travail and Travaille.</text:span></text:span></text:p>
      <text:p text:style-name="P148"><text:span text:style-name="Strong_20_Emphasis"><text:span text:style-name="T91">The difference between </text:span></text:span><text:span text:style-name="Strong_20_Emphasis"><text:span text:style-name="T16">travail</text:span></text:span><text:span text:style-name="Strong_20_Emphasis"><text:span text:style-name="T91"> and </text:span></text:span><text:span text:style-name="Strong_20_Emphasis"><text:span text:style-name="T16">travaille</text:span></text:span><text:span text:style-name="Strong_20_Emphasis"><text:span text:style-name="T91"> in French is:</text:span></text:span></text:p>
      <text:list text:style-name="L20">
        <text:list-item>
          <text:p text:style-name="P197"><text:span text:style-name="Strong_20_Emphasis"><text:span text:style-name="T131">travail</text:span></text:span><text:span text:style-name="T131"> </text:span><text:span text:style-name="Emphasis"><text:span text:style-name="T131">(noun)</text:span></text:span><text:span text:style-name="T131">: means </text:span><text:span text:style-name="Strong_20_Emphasis"><text:span text:style-name="T131">work</text:span></text:span><text:span text:style-name="T131"> or </text:span><text:span text:style-name="Strong_20_Emphasis"><text:span text:style-name="T131">job</text:span></text:span><text:span text:style-name="T131">.<text:line-break/>Example: </text:span><text:span text:style-name="Emphasis"><text:span text:style-name="T131">J'ai beaucoup de travail.</text:span></text:span><text:span text:style-name="T131"> (I have a lot of work.)</text:span></text:p>
        </text:list-item>
        <text:list-item>
          <text:p text:style-name="P197"><text:span text:style-name="Strong_20_Emphasis"><text:span text:style-name="T131">travaille</text:span></text:span><text:span text:style-name="T131"> </text:span><text:span text:style-name="Emphasis"><text:span text:style-name="T131">(verb form)</text:span></text:span><text:span text:style-name="T131">: is the conjugation of the verb </text:span><text:span text:style-name="Strong_20_Emphasis"><text:span text:style-name="T131">travailler</text:span></text:span><text:span text:style-name="T131"> (to work) in the present tense, used with </text:span><text:span text:style-name="Strong_20_Emphasis"><text:span text:style-name="T131">je</text:span></text:span><text:span text:style-name="T131">, </text:span><text:span text:style-name="Strong_20_Emphasis"><text:span text:style-name="T131">il</text:span></text:span><text:span text:style-name="T131">, </text:span><text:span text:style-name="Strong_20_Emphasis"><text:span text:style-name="T131">elle</text:span></text:span><text:span text:style-name="T131">, and </text:span><text:span text:style-name="Strong_20_Emphasis"><text:span text:style-name="T131">on</text:span></text:span><text:span text:style-name="T131">.<text:line-break/>Example: </text:span><text:span text:style-name="Emphasis"><text:span text:style-name="T131">Elle travaille à Paris.</text:span></text:span><text:span text:style-name="T131"> (She works in Paris.)</text:span></text:p>
        </text:list-item>
      </text:list>
      <text:p text:style-name="Text_20_body"><text:soft-page-break/><text:span text:style-name="Strong_20_Emphasis"><text:span text:style-name="T131">Summary:</text:span></text:span></text:p>
      <text:list text:style-name="L21">
        <text:list-item>
          <text:p text:style-name="P198"><text:span text:style-name="Strong_20_Emphasis"><text:span text:style-name="T131">travail</text:span></text:span><text:span text:style-name="T131"> = noun (work/job)</text:span></text:p>
        </text:list-item>
        <text:list-item>
          <text:p text:style-name="P198"><text:span text:style-name="Strong_20_Emphasis"><text:span text:style-name="T131">travaille</text:span></text:span><text:span text:style-name="T131"> = verb form (he/she/I work)</text:span></text:p>
        </text:list-item>
      </text:list>
      <text:p text:style-name="P148"><text:span text:style-name="Strong_20_Emphasis"><text:span text:style-name="T91"/></text:span></text:p>
      <text:p text:style-name="P148"><text:span text:style-name="Strong_20_Emphasis"><text:span text:style-name="T91"/></text:span></text:p>
      <text:p text:style-name="P154"><text:span text:style-name="Strong_20_Emphasis"><text:span text:style-name="T96">Vail <text:tab/>→<text:tab/>[vaj]</text:span></text:span></text:p>
      <text:p text:style-name="P98"><text:span text:style-name="Strong_20_Emphasis"><text:span text:style-name="T23">é è à ù â ê î ô û ë ï ü ç œ æ É È À Ù Â Ê Î Ô Û Ë Ï Ü Ç Œ Æ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6-30T20:03:53.936042259</dc:date>
    <meta:editing-duration>PT21H48M56S</meta:editing-duration>
    <meta:editing-cycles>106</meta:editing-cycles>
    <meta:generator>LibreOffice/24.2.7.2$Linux_X86_64 LibreOffice_project/420$Build-2</meta:generator>
    <meta:document-statistic meta:table-count="19" meta:image-count="0" meta:object-count="0" meta:page-count="29" meta:paragraph-count="1046" meta:word-count="5542" meta:character-count="25854" meta:non-whitespace-character-count="20825"/>
  </office:meta>
</office:document-meta>
</file>